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 Neue1" svg:font-family="'Helvetica Neue'" style:font-family-generic="swiss" style:font-pitch="variable"/>
    <style:font-face style:name="Helvetica Neue2" svg:font-family="'Helvetica Neue'" style:font-pitch="fixed"/>
    <style:font-face style:name="Helvetica1" svg:font-family="Helvetica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wiss"/>
    <style:font-face style:name="Tahoma4" svg:font-family="Tahoma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1e1"/>
    </style:style>
    <style:style style:name="gr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ffffff"/>
    </style:style>
    <style:style style:name="gr26" style:family="graphic" style:parent-style-name="standard">
      <style:graphic-properties draw:stroke="none" draw:fill="solid" draw:fill-color="#dedfdf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1.59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3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35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36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7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38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39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0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44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0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26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1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50" style:family="graphic" style:parent-style-name="Spell_20_Names">
      <style:graphic-properties fo:min-height="0.471cm" fo:min-width="6.479cm"/>
      <style:paragraph-properties style:writing-mode="lr-tb"/>
    </style:style>
    <style:style style:name="gr51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13cm" fo:min-width="0.127cm" fo:wrap-option="wrap"/>
    </style:style>
    <style:style style:name="gr52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000000" draw:opacity="0%"/>
    </style:style>
    <style:style style:name="gr66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555cm" style:use-optimal-column-width="false"/>
    </style:style>
    <style:style style:name="co2" style:family="table-column">
      <style:table-column-properties style:column-width="3.008cm" style:use-optimal-column-width="false"/>
    </style:style>
    <style:style style:name="ro1" style:family="table-row">
      <style:table-row-properties style:row-height="0.808cm" style:use-optimal-row-height="false"/>
    </style:style>
    <style:style style:name="ro2" style:family="table-row">
      <style:table-row-properties style:row-height="0.835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solid" draw:fill-color="#ffffff" draw:textarea-vertical-align="middle" fo:padding-top="0.102cm" fo:padding-bottom="0.102cm" fo:padding-left="0.051cm" fo:padding-right="0.051cm"/>
      <style:paragraph-properties fo:margin-left="0cm" fo:margin-right="0cm" fo:margin-top="0cm" fo:margin-bottom="0cm" fo:line-height="100%" fo:text-align="start" fo:text-indent="0cm" fo:border="none"/>
      <style:text-properties style:font-name="Consolas1" fo:font-size="9pt" style:font-size-asian="9pt" style:font-size-complex="9pt"/>
    </style:style>
    <style:style style:name="ce2" style:family="table-cell">
      <loext:graphic-properties draw:fill="solid" draw:fill-color="#ffffff" draw:textarea-vertical-align="middle" fo:padding-top="0.102cm" fo:padding-bottom="0.102cm" fo:padding-left="0.051cm" fo:padding-right="0.051cm"/>
      <style:paragraph-properties fo:margin-left="0cm" fo:margin-right="0cm" fo:margin-top="0cm" fo:margin-bottom="0cm" fo:line-height="100%" fo:text-align="start" fo:text-indent="0cm" fo:border="none" style:writing-mode="lr-tb"/>
      <style:text-properties style:font-name="Consolas1" fo:font-size="9pt" style:font-size-asian="9pt" style:font-size-complex="9pt"/>
    </style:style>
    <style:style style:name="ce3" style:family="table-cell">
      <loext:graphic-properties draw:fill="solid" draw:fill-color="#ffffff" draw:textarea-vertical-align="middle" fo:padding-top="0.102cm" fo:padding-bottom="0.102cm" fo:padding-left="0.051cm" fo:padding-right="0.051cm"/>
      <style:paragraph-properties fo:text-align="start" fo:border="none"/>
      <style:text-properties style:font-name="Consolas1" fo:font-size="9pt" style:font-size-asian="9pt" style:font-size-complex="9pt"/>
    </style:style>
    <style:style style:name="P1" style:family="paragraph">
      <loext:graphic-properties draw:fill="solid" draw:fill-color="#e0e1e1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style:text-line-through-style="none" style:text-line-through-type="none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size="9pt" style:font-size-asian="9pt" style:font-size-complex="9pt"/>
    </style:style>
    <style:style style:name="P17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solid" draw:fill-color="#dedfdf"/>
    </style:style>
    <style:style style:name="P21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5" style:family="paragraph">
      <style:paragraph-properties fo:margin-top="0cm" fo:margin-bottom="0cm" fo:text-align="center" style:writing-mode="lr-tb"/>
    </style:style>
    <style:style style:name="P26" style:family="paragraph">
      <loext:graphic-properties draw:fill="solid" draw:fill-color="#ffffff"/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c3c4c6"/>
    </style:style>
    <style:style style:name="P31" style:family="paragraph">
      <loext:graphic-properties draw:fill="solid" draw:fill-color="#e0e1e1"/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33" style:family="paragraph">
      <loext:graphic-properties draw:fill="solid" draw:fill-color="#ffffff"/>
      <style:paragraph-properties style:writing-mode="lr-tb"/>
    </style:style>
    <style:style style:name="P34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7" style:family="paragraph">
      <style:paragraph-properties fo:text-align="start" style:writing-mode="lr-tb"/>
      <style:text-properties style:font-name="Consolas1"/>
    </style:style>
    <style:style style:name="P38" style:family="paragraph">
      <loext:graphic-properties draw:fill="solid" draw:fill-color="#000000" draw:opacity="100%"/>
      <style:paragraph-properties fo:text-align="center"/>
    </style:style>
    <style:style style:name="P39" style:family="paragraph">
      <style:paragraph-properties fo:text-align="start" style:writing-mode="lr-tb"/>
      <style:text-properties style:font-name="Helvetica Neue"/>
    </style:style>
    <style:style style:name="P4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4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43" style:family="paragraph">
      <loext:graphic-properties draw:fill="solid" draw:fill-color="#000000" draw:opacity="0%"/>
    </style:style>
    <style:style style:name="P4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loext:opacity="100%" style:font-name="CIDFont+F11" fo:font-size="8pt" fo:font-weight="normal" style:font-size-asian="8pt" style:font-weight-asian="normal" style:font-name-complex="CIDFont+F11" style:font-size-complex="8pt" style:font-weight-complex="normal"/>
    </style:style>
    <style:style style:name="T2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3" style:family="text">
      <style:text-properties fo:color="#000000" loext:opacity="100%" style:font-name="CIDFont+F21" fo:font-size="14pt" fo:font-weight="normal" style:font-size-asian="14pt" style:font-weight-asian="normal" style:font-name-complex="CIDFont+F21" style:font-size-complex="14pt" style:font-weight-complex="normal"/>
    </style:style>
    <style:style style:name="T4" style:family="text">
      <style:text-properties fo:color="#000000" loext:opacity="100%" style:font-weight-asian="normal" style:font-name-complex="CIDFont+F11" style:font-weight-complex="normal"/>
    </style:style>
    <style:style style:name="T5" style:family="text">
      <style:text-properties fo:color="#000000" loext:opacity="100%" style:text-line-through-style="none" style:text-line-through-type="none" style:font-weight-asian="normal" style:font-name-complex="CIDFont+F11" style:font-weight-complex="normal"/>
    </style:style>
    <style:style style:name="T6" style:family="text">
      <style:text-properties fo:color="#000000" loext:opacity="100%" style:text-line-through-style="solid" style:text-line-through-type="single" style:font-weight-asian="normal" style:font-name-complex="CIDFont+F11" style:font-weight-complex="normal"/>
    </style:style>
    <style:style style:name="T7" style:family="text">
      <style:text-properties fo:color="#000000" loext:opacity="100%" fo:font-weight="normal" style:font-weight-asian="normal" style:font-name-complex="CIDFont+F11" style:font-weight-complex="normal"/>
    </style:style>
    <style:style style:name="T8" style:family="text">
      <style:text-properties style:font-name="Consolas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text-position="super 58%" style:font-name="Consolas1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fo:color="#000000" loext:opacity="100%" style:font-name="Consolas1" fo:font-size="9pt" fo:font-weight="normal" style:font-size-asian="9pt" style:font-weight-asian="normal" style:font-name-complex="CIDFont+F11" style:font-size-complex="9pt" style:font-weight-complex="normal"/>
    </style:style>
    <style:style style:name="T11" style:family="text">
      <style:text-properties fo:color="#000000" loext:opacity="100%" style:font-name="Consolas1" fo:font-size="10pt" fo:font-weight="normal" style:font-name-asian="Tahoma3" style:font-size-asian="10pt" style:font-weight-asian="normal" style:font-name-complex="CIDFont+F21" style:font-size-complex="10pt" style:font-weight-complex="normal"/>
    </style:style>
    <style:style style:name="T12" style:family="text">
      <style:text-properties fo:color="#000000" loext:opacity="100%" style:font-name="Consolas1" fo:font-size="9pt" style:text-underline-style="solid" style:text-underline-width="auto" style:text-underline-color="font-color" style:font-size-asian="9pt" style:font-weight-asian="normal" style:font-name-complex="CIDFont+F11" style:font-size-complex="9pt" style:font-weight-complex="normal"/>
    </style:style>
    <style:style style:name="T13" style:family="text">
      <style:text-properties fo:color="#000000" loext:opacity="100%" style:text-position="super 58%" style:font-name="Consolas1" fo:font-size="9pt" style:text-underline-style="solid" style:text-underline-width="auto" style:text-underline-color="font-color" style:font-size-asian="9pt" style:font-weight-asian="normal" style:font-name-complex="CIDFont+F11" style:font-size-complex="9pt" style:font-weight-complex="normal"/>
    </style:style>
    <style:style style:name="T14" style:family="text">
      <style:text-properties fo:color="#000000" loext:opacity="100%" style:font-name="Consolas1" fo:font-size="9pt" style:font-size-asian="9pt" style:font-weight-asian="normal" style:font-name-complex="CIDFont+F11" style:font-size-complex="9pt" style:font-weight-complex="normal"/>
    </style:style>
    <style:style style:name="T15" style:family="text">
      <style:text-properties fo:color="#000000" loext:opacity="100%" style:font-name="Consolas1" fo:font-size="9pt" fo:font-weight="bold" style:letter-kerning="true" style:font-name-asian="PingFang SC" style:font-size-asian="9pt" style:font-weight-asian="bold" style:font-name-complex="CIDFont+F11" style:font-size-complex="9pt" style:font-weight-complex="bold"/>
    </style:style>
    <style:style style:name="T16" style:family="text">
      <style:text-properties fo:color="#000000" loext:opacity="100%" style:font-name="Consolas1" fo:font-size="9pt" fo:font-weight="bold" style:font-size-asian="9pt" style:font-weight-asian="bold" style:font-name-complex="CIDFont+F11" style:font-size-complex="9pt" style:font-weight-complex="bold"/>
    </style:style>
    <style:style style:name="T17" style:family="text">
      <style:text-properties fo:color="#000000" loext:opacity="100%" style:font-name="Consolas1" fo:font-size="10pt" fo:font-weight="bold" style:font-name-asian="Tahoma3" style:font-size-asian="10pt" style:font-weight-asian="bold" style:font-name-complex="CIDFont+F21" style:font-size-complex="10pt" style:font-weight-complex="bold"/>
    </style:style>
    <style:style style:name="T18" style:family="text">
      <style:text-properties fo:color="#000000" loext:opacity="100%" style:font-name="Consolas1" fo:font-size="9pt" style:font-name-asian="Times-Roman1" style:font-size-asian="9pt" style:font-weight-asian="normal" style:font-name-complex="CIDFont+F11" style:font-size-complex="9pt" style:font-weight-complex="normal"/>
    </style:style>
    <style:style style:name="T19" style:family="text">
      <style:text-properties fo:color="#000000" loext:opacity="100%" style:font-name="Consolas1" fo:font-size="9pt" fo:letter-spacing="normal" style:text-underline-style="solid" style:text-underline-width="auto" style:text-underline-color="font-color" fo:font-weight="normal" style:font-size-asian="9pt" style:font-weight-asian="normal" style:font-name-complex="CIDFont+F11" style:font-size-complex="9pt" style:font-weight-complex="normal"/>
    </style:style>
    <style:style style:name="T20" style:family="text">
      <style:text-properties fo:color="#000000" loext:opacity="100%" style:text-position="super 58%" style:font-name="Consolas1" fo:font-size="9pt" fo:letter-spacing="normal" style:text-underline-style="solid" style:text-underline-width="auto" style:text-underline-color="font-color" fo:font-weight="normal" style:font-size-asian="9pt" style:font-weight-asian="normal" style:font-name-complex="CIDFont+F11" style:font-size-complex="9pt" style:font-weight-complex="normal"/>
    </style:style>
    <style:style style:name="T21" style:family="text">
      <style:text-properties fo:color="#000000" loext:opacity="100%" style:font-name="Consolas1" fo:font-size="9pt" fo:letter-spacing="normal" style:text-underline-style="none" fo:font-weight="normal" style:letter-kerning="true" style:font-name-asian="PingFang SC" style:font-size-asian="9pt" style:font-weight-asian="normal" style:font-name-complex="CIDFont+F11" style:font-size-complex="9pt" style:font-weight-complex="normal"/>
    </style:style>
    <style:style style:name="T22" style:family="text">
      <style:text-properties fo:color="#000000" loext:opacity="100%" style:font-name="Consolas1" fo:font-size="10pt" fo:letter-spacing="normal" style:text-underline-style="none" fo:font-weight="normal" style:font-name-asian="Tahoma3" style:font-size-asian="10pt" style:font-weight-asian="normal" style:font-name-complex="CIDFont+F21" style:font-size-complex="10pt" style:font-weight-complex="normal"/>
    </style:style>
    <style:style style:name="T23" style:family="text">
      <style:text-properties fo:color="#000000" loext:opacity="100%" style:font-name="Consolas1" fo:font-size="9pt" fo:letter-spacing="normal" style:text-underline-style="none" fo:font-weight="normal" style:font-size-asian="9pt" style:font-weight-asian="normal" style:font-name-complex="CIDFont+F11" style:font-size-complex="9pt" style:font-weight-complex="normal"/>
    </style:style>
    <style:style style:name="T24" style:family="text">
      <style:text-properties fo:color="#000000" loext:opacity="100%" style:font-name="Consolas1" fo:font-size="9pt" fo:letter-spacing="normal" style:text-underline-style="none" fo:font-weight="bold" style:letter-kerning="true" style:font-name-asian="PingFang SC" style:font-size-asian="9pt" style:font-weight-asian="bold" style:font-name-complex="CIDFont+F11" style:font-size-complex="9pt" style:font-weight-complex="bold"/>
    </style:style>
    <style:style style:name="T25" style:family="text">
      <style:text-properties fo:color="#000000" loext:opacity="100%" style:font-name="Consolas1" fo:font-size="10pt" fo:letter-spacing="normal" style:text-underline-style="none" fo:font-weight="bold" style:font-name-asian="Tahoma3" style:font-size-asian="10pt" style:font-weight-asian="bold" style:font-name-complex="CIDFont+F21" style:font-size-complex="10pt" style:font-weight-complex="bold"/>
    </style:style>
    <style:style style:name="T26" style:family="text">
      <style:text-properties fo:color="#000000" loext:opacity="100%" style:font-name="Consolas1" fo:font-size="10pt" fo:font-weight="normal" style:font-size-asian="10pt" style:font-weight-asian="normal" style:font-name-complex="CIDFont+F11" style:font-size-complex="10pt" style:font-weight-complex="normal"/>
    </style:style>
    <style:style style:name="T27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28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29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30" style:family="text">
      <style:text-properties fo:color="#000000" loext:opacity="100%" style:font-name="ScalaSansOffc" fo:font-size="8pt" fo:font-weight="bold" style:font-size-asian="8pt" style:font-weight-asian="bold" style:font-name-complex="ScalaSansOffc" style:font-size-complex="8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style:font-size-asian="15pt" style:font-size-complex="15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style:font-name="Helvetica Neue" fo:font-size="20pt" style:font-size-asian="20pt" style:font-size-complex="20pt"/>
    </style:style>
    <style:style style:name="T35" style:family="text">
      <style:text-properties fo:color="#000000" loext:opacity="100%" style:font-name="Consolas1" fo:font-size="10pt" style:font-size-asian="10pt" style:font-weight-asian="normal" style:font-name-complex="CIDFont+F11" style:font-size-complex="10pt" style:font-weight-complex="normal"/>
    </style:style>
    <style:style style:name="T36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37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38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39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40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style:style style:name="T41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42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g draw:name="column decorations 1">
          <draw:path draw:style-name="gr1" draw:text-style-name="P1" draw:layer="layout" svg:width="6.25cm" svg:height="22.97cm" svg:x="14.339cm" svg:y="4.299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14.128cm" svg:y="4.679cm" svg:viewBox="0 0 6673 22212" draw:points="6673,168 6504,0 169,0 0,168 0,22043 169,22212 6504,22212 6673,22043">
            <text:p/>
          </draw:polygon>
        </draw:g>
        <draw:g draw:name="column decorations 3">
          <draw:path draw:style-name="gr1" draw:text-style-name="P1" draw:layer="layout" svg:width="6.25cm" svg:height="22.97cm" svg:x="1.005cm" svg:y="4.301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0.794cm" svg:y="4.681cm" svg:viewBox="0 0 6673 22212" draw:points="6673,168 6504,0 169,0 0,168 0,22043 169,22212 6504,22212 6673,22043">
            <text:p/>
          </draw:polygon>
        </draw:g>
        <draw:g draw:name="column decorations 2">
          <draw:path draw:style-name="gr1" draw:text-style-name="P1" draw:layer="layout" svg:width="6.25cm" svg:height="22.97cm" svg:x="7.676cm" svg:y="4.3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7.465cm" svg:y="4.68cm" svg:viewBox="0 0 6673 22212" draw:points="6673,168 6504,0 169,0 0,168 0,22043 169,22212 6504,22212 6673,22043">
            <text:p/>
          </draw:polygon>
        </draw:g>
        <draw:frame draw:style-name="gr3" draw:text-style-name="P4" draw:layer="layout" svg:width="0.282cm" svg:height="0.382cm" svg:x="1.016cm" svg:y="2.79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35cm" svg:height="0.471cm" svg:x="1.016cm" svg:y="3.419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7.311cm" svg:y="5.338cm">
          <draw:text-box>
            <text:p text:style-name="P3"><text:span text:style-name="T2"><text:s/></text:span></text:p>
          </draw:text-box>
        </draw:frame>
        <draw:frame draw:style-name="gr5" draw:text-style-name="P7" draw:layer="layout" svg:width="0.493cm" svg:height="0.7cm" svg:x="1.016cm" svg:y="5.646cm">
          <draw:text-box>
            <text:p text:style-name="P6"><text:span text:style-name="T3">○</text:span></text:p>
          </draw:text-box>
        </draw:frame>
        <draw:polygon draw:style-name="gr6" draw:text-style-name="P8" draw:layer="layout" svg:width="5.923cm" svg:height="0.01cm" svg:x="1.375cm" svg:y="6.191cm" svg:viewBox="0 0 5924 11" draw:points="0,0 5924,0 5924,11 0,11">
          <text:p/>
        </draw:polygon>
        <draw:frame draw:style-name="gr7" draw:text-style-name="P3" draw:layer="layout" svg:width="6.987cm" svg:height="0.471cm" svg:x="1.317cm" svg:y="5.8cm">
          <draw:text-box>
            <text:p text:style-name="P9"><text:span text:style-name="T4"><text:s/></text:span><text:span text:style-name="T4">A</text:span><text:span text:style-name="T4">c</text:span><text:span text:style-name="T4">i</text:span><text:span text:style-name="T4">d </text:span><text:span text:style-name="T4">S</text:span><text:span text:style-name="T4">p</text:span><text:span text:style-name="T4">l</text:span><text:span text:style-name="T4">a</text:span><text:span text:style-name="T4">s</text:span><text:span text:style-name="T4">h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6.2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9cm" svg:x="1.375cm" svg:y="6.758cm" svg:viewBox="0 0 5911 10" draw:points="0,0 5911,0 5911,10 0,10">
          <text:p/>
        </draw:polygon>
        <draw:frame draw:style-name="gr9" draw:text-style-name="P11" draw:layer="layout" svg:width="6.564cm" svg:height="0.471cm" svg:x="1.317cm" svg:y="6.367cm">
          <draw:text-box>
            <text:p text:style-name="P9"><text:span text:style-name="T4"><text:s/></text:span><text:span text:style-name="T4">C</text:span><text:span text:style-name="T4">r</text:span><text:span text:style-name="T4">e</text:span><text:span text:style-name="T4">a</text:span><text:span text:style-name="T4">t</text:span><text:span text:style-name="T4">e </text:span><text:span text:style-name="T4">B</text:span><text:span text:style-name="T4">o</text:span><text:span text:style-name="T4">n</text:span><text:span text:style-name="T4">f</text:span><text:span text:style-name="T4">i</text:span><text:span text:style-name="T4">r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6.7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1.316cm" svg:y="7.326cm" svg:viewBox="0 0 6008 9" draw:points="0,0 6008,0 6008,9 0,9">
          <text:p/>
        </draw:polygon>
        <draw:frame draw:style-name="gr10" draw:text-style-name="P3" draw:layer="layout" svg:width="4.447cm" svg:height="0.471cm" svg:x="1.311cm" svg:y="6.907cm">
          <draw:text-box>
            <text:p text:style-name="P9"><text:span text:style-name="T4"><text:s/></text:span><text:span text:style-name="T4">D</text:span><text:span text:style-name="T4">a</text:span><text:span text:style-name="T4">n</text:span><text:span text:style-name="T4">c</text:span><text:span text:style-name="T4">i</text:span><text:span text:style-name="T4">n</text:span><text:span text:style-name="T4">g </text:span><text:span text:style-name="T4">L</text:span><text:span text:style-name="T4">i</text:span><text:span text:style-name="T4">g</text:span><text:span text:style-name="T4">h</text:span><text:span text:style-name="T4">t</text:span><text:span text:style-name="T4">s 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7.3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.375cm" svg:y="7.893cm" svg:viewBox="0 0 5932 9" draw:points="0,0 5932,0 5932,9 0,9">
          <text:p/>
        </draw:polygon>
        <draw:frame draw:style-name="gr11" draw:text-style-name="P3" draw:layer="layout" svg:width="5.929cm" svg:height="0.471cm" svg:x="1.317cm" svg:y="7.502cm">
          <draw:text-box>
            <text:p text:style-name="P9"><text:span text:style-name="T4"><text:s/></text:span><text:span text:style-name="T4">F</text:span><text:span text:style-name="T4">i</text:span><text:span text:style-name="T4">r</text:span><text:span text:style-name="T4">e </text:span><text:span text:style-name="T4">B</text:span><text:span text:style-name="T4">o</text:span><text:span text:style-name="T4">l</text:span><text:span text:style-name="T4">t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7.9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8.46cm" svg:viewBox="0 0 5975 10" draw:points="0,0 5975,0 5975,10 0,10">
          <text:p/>
        </draw:polygon>
        <draw:frame draw:style-name="gr12" draw:text-style-name="P3" draw:layer="layout" svg:width="6.141cm" svg:height="0.471cm" svg:x="1.317cm" svg:y="8.069cm">
          <draw:text-box>
            <text:p text:style-name="P9"><text:span text:style-name="T4"><text:s/></text:span><text:span text:style-name="T4">F</text:span><text:span text:style-name="T4">r</text:span><text:span text:style-name="T4">o</text:span><text:span text:style-name="T4">s</text:span><text:span text:style-name="T4">b</text:span><text:span text:style-name="T4">i</text:span><text:span text:style-name="T4">t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8.4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9.032cm" svg:viewBox="0 0 5958 9" draw:points="0,0 5958,0 5958,9 0,9">
          <text:p/>
        </draw:polygon>
        <draw:frame draw:style-name="gr12" draw:text-style-name="P3" draw:layer="layout" svg:width="6.141cm" svg:height="0.471cm" svg:x="1.317cm" svg:y="8.64cm">
          <draw:text-box>
            <text:p text:style-name="P9"><text:span text:style-name="T4"><text:s/></text:span><text:span text:style-name="T4">G</text:span><text:span text:style-name="T4">u</text:span><text:span text:style-name="T4">i</text:span><text:span text:style-name="T4">d</text:span><text:span text:style-name="T4">a</text:span><text:span text:style-name="T4">n</text:span><text:span text:style-name="T4">c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9.0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.375cm" svg:y="9.599cm" svg:viewBox="0 0 5945 9" draw:points="0,0 5945,0 5945,9 0,9">
          <text:p/>
        </draw:polygon>
        <draw:frame draw:style-name="gr13" draw:text-style-name="P3" draw:layer="layout" svg:width="7.199cm" svg:height="0.471cm" svg:x="1.317cm" svg:y="9.208cm">
          <draw:text-box>
            <text:p text:style-name="P9"><text:span text:style-name="T4"><text:s/></text:span><text:span text:style-name="T4">L</text:span><text:span text:style-name="T4">i</text:span><text:span text:style-name="T4">g</text:span><text:span text:style-name="T4">h</text:span><text:span text:style-name="T4">t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9.6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0.166cm" svg:viewBox="0 0 5953 10" draw:points="0,0 5953,0 5953,10 0,10">
          <text:p/>
        </draw:polygon>
        <draw:frame draw:style-name="gr14" draw:text-style-name="P3" draw:layer="layout" svg:width="6.776cm" svg:height="0.471cm" svg:x="1.317cm" svg:y="9.775cm">
          <draw:text-box>
            <text:p text:style-name="P9"><text:span text:style-name="T4"><text:s/></text:span><text:span text:style-name="T4">M</text:span><text:span text:style-name="T4">a</text:span><text:span text:style-name="T4">g</text:span><text:span text:style-name="T4">e </text:span><text:span text:style-name="T4">H</text:span><text:span text:style-name="T4">a</text:span><text:span text:style-name="T4">n</text:span><text:span text:style-name="T4">d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0.1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.375cm" svg:y="10.734cm" svg:viewBox="0 0 5953 9" draw:points="0,0 5953,0 5953,9 0,9">
          <text:p/>
        </draw:polygon>
        <draw:frame draw:style-name="gr14" draw:text-style-name="P3" draw:layer="layout" svg:width="6.776cm" svg:height="0.471cm" svg:x="1.317cm" svg:y="10.342cm">
          <draw:text-box>
            <text:p text:style-name="P9"><text:span text:style-name="T4"><text:s/></text:span><text:span text:style-name="T4">M</text:span><text:span text:style-name="T4">a</text:span><text:span text:style-name="T4">g</text:span><text:span text:style-name="T4">i</text:span><text:span text:style-name="T4">c </text:span><text:span text:style-name="T4">S</text:span><text:span text:style-name="T4">t</text:span><text:span text:style-name="T4">o</text:span><text:span text:style-name="T4">n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0.7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11.301cm" svg:viewBox="0 0 5987 9" draw:points="0,0 5987,0 5987,9 0,9">
          <text:p/>
        </draw:polygon>
        <draw:frame draw:style-name="gr15" draw:text-style-name="P3" draw:layer="layout" svg:width="7.411cm" svg:height="0.471cm" svg:x="1.317cm" svg:y="10.909cm">
          <draw:text-box>
            <text:p text:style-name="P9"><text:span text:style-name="T4"><text:s/></text:span><text:span text:style-name="T4">M</text:span><text:span text:style-name="T4">e</text:span><text:span text:style-name="T4">n</text:span><text:span text:style-name="T4">d</text:span><text:span text:style-name="T4">i</text:span><text:span text:style-name="T4">n</text:span><text:span text:style-name="T4">g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1.3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1.868cm" svg:viewBox="0 0 5996 10" draw:points="0,0 5996,0 5996,10 0,10">
          <text:p/>
        </draw:polygon>
        <draw:frame draw:style-name="gr13" draw:text-style-name="P3" draw:layer="layout" svg:width="7.199cm" svg:height="0.471cm" svg:x="1.317cm" svg:y="11.477cm">
          <draw:text-box>
            <text:p text:style-name="P9"><text:span text:style-name="T4"><text:s/>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1.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12.435cm" svg:viewBox="0 0 5975 10" draw:points="0,0 5975,0 5975,10 0,10">
          <text:p/>
        </draw:polygon>
        <draw:frame draw:style-name="gr16" draw:text-style-name="P3" draw:layer="layout" svg:width="5.717cm" svg:height="0.471cm" svg:x="1.317cm" svg:y="12.044cm">
          <draw:text-box>
            <text:p text:style-name="P9"><text:span text:style-name="T4"><text:s/></text:span><text:span text:style-name="T4">P</text:span><text:span text:style-name="T4">o</text:span><text:span text:style-name="T4">i</text:span><text:span text:style-name="T4">s</text:span><text:span text:style-name="T4">o</text:span><text:span text:style-name="T4">n </text:span><text:span text:style-name="T4">S</text:span><text:span text:style-name="T4">p</text:span><text:span text:style-name="T4">r</text:span><text:span text:style-name="T4">a</text:span><text:span text:style-name="T4">y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2.46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3.007cm" svg:viewBox="0 0 5958 9" draw:points="0,0 5958,0 5958,9 0,9">
          <text:p/>
        </draw:polygon>
        <draw:frame draw:style-name="gr17" draw:text-style-name="P3" draw:layer="layout" svg:width="5.294cm" svg:height="0.471cm" svg:x="1.317cm" svg:y="12.616cm">
          <draw:text-box>
            <text:p text:style-name="P9"><text:span text:style-name="T4"><text:s/></text:span><text:span text:style-name="T4">P</text:span><text:span text:style-name="T4">r</text:span><text:span text:style-name="T4">e</text:span><text:span text:style-name="T4">s</text:span><text:span text:style-name="T4">t</text:span><text:span text:style-name="T4">i</text:span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 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3.02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.375cm" svg:y="13.574cm" svg:viewBox="0 0 5949 10" draw:points="0,0 5949,0 5949,10 0,10">
          <text:p/>
        </draw:polygon>
        <draw:frame draw:style-name="gr12" draw:text-style-name="P3" draw:layer="layout" svg:width="6.141cm" svg:height="0.471cm" svg:x="1.317cm" svg:y="13.183cm">
          <draw:text-box>
            <text:p text:style-name="P9"><text:span text:style-name="T4"><text:s/></text:span><text:span text:style-name="T4">R</text:span><text:span text:style-name="T4">a</text:span><text:span text:style-name="T4">y </text:span><text:span text:style-name="T4">o</text:span><text:span text:style-name="T4">f </text:span><text:span text:style-name="T4">F</text:span><text:span text:style-name="T4">r</text:span><text:span text:style-name="T4">o</text:span><text:span text:style-name="T4">s</text:span><text:span text:style-name="T4">t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3.5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9cm" svg:x="1.375cm" svg:y="14.141cm" svg:viewBox="0 0 5962 10" draw:points="0,0 5962,0 5962,10 0,10">
          <text:p/>
        </draw:polygon>
        <draw:frame draw:style-name="gr18" draw:text-style-name="P3" draw:layer="layout" svg:width="6.352cm" svg:height="0.471cm" svg:x="1.317cm" svg:y="13.75cm">
          <draw:text-box>
            <text:p text:style-name="P9"><text:span text:style-name="T4"><text:s/></text:span><text:span text:style-name="T4">R</text:span><text:span text:style-name="T4">e</text:span><text:span text:style-name="T4">s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4.16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4.709cm" svg:viewBox="0 0 5958 9" draw:points="0,0 5958,0 5958,9 0,9">
          <text:p/>
        </draw:polygon>
        <draw:frame draw:style-name="gr16" draw:text-style-name="P3" draw:layer="layout" svg:width="5.717cm" svg:height="0.471cm" svg:x="1.317cm" svg:y="14.317cm">
          <draw:text-box>
            <text:p text:style-name="P9"><text:span text:style-name="T4"><text:s/></text:span><text:span text:style-name="T4">S</text:span><text:span text:style-name="T4">h</text:span><text:span text:style-name="T4">o</text:span><text:span text:style-name="T4">c</text:span><text:span text:style-name="T4">k</text:span><text:span text:style-name="T4">i</text:span><text:span text:style-name="T4">n</text:span><text:span text:style-name="T4">g </text:span><text:span text:style-name="T4">G</text:span><text:span text:style-name="T4">r</text:span><text:span text:style-name="T4">a</text:span><text:span text:style-name="T4">s</text:span><text:span text:style-name="T4">p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4.73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cm" svg:height="0.008cm" svg:x="1.375cm" svg:y="15.276cm" svg:viewBox="0 0 5991 9" draw:points="0,0 5991,0 5991,9 0,9">
          <text:p/>
        </draw:polygon>
        <draw:frame draw:style-name="gr16" draw:text-style-name="P3" draw:layer="layout" svg:width="5.717cm" svg:height="0.471cm" svg:x="1.317cm" svg:y="14.885cm">
          <draw:text-box>
            <text:p text:style-name="P9"><text:span text:style-name="T4"><text:s/></text:span><text:span text:style-name="T4">S</text:span><text:span text:style-name="T4">p</text:span><text:span text:style-name="T4">a</text:span><text:span text:style-name="T4">r</text:span><text:span text:style-name="T4">e </text:span><text:span text:style-name="T4">t</text:span><text:span text:style-name="T4">h</text:span><text:span text:style-name="T4">e </text:span><text:span text:style-name="T4">D</text:span><text:span text:style-name="T4">y</text:span><text:span text:style-name="T4">i</text:span><text:span text:style-name="T4">n</text:span><text:span text:style-name="T4">g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5.2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15.843cm" svg:viewBox="0 0 5987 10" draw:points="0,0 5987,0 5987,10 0,10">
          <text:p/>
        </draw:polygon>
        <draw:frame draw:style-name="gr9" draw:text-style-name="P3" draw:layer="layout" svg:width="6.564cm" svg:height="0.471cm" svg:x="1.317cm" svg:y="15.452cm">
          <draw:text-box>
            <text:p text:style-name="P9"><text:span text:style-name="T4"><text:s/></text:span><text:span text:style-name="T4">T</text:span><text:span text:style-name="T4">h</text:span><text:span text:style-name="T4">o</text:span><text:span text:style-name="T4">r</text:span><text:span text:style-name="T4">n </text:span><text:span text:style-name="T4">W</text:span><text:span text:style-name="T4">h</text:span><text:span text:style-name="T4">i</text:span><text:span text:style-name="T4">p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2" draw:layer="layout" svg:width="0.493cm" svg:height="0.666cm" svg:x="1.016cm" svg:y="15.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6.415cm" svg:viewBox="0 0 5958 9" draw:points="0,0 5958,0 5958,9 0,9">
          <text:p/>
        </draw:polygon>
        <draw:frame draw:style-name="gr17" draw:text-style-name="P13" draw:layer="layout" svg:width="5.294cm" svg:height="0.471cm" svg:x="1.327cm" svg:y="16.023cm">
          <draw:text-box>
            <text:p text:style-name="P9"><text:span text:style-name="T5"><text:s/></text:span><text:span text:style-name="T6">T</text:span><text:span text:style-name="T6">h</text:span><text:span text:style-name="T6">u</text:span><text:span text:style-name="T6">n</text:span><text:span text:style-name="T6">d</text:span><text:span text:style-name="T6">e</text:span><text:span text:style-name="T6">r</text:span><text:span text:style-name="T6">c</text:span><text:span text:style-name="T6">l</text:span><text:span text:style-name="T6">a</text:span><text:span text:style-name="T6">p</text:span><text:span text:style-name="T5"> </text:span><text:span text:style-name="T5">T</text:span><text:span text:style-name="T5">h</text:span><text:span text:style-name="T5">a</text:span><text:span text:style-name="T5">u</text:span><text:span text:style-name="T5">m</text:span><text:span text:style-name="T5">a</text:span><text:span text:style-name="T5">t</text:span><text:span text:style-name="T5">u</text:span><text:span text:style-name="T5">r</text:span><text:span text:style-name="T5">g</text:span><text:span text:style-name="T5">y</text:span></text:p>
          </draw:text-box>
        </draw:frame>
        <draw:frame draw:style-name="gr4" draw:text-style-name="P5" draw:layer="layout" svg:width="0.35cm" svg:height="0.471cm" svg:x="7.281cm" svg:y="17.319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.016cm" svg:y="17.62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18.171cm" svg:viewBox="0 0 5983 10" draw:points="0,0 5983,0 5983,10 0,10">
          <text:p/>
        </draw:polygon>
        <draw:frame draw:style-name="gr18" draw:text-style-name="P11" draw:layer="layout" svg:width="6.352cm" svg:height="0.471cm" svg:x="1.317cm" svg:y="17.78cm">
          <draw:text-box>
            <text:p text:style-name="P9"><text:span text:style-name="T4"><text:s/></text:span><text:span text:style-name="T4">A</text:span><text:span text:style-name="T4">b</text:span><text:span text:style-name="T4">s</text:span><text:span text:style-name="T4">o</text:span><text:span text:style-name="T4">r</text:span><text:span text:style-name="T4">b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s </text:span><text:span text:style-name="T4"><text:s text:c="2"/></text:span><text:span text:style-name="T4"><text:s text:c="2"/></text:span><text:span text:style-name="T4">X</text:span><text:span text:style-name="T4">G</text:span><text:span text:style-name="T4">E </text:span><text:span text:style-name="T4">1</text:span><text:span text:style-name="T4">5</text:span><text:span text:style-name="T4">0 </text:span></text:p>
          </draw:text-box>
        </draw:frame>
        <draw:frame draw:style-name="gr8" draw:text-style-name="P12" draw:layer="layout" svg:width="0.493cm" svg:height="0.666cm" svg:x="1.016cm" svg:y="18.1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18.739cm" svg:viewBox="0 0 5975 9" draw:points="0,0 5975,0 5975,9 0,9">
          <text:p/>
        </draw:polygon>
        <draw:frame draw:style-name="gr9" draw:text-style-name="P11" draw:layer="layout" svg:width="6.564cm" svg:height="0.471cm" svg:x="1.317cm" svg:y="18.347cm">
          <draw:text-box>
            <text:p text:style-name="P9"><text:span text:style-name="T4"><text:s/></text:span><text:span text:style-name="T4">A</text:span><text:span text:style-name="T4">l</text:span><text:span text:style-name="T4">a</text:span><text:span text:style-name="T4">r</text:span><text:span text:style-name="T4">m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1</text:span><text:span text:style-name="T4">1 </text:span></text:p>
          </draw:text-box>
        </draw:frame>
        <draw:frame draw:style-name="gr8" draw:text-style-name="P12" draw:layer="layout" svg:width="0.493cm" svg:height="0.666cm" svg:x="1.016cm" svg:y="18.7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9.306cm" svg:viewBox="0 0 5953 10" draw:points="0,0 5953,0 5953,10 0,10">
          <text:p/>
        </draw:polygon>
        <draw:frame draw:style-name="gr8" draw:text-style-name="P12" draw:layer="layout" svg:width="0.493cm" svg:height="0.666cm" svg:x="1.016cm" svg:y="19.3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9.873cm" svg:viewBox="0 0 5996 10" draw:points="0,0 5996,0 5996,10 0,10">
          <text:p/>
        </draw:polygon>
        <draw:frame draw:style-name="gr12" draw:text-style-name="P3" draw:layer="layout" svg:width="6.141cm" svg:height="0.471cm" svg:x="1.321cm" svg:y="18.913cm">
          <draw:text-box>
            <text:p text:style-name="P9"><text:span text:style-name="T4"><text:s/></text:span><text:span text:style-name="T4">C</text:span><text:span text:style-name="T4">a</text:span><text:span text:style-name="T4">t</text:span><text:span text:style-name="T4">a</text:span><text:span text:style-name="T4">p</text:span><text:span text:style-name="T4">u</text:span><text:span text:style-name="T4">l</text:span><text:span text:style-name="T4">t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X</text:span><text:span text:style-name="T4">G</text:span><text:span text:style-name="T4">E </text:span><text:span text:style-name="T4">1</text:span><text:span text:style-name="T4">5</text:span><text:span text:style-name="T4">0 </text:span></text:p>
          </draw:text-box>
        </draw:frame>
        <draw:frame draw:style-name="gr8" draw:text-style-name="P12" draw:layer="layout" svg:width="0.493cm" svg:height="0.666cm" svg:x="1.016cm" svg:y="19.8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16cm" svg:height="0.008cm" svg:x="1.375cm" svg:y="20.441cm" svg:viewBox="0 0 6017 9" draw:points="0,0 6017,0 6017,9 0,9">
          <text:p/>
        </draw:polygon>
        <draw:frame draw:style-name="gr12" draw:text-style-name="P11" draw:layer="layout" svg:width="6.141cm" svg:height="0.471cm" svg:x="1.317cm" svg:y="19.505cm">
          <draw:text-box>
            <text:p text:style-name="P9"><text:span text:style-name="T4"><text:s/></text:span><text:span text:style-name="T4">C</text:span><text:span text:style-name="T4">u</text:span><text:span text:style-name="T4">r</text:span><text:span text:style-name="T4">e </text:span><text:span text:style-name="T4">W</text:span><text:span text:style-name="T4">o</text:span><text:span text:style-name="T4">u</text:span><text:span text:style-name="T4">n</text:span><text:span text:style-name="T4">d</text:span><text:span text:style-name="T4">s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3</text:span><text:span text:style-name="T4">0 </text:span></text:p>
          </draw:text-box>
        </draw:frame>
        <draw:frame draw:style-name="gr8" draw:text-style-name="P12" draw:layer="layout" svg:width="0.493cm" svg:height="0.666cm" svg:x="1.016cm" svg:y="20.46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1.008cm" svg:viewBox="0 0 5979 9" draw:points="0,0 5979,0 5979,9 0,9">
          <text:p/>
        </draw:polygon>
        <draw:frame draw:style-name="gr18" draw:text-style-name="P11" draw:layer="layout" svg:width="6.352cm" svg:height="0.471cm" svg:x="1.317cm" svg:y="20.073cm">
          <draw:text-box>
            <text:p text:style-name="P9"><text:span text:style-name="T4"><text:s/></text:span><text:span text:style-name="T4">D</text:span><text:span text:style-name="T4">e</text:span><text:span text:style-name="T4">t</text:span><text:span text:style-name="T4">e</text:span><text:span text:style-name="T4">c</text:span><text:span text:style-name="T4">t </text:span><text:span text:style-name="T4">M</text:span><text:span text:style-name="T4">a</text:span><text:span text:style-name="T4">g</text:span><text:span text:style-name="T4">i</text:span><text:span text:style-name="T4">c 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3</text:span><text:span text:style-name="T4">1 </text:span></text:p>
          </draw:text-box>
        </draw:frame>
        <draw:frame draw:style-name="gr8" draw:text-style-name="P12" draw:layer="layout" svg:width="0.493cm" svg:height="0.666cm" svg:x="1.016cm" svg:y="21.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1cm" svg:x="1.375cm" svg:y="21.575cm" svg:viewBox="0 0 5966 11" draw:points="0,0 5966,0 5966,11 0,11">
          <text:p/>
        </draw:polygon>
        <draw:frame draw:style-name="gr12" draw:text-style-name="P11" draw:layer="layout" svg:width="6.141cm" svg:height="0.471cm" svg:x="1.317cm" svg:y="20.64cm">
          <draw:text-box>
            <text:p text:style-name="P9"><text:span text:style-name="T4"><text:s/></text:span><text:span text:style-name="T4">D</text:span><text:span text:style-name="T4">i</text:span><text:span text:style-name="T4">s</text:span><text:span text:style-name="T4">g</text:span><text:span text:style-name="T4">u</text:span><text:span text:style-name="T4">i</text:span><text:span text:style-name="T4">s</text:span><text:span text:style-name="T4">e </text:span><text:span text:style-name="T4">S</text:span><text:span text:style-name="T4">e</text:span><text:span text:style-name="T4">l</text:span><text:span text:style-name="T4">f 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3</text:span><text:span text:style-name="T4">3 </text:span></text:p>
          </draw:text-box>
        </draw:frame>
        <draw:frame draw:style-name="gr8" draw:text-style-name="P12" draw:layer="layout" svg:width="0.493cm" svg:height="0.666cm" svg:x="1.016cm" svg:y="21.60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22.147cm" svg:viewBox="0 0 5987 9" draw:points="0,0 5987,0 5987,9 0,9">
          <text:p/>
        </draw:polygon>
        <draw:frame draw:style-name="gr12" draw:text-style-name="P11" draw:layer="layout" svg:width="6.141cm" svg:height="0.471cm" svg:x="1.317cm" svg:y="21.211cm">
          <draw:text-box>
            <text:p text:style-name="P9"><text:span text:style-name="T4"><text:s/></text:span><text:span text:style-name="T4">E</text:span><text:span text:style-name="T4">x</text:span><text:span text:style-name="T4">p</text:span><text:span text:style-name="T4">e</text:span><text:span text:style-name="T4">d</text:span><text:span text:style-name="T4">i</text:span><text:span text:style-name="T4">t</text:span><text:span text:style-name="T4">i</text:span><text:span text:style-name="T4">o</text:span><text:span text:style-name="T4">u</text:span><text:span text:style-name="T4">s </text:span><text:span text:style-name="T4">R</text:span><text:span text:style-name="T4">e</text:span><text:span text:style-name="T4">t</text:span><text:span text:style-name="T4">r</text:span><text:span text:style-name="T4">e</text:span><text:span text:style-name="T4">a</text:span><text:span text:style-name="T4">t </text:span><text:span text:style-name="T4">P</text:span><text:span text:style-name="T4">H</text:span><text:span text:style-name="T4">B </text:span><text:span text:style-name="T4">2</text:span><text:span text:style-name="T4">3</text:span><text:span text:style-name="T4">8 </text:span></text:p>
          </draw:text-box>
        </draw:frame>
        <draw:frame draw:style-name="gr8" draw:text-style-name="P12" draw:layer="layout" svg:width="0.493cm" svg:height="0.666cm" svg:x="1.016cm" svg:y="22.16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2.714cm" svg:viewBox="0 0 5979 9" draw:points="0,0 5979,0 5979,9 0,9">
          <text:p/>
        </draw:polygon>
        <draw:frame draw:style-name="gr12" draw:text-style-name="P11" draw:layer="layout" svg:width="6.141cm" svg:height="0.471cm" svg:x="1.317cm" svg:y="21.779cm">
          <draw:text-box>
            <text:p text:style-name="P9"><text:span text:style-name="T4"><text:s/></text:span><text:span text:style-name="T4">F</text:span><text:span text:style-name="T4">a</text:span><text:span text:style-name="T4">e</text:span><text:span text:style-name="T4">r</text:span><text:span text:style-name="T4">i</text:span><text:span text:style-name="T4">e </text:span><text:span text:style-name="T4">F</text:span><text:span text:style-name="T4">i</text:span><text:span text:style-name="T4">r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3</text:span><text:span text:style-name="T4">9 </text:span></text:p>
          </draw:text-box>
        </draw:frame>
        <draw:frame draw:style-name="gr8" draw:text-style-name="P12" draw:layer="layout" svg:width="0.493cm" svg:height="0.666cm" svg:x="1.016cm" svg:y="22.73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23.281cm" svg:viewBox="0 0 5983 10" draw:points="0,0 5983,0 5983,10 0,10">
          <text:p/>
        </draw:polygon>
        <draw:frame draw:style-name="gr12" draw:text-style-name="P11" draw:layer="layout" svg:width="6.141cm" svg:height="0.471cm" svg:x="1.317cm" svg:y="22.346cm">
          <draw:text-box>
            <text:p text:style-name="P9"><text:span text:style-name="T4"><text:s/></text:span><text:span text:style-name="T4">F</text:span><text:span text:style-name="T4">a</text:span><text:span text:style-name="T4">l</text:span><text:span text:style-name="T4">s</text:span><text:span text:style-name="T4">e </text:span><text:span text:style-name="T4">L</text:span><text:span text:style-name="T4">i</text:span><text:span text:style-name="T4">f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3</text:span><text:span text:style-name="T4">9 </text:span></text:p>
          </draw:text-box>
        </draw:frame>
        <draw:frame draw:style-name="gr8" draw:text-style-name="P12" draw:layer="layout" svg:width="0.493cm" svg:height="0.666cm" svg:x="1.016cm" svg:y="23.3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23.848cm" svg:viewBox="0 0 5987 10" draw:points="0,0 5987,0 5987,10 0,10">
          <text:p/>
        </draw:polygon>
        <draw:frame draw:style-name="gr18" draw:text-style-name="P11" draw:layer="layout" svg:width="6.352cm" svg:height="0.471cm" svg:x="1.317cm" svg:y="22.913cm">
          <draw:text-box>
            <text:p text:style-name="P9"><text:span text:style-name="T4"><text:s/></text:span><text:span text:style-name="T4">F</text:span><text:span text:style-name="T4">e</text:span><text:span text:style-name="T4">a</text:span><text:span text:style-name="T4">t</text:span><text:span text:style-name="T4">h</text:span><text:span text:style-name="T4">e</text:span><text:span text:style-name="T4">r </text:span><text:span text:style-name="T4">F</text:span><text:span text:style-name="T4">a</text:span><text:span text:style-name="T4">l</text:span><text:span text:style-name="T4">l 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3</text:span><text:span text:style-name="T4">9 </text:span></text:p>
          </draw:text-box>
        </draw:frame>
        <draw:frame draw:style-name="gr8" draw:text-style-name="P12" draw:layer="layout" svg:width="0.493cm" svg:height="0.666cm" svg:x="1.016cm" svg:y="23.87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24.416cm" svg:viewBox="0 0 5975 9" draw:points="0,0 5975,0 5975,9 0,9">
          <text:p/>
        </draw:polygon>
        <draw:frame draw:style-name="gr12" draw:text-style-name="P11" draw:layer="layout" svg:width="6.141cm" svg:height="0.471cm" svg:x="1.317cm" svg:y="23.48cm">
          <draw:text-box>
            <text:p text:style-name="P9"><text:span text:style-name="T4"><text:s/></text:span><text:span text:style-name="T4">G</text:span><text:span text:style-name="T4">r</text:span><text:span text:style-name="T4">e</text:span><text:span text:style-name="T4">a</text:span><text:span text:style-name="T4">s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4</text:span><text:span text:style-name="T4">6 </text:span></text:p>
          </draw:text-box>
        </draw:frame>
        <draw:frame draw:style-name="gr8" draw:text-style-name="P12" draw:layer="layout" svg:width="0.493cm" svg:height="0.666cm" svg:x="1.016cm" svg:y="24.4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1.375cm" svg:y="24.983cm" svg:viewBox="0 0 6000 9" draw:points="0,0 6000,0 6000,9 0,9">
          <text:p/>
        </draw:polygon>
        <draw:frame draw:style-name="gr9" draw:text-style-name="P11" draw:layer="layout" svg:width="6.564cm" svg:height="0.471cm" svg:x="1.317cm" svg:y="24.048cm">
          <draw:text-box>
            <text:p text:style-name="P9"><text:span text:style-name="T4"><text:s/>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y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5</text:span><text:span text:style-name="T4">2 </text:span></text:p>
          </draw:text-box>
        </draw:frame>
        <draw:frame draw:style-name="gr8" draw:text-style-name="P12" draw:layer="layout" svg:width="0.493cm" svg:height="0.666cm" svg:x="1.016cm" svg:y="25.0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1.375cm" svg:y="25.554cm" svg:viewBox="0 0 5966 10" draw:points="0,0 5966,0 5966,10 0,10">
          <text:p/>
        </draw:polygon>
        <draw:frame draw:style-name="gr18" draw:text-style-name="P11" draw:layer="layout" svg:width="6.352cm" svg:height="0.471cm" svg:x="1.317cm" svg:y="24.619cm">
          <draw:text-box>
            <text:p text:style-name="P9"><text:span text:style-name="T4"><text:s/></text:span><text:span text:style-name="T4">J</text:span><text:span text:style-name="T4">u</text:span><text:span text:style-name="T4">m</text:span><text:span text:style-name="T4">p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5</text:span><text:span text:style-name="T4">4 </text:span></text:p>
          </draw:text-box>
        </draw:frame>
        <draw:frame draw:style-name="gr8" draw:text-style-name="P12" draw:layer="layout" svg:width="0.493cm" svg:height="0.666cm" svg:x="1.016cm" svg:y="25.57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1.375cm" svg:y="26.122cm" svg:viewBox="0 0 6025 9" draw:points="0,0 6025,0 6025,9 0,9">
          <text:p/>
        </draw:polygon>
        <draw:frame draw:style-name="gr12" draw:text-style-name="P11" draw:layer="layout" svg:width="6.141cm" svg:height="0.471cm" svg:x="1.317cm" svg:y="25.186cm">
          <draw:text-box>
            <text:p text:style-name="P9"><text:span text:style-name="T4"><text:s/></text:span><text:span text:style-name="T4">L</text:span><text:span text:style-name="T4">o</text:span><text:span text:style-name="T4">n</text:span><text:span text:style-name="T4">g</text:span><text:span text:style-name="T4">s</text:span><text:span text:style-name="T4">t</text:span><text:span text:style-name="T4">r</text:span><text:span text:style-name="T4">i</text:span><text:span text:style-name="T4">d</text:span><text:span text:style-name="T4">e</text:span><text:span text:style-name="T4">r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5</text:span><text:span text:style-name="T4">6 </text:span></text:p>
          </draw:text-box>
        </draw:frame>
        <draw:frame draw:style-name="gr8" draw:text-style-name="P12" draw:layer="layout" svg:width="0.493cm" svg:height="0.666cm" svg:x="1.016cm" svg:y="26.14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8cm" svg:x="1.375cm" svg:y="26.689cm" svg:viewBox="0 0 6004 9" draw:points="0,0 6004,0 6004,9 0,9">
          <text:p/>
        </draw:polygon>
        <draw:frame draw:style-name="gr18" draw:text-style-name="P11" draw:layer="layout" svg:width="6.352cm" svg:height="0.471cm" svg:x="1.317cm" svg:y="25.754cm">
          <draw:text-box>
            <text:p text:style-name="P9"><text:span text:style-name="T4"><text:s/></text:span><text:span text:style-name="T4">S</text:span><text:span text:style-name="T4">a</text:span><text:span text:style-name="T4">n</text:span><text:span text:style-name="T4">c</text:span><text:span text:style-name="T4">t</text:span><text:span text:style-name="T4">u</text:span><text:span text:style-name="T4">a</text:span><text:span text:style-name="T4">r</text:span><text:span text:style-name="T4">y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7</text:span><text:span text:style-name="T4">2 </text:span></text:p>
          </draw:text-box>
        </draw:frame>
        <draw:frame draw:style-name="gr18" draw:text-style-name="P11" draw:layer="layout" svg:width="6.352cm" svg:height="0.471cm" svg:x="1.317cm" svg:y="26.321cm">
          <draw:text-box>
            <text:p text:style-name="P9"><text:span text:style-name="T4"><text:s/></text:span><text:span text:style-name="T4">S</text:span><text:span text:style-name="T4">n</text:span><text:span text:style-name="T4">a</text:span><text:span text:style-name="T4">r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X</text:span><text:span text:style-name="T4">G</text:span><text:span text:style-name="T4">E </text:span><text:span text:style-name="T4">1</text:span><text:span text:style-name="T4">6</text:span><text:span text:style-name="T4">5 </text:span></text:p>
          </draw:text-box>
        </draw:frame>
        <draw:frame draw:style-name="gr4" draw:text-style-name="P5" draw:layer="layout" svg:width="0.35cm" svg:height="0.471cm" svg:x="13.919cm" svg:y="5.60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7.675cm" svg:y="5.90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6.454cm" svg:viewBox="0 0 5992 9" draw:points="0,0 5992,0 5992,9 0,9">
          <text:p/>
        </draw:polygon>
        <draw:frame draw:style-name="gr19" draw:text-style-name="P3" draw:layer="layout" svg:width="6.491cm" svg:height="0.471cm" svg:x="7.976cm" svg:y="6.062cm">
          <draw:text-box>
            <text:p text:style-name="P9"><text:span text:style-name="T7"><text:s/></text:span><text:span text:style-name="T7">A</text:span><text:span text:style-name="T7">i</text:span><text:span text:style-name="T7">d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P</text:span><text:span text:style-name="T7">H</text:span><text:span text:style-name="T7">B </text:span><text:span text:style-name="T7">2</text:span><text:span text:style-name="T7">1</text:span><text:span text:style-name="T7">1 </text:span></text:p>
          </draw:text-box>
        </draw:frame>
        <draw:frame draw:style-name="gr8" draw:text-style-name="P12" draw:layer="layout" svg:width="0.493cm" svg:height="0.666cm" svg:x="7.675cm" svg:y="6.47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7.021cm" svg:viewBox="0 0 5987 9" draw:points="0,0 5987,0 5987,9 0,9">
          <text:p/>
        </draw:polygon>
        <draw:frame draw:style-name="gr18" draw:text-style-name="P11" draw:layer="layout" svg:width="6.352cm" svg:height="0.471cm" svg:x="7.976cm" svg:y="6.63cm">
          <draw:text-box>
            <text:p text:style-name="P9"><text:span text:style-name="T7"><text:s/></text:span><text:span text:style-name="T7">A</text:span><text:span text:style-name="T7">l</text:span><text:span text:style-name="T7">t</text:span><text:span text:style-name="T7">e</text:span><text:span text:style-name="T7">r </text:span><text:span text:style-name="T7">S</text:span><text:span text:style-name="T7">e</text:span><text:span text:style-name="T7">l</text:span><text:span text:style-name="T7">f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1</text:span><text:span text:style-name="T7">1 </text:span></text:p>
          </draw:text-box>
        </draw:frame>
        <draw:frame draw:style-name="gr8" draw:text-style-name="P12" draw:layer="layout" svg:width="0.493cm" svg:height="0.666cm" svg:x="7.675cm" svg:y="7.04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7.592cm" svg:viewBox="0 0 5996 10" draw:points="0,0 5996,0 5996,10 0,10">
          <text:p/>
        </draw:polygon>
        <draw:frame draw:style-name="gr18" draw:text-style-name="P14" draw:layer="layout" svg:width="6.352cm" svg:height="0.471cm" svg:x="7.976cm" svg:y="7.201cm">
          <draw:text-box>
            <text:p text:style-name="P9"><text:span text:style-name="T7"><text:s/></text:span><text:span text:style-name="T7">A</text:span><text:span text:style-name="T7">r</text:span><text:span text:style-name="T7">c</text:span><text:span text:style-name="T7">a</text:span><text:span text:style-name="T7">n</text:span><text:span text:style-name="T7">e </text:span><text:span text:style-name="T7">L</text:span><text:span text:style-name="T7">o</text:span><text:span text:style-name="T7">c</text:span><text:span text:style-name="T7">k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P</text:span><text:span text:style-name="T7">H</text:span><text:span text:style-name="T7">B </text:span><text:span text:style-name="T7">2</text:span><text:span text:style-name="T7">1</text:span><text:span text:style-name="T7">5 </text:span></text:p>
          </draw:text-box>
        </draw:frame>
        <draw:frame draw:style-name="gr8" draw:text-style-name="P12" draw:layer="layout" svg:width="0.493cm" svg:height="0.666cm" svg:x="7.675cm" svg:y="7.6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8.16cm" svg:viewBox="0 0 5996 9" draw:points="0,0 5996,0 5996,9 0,9">
          <text:p/>
        </draw:polygon>
        <draw:frame draw:style-name="gr18" draw:text-style-name="P11" draw:layer="layout" svg:width="6.352cm" svg:height="0.471cm" svg:x="7.976cm" svg:y="7.768cm">
          <draw:text-box>
            <text:p text:style-name="P9"><text:span text:style-name="T7"><text:s/></text:span><text:span text:style-name="T7">B</text:span><text:span text:style-name="T7">l</text:span><text:span text:style-name="T7">u</text:span><text:span text:style-name="T7">r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1</text:span><text:span text:style-name="T7">5 </text:span></text:p>
          </draw:text-box>
        </draw:frame>
        <draw:frame draw:style-name="gr8" draw:text-style-name="P12" draw:layer="layout" svg:width="0.493cm" svg:height="0.666cm" svg:x="7.675cm" svg:y="8.18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8.727cm" svg:viewBox="0 0 5975 9" draw:points="0,0 5975,0 5975,9 0,9">
          <text:p/>
        </draw:polygon>
        <draw:frame draw:style-name="gr18" draw:text-style-name="P11" draw:layer="layout" svg:width="6.352cm" svg:height="0.471cm" svg:x="7.976cm" svg:y="8.336cm">
          <draw:text-box>
            <text:p text:style-name="P9"><text:span text:style-name="T7"><text:s/></text:span><text:span text:style-name="T7">C</text:span><text:span text:style-name="T7">o</text:span><text:span text:style-name="T7">n</text:span><text:span text:style-name="T7">t</text:span><text:span text:style-name="T7">i</text:span><text:span text:style-name="T7">n</text:span><text:span text:style-name="T7">u</text:span><text:span text:style-name="T7">a</text:span><text:span text:style-name="T7">l </text:span><text:span text:style-name="T7">F</text:span><text:span text:style-name="T7">l</text:span><text:span text:style-name="T7">a</text:span><text:span text:style-name="T7">m</text:span><text:span text:style-name="T7">e </text:span><text:span text:style-name="T7"><text:s text:c="2"/></text:span><text:span text:style-name="T7"><text:s text:c="2"/></text:span><text:span text:style-name="T7">P</text:span><text:span text:style-name="T7">H</text:span><text:span text:style-name="T7">B </text:span><text:span text:style-name="T7">2</text:span><text:span text:style-name="T7">2</text:span><text:span text:style-name="T7">7 </text:span></text:p>
          </draw:text-box>
        </draw:frame>
        <draw:frame draw:style-name="gr8" draw:text-style-name="P12" draw:layer="layout" svg:width="0.493cm" svg:height="0.666cm" svg:x="7.675cm" svg:y="8.74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9.294cm" svg:viewBox="0 0 5987 10" draw:points="0,0 5987,0 5987,10 0,10">
          <text:p/>
        </draw:polygon>
        <draw:frame draw:style-name="gr18" draw:text-style-name="P11" draw:layer="layout" svg:width="6.352cm" svg:height="0.471cm" svg:x="7.976cm" svg:y="8.903cm">
          <draw:text-box>
            <text:p text:style-name="P9"><text:span text:style-name="T7"><text:s/></text:span><text:span text:style-name="T7">D</text:span><text:span text:style-name="T7">a</text:span><text:span text:style-name="T7">r</text:span><text:span text:style-name="T7">k</text:span><text:span text:style-name="T7">v</text:span><text:span text:style-name="T7">i</text:span><text:span text:style-name="T7">s</text:span><text:span text:style-name="T7">i</text:span><text:span text:style-name="T7">o</text:span><text:span text:style-name="T7">n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3</text:span><text:span text:style-name="T7">0 </text:span></text:p>
          </draw:text-box>
        </draw:frame>
        <draw:frame draw:style-name="gr8" draw:text-style-name="P12" draw:layer="layout" svg:width="0.493cm" svg:height="0.666cm" svg:x="7.675cm" svg:y="9.31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8.034cm" svg:y="9.861cm" svg:viewBox="0 0 5966 10" draw:points="0,0 5966,0 5966,10 0,10">
          <text:p/>
        </draw:polygon>
        <draw:frame draw:style-name="gr18" draw:text-style-name="P11" draw:layer="layout" svg:width="6.352cm" svg:height="0.471cm" svg:x="7.976cm" svg:y="9.47cm">
          <draw:text-box>
            <text:p text:style-name="P9"><text:span text:style-name="T7"><text:s/></text:span><text:span text:style-name="T7">E</text:span><text:span text:style-name="T7">n</text:span><text:span text:style-name="T7">h</text:span><text:span text:style-name="T7">a</text:span><text:span text:style-name="T7">n</text:span><text:span text:style-name="T7">c</text:span><text:span text:style-name="T7">e </text:span><text:span text:style-name="T7">A</text:span><text:span text:style-name="T7">b</text:span><text:span text:style-name="T7">i</text:span><text:span text:style-name="T7">l</text:span><text:span text:style-name="T7">i</text:span><text:span text:style-name="T7">t</text:span><text:span text:style-name="T7">y </text:span><text:span text:style-name="T7"><text:s text:c="2"/></text:span><text:span text:style-name="T7"><text:s text:c="2"/></text:span><text:span text:style-name="T7">P</text:span><text:span text:style-name="T7">H</text:span><text:span text:style-name="T7">B </text:span><text:span text:style-name="T7">2</text:span><text:span text:style-name="T7">3</text:span><text:span text:style-name="T7">7 </text:span></text:p>
          </draw:text-box>
        </draw:frame>
        <draw:frame draw:style-name="gr8" draw:text-style-name="P12" draw:layer="layout" svg:width="0.493cm" svg:height="0.666cm" svg:x="7.675cm" svg:y="9.88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10.429cm" svg:viewBox="0 0 5975 9" draw:points="0,0 5975,0 5975,9 0,9">
          <text:p/>
        </draw:polygon>
        <draw:frame draw:style-name="gr18" draw:text-style-name="P11" draw:layer="layout" svg:width="6.352cm" svg:height="0.471cm" svg:x="7.976cm" svg:y="10.037cm">
          <draw:text-box>
            <text:p text:style-name="P9"><text:span text:style-name="T7"><text:s/></text:span><text:span text:style-name="T7">E</text:span><text:span text:style-name="T7">n</text:span><text:span text:style-name="T7">l</text:span><text:span text:style-name="T7">a</text:span><text:span text:style-name="T7">r</text:span><text:span text:style-name="T7">g</text:span><text:span text:style-name="T7">e</text:span><text:span text:style-name="T7">/</text:span><text:span text:style-name="T7">R</text:span><text:span text:style-name="T7">e</text:span><text:span text:style-name="T7">d</text:span><text:span text:style-name="T7">u</text:span><text:span text:style-name="T7">c</text:span><text:span text:style-name="T7">e 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3</text:span><text:span text:style-name="T7">7 </text:span></text:p>
          </draw:text-box>
        </draw:frame>
        <draw:frame draw:style-name="gr8" draw:text-style-name="P12" draw:layer="layout" svg:width="0.493cm" svg:height="0.666cm" svg:x="7.675cm" svg:y="10.45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8cm" svg:x="8.034cm" svg:y="10.996cm" svg:viewBox="0 0 5970 9" draw:points="0,0 5970,0 5970,9 0,9">
          <text:p/>
        </draw:polygon>
        <draw:frame draw:style-name="gr18" draw:text-style-name="P11" draw:layer="layout" svg:width="6.352cm" svg:height="0.471cm" svg:x="7.976cm" svg:y="10.605cm">
          <draw:text-box>
            <text:p text:style-name="P9"><text:span text:style-name="T7"><text:s/></text:span><text:span text:style-name="T7">H</text:span><text:span text:style-name="T7">e</text:span><text:span text:style-name="T7">a</text:span><text:span text:style-name="T7">t </text:span><text:span text:style-name="T7">M</text:span><text:span text:style-name="T7">e</text:span><text:span text:style-name="T7">t</text:span><text:span text:style-name="T7">a</text:span><text:span text:style-name="T7">l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5</text:span><text:span text:style-name="T7">0 </text:span></text:p>
          </draw:text-box>
        </draw:frame>
        <draw:frame draw:style-name="gr8" draw:text-style-name="P12" draw:layer="layout" svg:width="0.493cm" svg:height="0.666cm" svg:x="7.675cm" svg:y="11.0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8.034cm" svg:y="11.568cm" svg:viewBox="0 0 6025 9" draw:points="0,0 6025,0 6025,9 0,9">
          <text:p/>
        </draw:polygon>
        <draw:frame draw:style-name="gr12" draw:text-style-name="P11" draw:layer="layout" svg:width="6.141cm" svg:height="0.471cm" svg:x="7.976cm" svg:y="11.176cm">
          <draw:text-box>
            <text:p text:style-name="P9"><text:span text:style-name="T7"><text:s/></text:span><text:span text:style-name="T7">I</text:span><text:span text:style-name="T7">n</text:span><text:span text:style-name="T7">v</text:span><text:span text:style-name="T7">i</text:span><text:span text:style-name="T7">s</text:span><text:span text:style-name="T7">i</text:span><text:span text:style-name="T7">b</text:span><text:span text:style-name="T7">i</text:span><text:span text:style-name="T7">l</text:span><text:span text:style-name="T7">i</text:span><text:span text:style-name="T7">t</text:span><text:span text:style-name="T7">y 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5</text:span><text:span text:style-name="T7">4 </text:span></text:p>
          </draw:text-box>
        </draw:frame>
        <draw:frame draw:style-name="gr8" draw:text-style-name="P12" draw:layer="layout" svg:width="0.493cm" svg:height="0.666cm" svg:x="7.675cm" svg:y="11.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1cm" svg:height="0.008cm" svg:x="8.034cm" svg:y="12.135cm" svg:viewBox="0 0 6042 9" draw:points="0,0 6042,0 6042,9 0,9">
          <text:p/>
        </draw:polygon>
        <draw:frame draw:style-name="gr12" draw:text-style-name="P11" draw:layer="layout" svg:width="6.141cm" svg:height="0.471cm" svg:x="7.976cm" svg:y="11.743cm">
          <draw:text-box>
            <text:p text:style-name="P9"><text:span text:style-name="T7"><text:s/></text:span><text:span text:style-name="T7">L</text:span><text:span text:style-name="T7">e</text:span><text:span text:style-name="T7">s</text:span><text:span text:style-name="T7">s</text:span><text:span text:style-name="T7">e</text:span><text:span text:style-name="T7">r </text:span><text:span text:style-name="T7">R</text:span><text:span text:style-name="T7">e</text:span><text:span text:style-name="T7">s</text:span><text:span text:style-name="T7">t</text:span><text:span text:style-name="T7">o</text:span><text:span text:style-name="T7">r</text:span><text:span text:style-name="T7">a</text:span><text:span text:style-name="T7">t</text:span><text:span text:style-name="T7">i</text:span><text:span text:style-name="T7">o</text:span><text:span text:style-name="T7">n </text:span><text:span text:style-name="T7"><text:s/></text:span><text:span text:style-name="T7">P</text:span><text:span text:style-name="T7">H</text:span><text:span text:style-name="T7">B </text:span><text:span text:style-name="T7">2</text:span><text:span text:style-name="T7">5</text:span><text:span text:style-name="T7">5 </text:span></text:p>
          </draw:text-box>
        </draw:frame>
        <draw:frame draw:style-name="gr8" draw:text-style-name="P12" draw:layer="layout" svg:width="0.493cm" svg:height="0.666cm" svg:x="7.675cm" svg:y="12.15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12.702cm" svg:viewBox="0 0 5996 9" draw:points="0,0 5996,0 5996,9 0,9">
          <text:p/>
        </draw:polygon>
        <draw:frame draw:style-name="gr12" draw:text-style-name="P11" draw:layer="layout" svg:width="6.141cm" svg:height="0.471cm" svg:x="7.976cm" svg:y="12.311cm">
          <draw:text-box>
            <text:p text:style-name="P9"><text:span text:style-name="T7"><text:s/></text:span><text:span text:style-name="T7">L</text:span><text:span text:style-name="T7">e</text:span><text:span text:style-name="T7">v</text:span><text:span text:style-name="T7">i</text:span><text:span text:style-name="T7">t</text:span><text:span text:style-name="T7">a</text:span><text:span text:style-name="T7">t</text:span><text:span text:style-name="T7">e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5</text:span><text:span text:style-name="T7">5 </text:span></text:p>
          </draw:text-box>
        </draw:frame>
        <draw:frame draw:style-name="gr8" draw:text-style-name="P12" draw:layer="layout" svg:width="0.493cm" svg:height="0.666cm" svg:x="7.675cm" svg:y="12.7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9cm" svg:x="8.034cm" svg:y="13.269cm" svg:viewBox="0 0 6004 10" draw:points="0,0 6004,0 6004,10 0,10">
          <text:p/>
        </draw:polygon>
        <draw:frame draw:style-name="gr12" draw:text-style-name="P11" draw:layer="layout" svg:width="6.141cm" svg:height="0.471cm" svg:x="7.976cm" svg:y="12.878cm">
          <draw:text-box>
            <text:p text:style-name="P9"><text:span text:style-name="T7"><text:s/></text:span><text:span text:style-name="T7">M</text:span><text:span text:style-name="T7">a</text:span><text:span text:style-name="T7">g</text:span><text:span text:style-name="T7">i</text:span><text:span text:style-name="T7">c </text:span><text:span text:style-name="T7">M</text:span><text:span text:style-name="T7">o</text:span><text:span text:style-name="T7">u</text:span><text:span text:style-name="T7">t</text:span><text:span text:style-name="T7">h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P</text:span><text:span text:style-name="T7">H</text:span><text:span text:style-name="T7">B </text:span><text:span text:style-name="T7">2</text:span><text:span text:style-name="T7">5</text:span><text:span text:style-name="T7">7 </text:span></text:p>
          </draw:text-box>
        </draw:frame>
        <draw:frame draw:style-name="gr8" draw:text-style-name="P12" draw:layer="layout" svg:width="0.493cm" svg:height="0.666cm" svg:x="7.675cm" svg:y="13.2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8.034cm" svg:y="13.837cm" svg:viewBox="0 0 5983 9" draw:points="0,0 5983,0 5983,9 0,9">
          <text:p/>
        </draw:polygon>
        <draw:frame draw:style-name="gr12" draw:text-style-name="P11" draw:layer="layout" svg:width="6.141cm" svg:height="0.471cm" svg:x="7.976cm" svg:y="13.445cm">
          <draw:text-box>
            <text:p text:style-name="P9"><text:span text:style-name="T7"><text:s/></text:span><text:span text:style-name="T7">Magic Weapon <text:s text:c="7"/>PHB 257 </text:span></text:p>
          </draw:text-box>
        </draw:frame>
        <draw:frame draw:style-name="gr8" draw:text-style-name="P12" draw:layer="layout" svg:width="0.493cm" svg:height="0.666cm" svg:x="7.675cm" svg:y="13.8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8.034cm" svg:y="14.404cm" svg:viewBox="0 0 5953 9" draw:points="0,0 5953,0 5953,9 0,9">
          <text:p/>
        </draw:polygon>
        <draw:frame draw:style-name="gr14" draw:text-style-name="P11" draw:layer="layout" svg:width="6.776cm" svg:height="0.471cm" svg:x="7.976cm" svg:y="14.013cm">
          <draw:text-box>
            <text:p text:style-name="P9"><text:span text:style-name="T7"><text:s/></text:span><text:span text:style-name="T7">P</text:span><text:span text:style-name="T7">r</text:span><text:span text:style-name="T7">o</text:span><text:span text:style-name="T7">t</text:span><text:span text:style-name="T7">. </text:span><text:span text:style-name="T7">f</text:span><text:span text:style-name="T7">r</text:span><text:span text:style-name="T7">o</text:span><text:span text:style-name="T7">m </text:span><text:span text:style-name="T7">P</text:span><text:span text:style-name="T7">o</text:span><text:span text:style-name="T7">i</text:span><text:span text:style-name="T7">s</text:span><text:span text:style-name="T7">o</text:span><text:span text:style-name="T7">n </text:span><text:span text:style-name="T7"><text:s text:c="2"/></text:span><text:span text:style-name="T7">P</text:span><text:span text:style-name="T7">H</text:span><text:span text:style-name="T7">B </text:span><text:span text:style-name="T7">2</text:span><text:span text:style-name="T7">7</text:span><text:span text:style-name="T7">0 </text:span></text:p>
          </draw:text-box>
        </draw:frame>
        <draw:frame draw:style-name="gr8" draw:text-style-name="P12" draw:layer="layout" svg:width="0.493cm" svg:height="0.666cm" svg:x="7.675cm" svg:y="14.4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1cm" svg:x="8.034cm" svg:y="14.975cm" svg:viewBox="0 0 5992 11" draw:points="0,0 5992,0 5992,11 0,11">
          <text:p/>
        </draw:polygon>
        <draw:frame draw:style-name="gr12" draw:text-style-name="P11" draw:layer="layout" svg:width="6.141cm" svg:height="0.471cm" svg:x="7.976cm" svg:y="14.584cm">
          <draw:text-box>
            <text:p text:style-name="P9"><text:span text:style-name="T7"><text:s/></text:span><text:span text:style-name="T7">P</text:span><text:span text:style-name="T7">y</text:span><text:span text:style-name="T7">r</text:span><text:span text:style-name="T7">o</text:span><text:span text:style-name="T7">t</text:span><text:span text:style-name="T7">e</text:span><text:span text:style-name="T7">c</text:span><text:span text:style-name="T7">h</text:span><text:span text:style-name="T7">n</text:span><text:span text:style-name="T7">i</text:span><text:span text:style-name="T7">c</text:span><text:span text:style-name="T7">s 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X</text:span><text:span text:style-name="T7">G</text:span><text:span text:style-name="T7">E </text:span><text:span text:style-name="T7">1</text:span><text:span text:style-name="T7">6</text:span><text:span text:style-name="T7">3 </text:span></text:p>
          </draw:text-box>
        </draw:frame>
        <draw:frame draw:style-name="gr8" draw:text-style-name="P12" draw:layer="layout" svg:width="0.493cm" svg:height="0.666cm" svg:x="7.675cm" svg:y="14.9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8.034cm" svg:y="15.543cm" svg:viewBox="0 0 5979 9" draw:points="0,0 5979,0 5979,9 0,9">
          <text:p/>
        </draw:polygon>
        <draw:frame draw:style-name="gr18" draw:text-style-name="P11" draw:layer="layout" svg:width="6.352cm" svg:height="0.471cm" svg:x="7.976cm" svg:y="15.151cm">
          <draw:text-box>
            <text:p text:style-name="P9"><text:span text:style-name="T7"><text:s/></text:span><text:span text:style-name="T7">R</text:span><text:span text:style-name="T7">o</text:span><text:span text:style-name="T7">p</text:span><text:span text:style-name="T7">e </text:span><text:span text:style-name="T7">T</text:span><text:span text:style-name="T7">r</text:span><text:span text:style-name="T7">i</text:span><text:span text:style-name="T7">c</text:span><text:span text:style-name="T7">k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7</text:span><text:span text:style-name="T7">2 </text:span></text:p>
          </draw:text-box>
        </draw:frame>
        <draw:frame draw:style-name="gr8" draw:text-style-name="P12" draw:layer="layout" svg:width="0.493cm" svg:height="0.666cm" svg:x="7.675cm" svg:y="15.5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6.11cm" svg:viewBox="0 0 6000 9" draw:points="0,0 6000,0 6000,9 0,9">
          <text:p/>
        </draw:polygon>
        <draw:frame draw:style-name="gr18" draw:text-style-name="P11" draw:layer="layout" svg:width="6.352cm" svg:height="0.471cm" svg:x="7.976cm" svg:y="15.719cm">
          <draw:text-box>
            <text:p text:style-name="P9"><text:span text:style-name="T7"><text:s/></text:span><text:span text:style-name="T7">S</text:span><text:span text:style-name="T7">e</text:span><text:span text:style-name="T7">e </text:span><text:span text:style-name="T7">I</text:span><text:span text:style-name="T7">n</text:span><text:span text:style-name="T7">v</text:span><text:span text:style-name="T7">i</text:span><text:span text:style-name="T7">s</text:span><text:span text:style-name="T7">i</text:span><text:span text:style-name="T7">b</text:span><text:span text:style-name="T7">i</text:span><text:span text:style-name="T7">l</text:span><text:span text:style-name="T7">i</text:span><text:span text:style-name="T7">t</text:span><text:span text:style-name="T7">y </text:span><text:span text:style-name="T7"><text:s text:c="2"/></text:span><text:span text:style-name="T7"><text:s/></text:span><text:span text:style-name="T7">P</text:span><text:span text:style-name="T7">H</text:span><text:span text:style-name="T7">B </text:span><text:span text:style-name="T7">2</text:span><text:span text:style-name="T7">7</text:span><text:span text:style-name="T7">4 </text:span></text:p>
          </draw:text-box>
        </draw:frame>
        <draw:frame draw:style-name="gr8" draw:text-style-name="P12" draw:layer="layout" svg:width="0.493cm" svg:height="0.666cm" svg:x="7.675cm" svg:y="16.1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6.677cm" svg:viewBox="0 0 5996 10" draw:points="0,0 5996,0 5996,10 0,10">
          <text:p/>
        </draw:polygon>
        <draw:frame draw:style-name="gr12" draw:text-style-name="P11" draw:layer="layout" svg:width="6.141cm" svg:height="0.471cm" svg:x="7.976cm" svg:y="16.286cm">
          <draw:text-box>
            <text:p text:style-name="P9"><text:span text:style-name="T7"><text:s/></text:span><text:span text:style-name="T7">S</text:span><text:span text:style-name="T7">k</text:span><text:span text:style-name="T7">y</text:span><text:span text:style-name="T7">w</text:span><text:span text:style-name="T7">r</text:span><text:span text:style-name="T7">i</text:span><text:span text:style-name="T7">t</text:span><text:span text:style-name="T7">e 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/></text:span><text:span text:style-name="T7">X</text:span><text:span text:style-name="T7">G</text:span><text:span text:style-name="T7">E </text:span><text:span text:style-name="T7">1</text:span><text:span text:style-name="T7">6</text:span><text:span text:style-name="T7">5 </text:span></text:p>
          </draw:text-box>
        </draw:frame>
        <draw:frame draw:style-name="gr8" draw:text-style-name="P12" draw:layer="layout" svg:width="0.493cm" svg:height="0.666cm" svg:x="7.675cm" svg:y="16.6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7.244cm" svg:viewBox="0 0 5996 10" draw:points="0,0 5996,0 5996,10 0,10">
          <text:p/>
        </draw:polygon>
        <draw:frame draw:style-name="gr12" draw:text-style-name="P11" draw:layer="layout" svg:width="6.141cm" svg:height="0.471cm" svg:x="7.976cm" svg:y="16.853cm">
          <draw:text-box>
            <text:p text:style-name="P9"><text:span text:style-name="T7"><text:s/></text:span><text:span text:style-name="T7">Spider Climb <text:s text:c="7"/>XGE 165 </text:span></text:p>
          </draw:text-box>
        </draw:frame>
        <draw:frame draw:style-name="gr8" draw:text-style-name="P12" draw:layer="layout" svg:width="0.493cm" svg:height="0.666cm" svg:x="7.675cm" svg:y="18.6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19.243cm" svg:viewBox="0 0 5992 9" draw:points="0,0 5992,0 5992,9 0,9">
          <text:p/>
        </draw:polygon>
        <draw:frame draw:style-name="gr12" draw:text-style-name="P11" draw:layer="layout" svg:width="6.141cm" svg:height="0.471cm" svg:x="7.976cm" svg:y="18.851cm">
          <draw:text-box>
            <text:p text:style-name="P9"><text:span text:style-name="T4"><text:s/></text:span><text:span text:style-name="T4">B</text:span><text:span text:style-name="T4">l</text:span><text:span text:style-name="T4">i</text:span><text:span text:style-name="T4">n</text:span><text:span text:style-name="T4">k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P</text:span><text:span text:style-name="T4">H</text:span><text:span text:style-name="T4">B</text:span><text:span text:style-name="T4"> </text:span><text:span text:style-name="T4">2</text:span><text:span text:style-name="T4">1</text:span><text:span text:style-name="T4">9</text:span><text:span text:style-name="T4"> </text:span></text:p>
          </draw:text-box>
        </draw:frame>
        <draw:frame draw:style-name="gr8" draw:text-style-name="P12" draw:layer="layout" svg:width="0.493cm" svg:height="0.666cm" svg:x="7.675cm" svg:y="19.2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9.81cm" svg:viewBox="0 0 6000 9" draw:points="0,0 6000,0 6000,9 0,9">
          <text:p/>
        </draw:polygon>
        <draw:frame draw:style-name="gr12" draw:text-style-name="P11" draw:layer="layout" svg:width="6.141cm" svg:height="0.471cm" svg:x="7.976cm" svg:y="19.418cm">
          <draw:text-box>
            <text:p text:style-name="P9"><text:span text:style-name="T4"><text:s/></text:span><text:span text:style-name="T4">Catnap <text:s text:c="13"/>XGE 151 </text:span></text:p>
          </draw:text-box>
        </draw:frame>
        <draw:frame draw:style-name="gr8" draw:text-style-name="P12" draw:layer="layout" svg:width="0.493cm" svg:height="0.666cm" svg:x="7.675cm" svg:y="19.8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3cm" svg:height="0.009cm" svg:x="8.034cm" svg:y="20.377cm" svg:viewBox="0 0 6034 10" draw:points="0,0 6034,0 6034,10 0,10">
          <text:p/>
        </draw:polygon>
        <draw:frame draw:style-name="gr12" draw:text-style-name="P11" draw:layer="layout" svg:width="6.141cm" svg:height="0.471cm" svg:x="7.976cm" svg:y="19.986cm">
          <draw:text-box>
            <text:p text:style-name="P9"><text:span text:style-name="T4"><text:s/></text:span><text:span text:style-name="T4">D</text:span><text:span text:style-name="T4">i</text:span><text:span text:style-name="T4">s</text:span><text:span text:style-name="T4">p</text:span><text:span text:style-name="T4">e</text:span><text:span text:style-name="T4">l </text:span><text:span text:style-name="T4">M</text:span><text:span text:style-name="T4">a</text:span><text:span text:style-name="T4">g</text:span><text:span text:style-name="T4">i</text:span><text:span text:style-name="T4">c 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3</text:span><text:span text:style-name="T4">4 </text:span></text:p>
          </draw:text-box>
        </draw:frame>
        <draw:frame draw:style-name="gr8" draw:text-style-name="P12" draw:layer="layout" svg:width="0.493cm" svg:height="0.666cm" svg:x="7.675cm" svg:y="20.3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20.944cm" svg:viewBox="0 0 5996 10" draw:points="0,0 5996,0 5996,10 0,10">
          <text:p/>
        </draw:polygon>
        <draw:frame draw:style-name="standard" draw:layer="layout" svg:width="6.562cm" svg:height="4.199cm" svg:x="14.203cm" svg:y="18.91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8">1</text:span><text:span text:style-name="T9">st</text:span><text:span text:style-name="T8"> Level Spells</text:span></text:p>
                <text:p text:style-name="P15"><text:span text:style-name="T10"><text:s/></text:span><text:span text:style-name="T11">○</text:span><text:span text:style-name="T10"> </text:span><text:span text:style-name="T10">Healing Word</text:span></text:p>
                <text:p text:style-name="P15"><text:span text:style-name="T10"><text:s/></text:span><text:span text:style-name="T11">○</text:span><text:span text:style-name="T10"> </text:span><text:span text:style-name="T10">Ray of Sickness</text:span></text:p>
              </table:table-cell>
              <table:table-cell table:style-name="ce2">
                <text:p text:style-name="P16"><text:span text:style-name="T12">4</text:span><text:span text:style-name="T13">th</text:span><text:span text:style-name="T12"> Level Spells</text:span><text:span text:style-name="T14"> </text:span></text:p>
                <text:p text:style-name="P16"><text:span text:style-name="T15"><text:s/></text:span><text:span text:style-name="T11">○</text:span><text:span text:style-name="T16"> </text:span><text:span text:style-name="T14">Blight</text:span></text:p>
                <text:p text:style-name="P16"><text:span text:style-name="T15"><text:s/></text:span><text:span text:style-name="T11">○</text:span><text:span text:style-name="T17"> </text:span><text:span text:style-name="T14">Death Ward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2">2</text:span><text:span text:style-name="T13">nd</text:span><text:span text:style-name="T12"> Level Spells</text:span></text:p>
                <text:p text:style-name="P16"><text:span text:style-name="T11"><text:s/>○ </text:span><text:span text:style-name="T14">F</text:span><text:span text:style-name="T18">laming Sphere</text:span></text:p>
                <text:p text:style-name="P16"><text:span text:style-name="T11"><text:s/>○ </text:span><text:span text:style-name="T18">M’s Acid Arrow</text:span></text:p>
              </table:table-cell>
              <table:table-cell>
                <text:p text:style-name="P16"><text:span text:style-name="T19">5</text:span><text:span text:style-name="T20">th</text:span><text:span text:style-name="T19"> Level Spells</text:span></text:p>
                <text:p text:style-name="P16"><text:span text:style-name="T21"><text:s/></text:span><text:span text:style-name="T22">○ </text:span><text:span text:style-name="T23">Cloudkill</text:span></text:p>
                <text:p text:style-name="P16"><text:span text:style-name="T24"><text:s/></text:span><text:span text:style-name="T22">○</text:span><text:span text:style-name="T25"> </text:span><text:span text:style-name="T23">Raise Dead</text:span></text:p>
              </table:table-cell>
            </table:table-row>
            <table:table-row table:style-name="ro3">
              <table:table-cell table:style-name="ce2" table:number-columns-spanned="2">
                <text:p text:style-name="P16"><text:span text:style-name="T12">3</text:span><text:span text:style-name="T13">rd</text:span><text:span text:style-name="T12"> Level Spells</text:span></text:p>
                <text:p text:style-name="P16"><text:span text:style-name="T11"><text:s/>○ </text:span><text:span text:style-name="T14">Gaseous Form</text:span></text:p>
                <text:p text:style-name="P16"><text:span text:style-name="T11"><text:s/>○ </text:span><text:span text:style-name="T14">Mass Healing Word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12" draw:text-style-name="P3" draw:layer="layout" svg:width="6.141cm" svg:height="0.471cm" svg:x="7.976cm" svg:y="20.553cm">
          <draw:text-box>
            <text:p text:style-name="P9"><text:span text:style-name="T4"><text:s/>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 </text:span><text:span text:style-name="T4">W</text:span><text:span text:style-name="T4">e</text:span><text:span text:style-name="T4">a</text:span><text:span text:style-name="T4">p</text:span><text:span text:style-name="T4">o</text:span><text:span text:style-name="T4">n</text:span><text:span text:style-name="T4"> </text:span><text:span text:style-name="T4"><text:s/></text:span><text:span text:style-name="T4"><text:s/></text:span><text:span text:style-name="T4"><text:s/></text:span><text:span text:style-name="T4">P</text:span><text:span text:style-name="T4">H</text:span><text:span text:style-name="T4">B</text:span><text:span text:style-name="T4"> </text:span><text:span text:style-name="T4">2</text:span><text:span text:style-name="T4">3</text:span><text:span text:style-name="T4">7</text:span><text:span text:style-name="T4"> </text:span></text:p>
          </draw:text-box>
        </draw:frame>
        <draw:frame draw:style-name="gr8" draw:text-style-name="P12" draw:layer="layout" svg:width="0.493cm" svg:height="0.666cm" svg:x="7.675cm" svg:y="20.96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7cm" svg:height="0.008cm" svg:x="8.034cm" svg:y="21.512cm" svg:viewBox="0 0 6038 9" draw:points="0,0 6038,0 6038,9 0,9">
          <text:p/>
        </draw:polygon>
        <draw:frame draw:style-name="gr12" draw:text-style-name="P11" draw:layer="layout" svg:width="6.141cm" svg:height="0.471cm" svg:x="7.976cm" svg:y="21.12cm">
          <draw:text-box>
            <text:p text:style-name="P9"><text:span text:style-name="T4"><text:s/></text:span><text:span text:style-name="T4">F</text:span><text:span text:style-name="T4">l</text:span><text:span text:style-name="T4">a</text:span><text:span text:style-name="T4">m</text:span><text:span text:style-name="T4">e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X</text:span><text:span text:style-name="T4">G</text:span><text:span text:style-name="T4">E</text:span><text:span text:style-name="T4"> </text:span><text:span text:style-name="T4">1</text:span><text:span text:style-name="T4">5</text:span><text:span text:style-name="T4">6</text:span><text:span text:style-name="T4"> </text:span></text:p>
          </draw:text-box>
        </draw:frame>
        <draw:frame draw:style-name="gr8" draw:text-style-name="P12" draw:layer="layout" svg:width="0.493cm" svg:height="0.666cm" svg:x="7.675cm" svg:y="21.5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2.083cm" svg:viewBox="0 0 5987 10" draw:points="0,0 5987,0 5987,10 0,10">
          <text:p/>
        </draw:polygon>
        <draw:frame draw:style-name="gr12" draw:text-style-name="P11" draw:layer="layout" svg:width="6.141cm" svg:height="0.471cm" svg:x="7.976cm" svg:y="21.692cm">
          <draw:text-box>
            <text:p text:style-name="P9"><text:span text:style-name="T4"><text:s/></text:span><text:span text:style-name="T4">Fly <text:s text:c="16"/>PHB 243 </text:span></text:p>
          </draw:text-box>
        </draw:frame>
        <draw:frame draw:style-name="gr8" draw:text-style-name="P12" draw:layer="layout" svg:width="0.493cm" svg:height="0.666cm" svg:x="7.675cm" svg:y="22.10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6cm" svg:height="0.009cm" svg:x="8.034cm" svg:y="22.65cm" svg:viewBox="0 0 6047 10" draw:points="0,0 6047,0 6047,10 0,10">
          <text:p/>
        </draw:polygon>
        <draw:frame draw:style-name="gr12" draw:text-style-name="P3" draw:layer="layout" svg:width="6.141cm" svg:height="0.471cm" svg:x="7.976cm" svg:y="22.259cm">
          <draw:text-box>
            <text:p text:style-name="P9"><text:span text:style-name="T4"><text:s/></text:span><text:span text:style-name="T4">G</text:span><text:span text:style-name="T4">a</text:span><text:span text:style-name="T4">s</text:span><text:span text:style-name="T4">e</text:span><text:span text:style-name="T4">o</text:span><text:span text:style-name="T4">u</text:span><text:span text:style-name="T4">s </text:span><text:span text:style-name="T4">F</text:span><text:span text:style-name="T4">o</text:span><text:span text:style-name="T4">r</text:span><text:span text:style-name="T4">m 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4</text:span><text:span text:style-name="T4">4 </text:span></text:p>
          </draw:text-box>
        </draw:frame>
        <draw:frame draw:style-name="gr8" draw:text-style-name="P12" draw:layer="layout" svg:width="0.493cm" svg:height="0.666cm" svg:x="7.675cm" svg:y="22.67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9cm" svg:height="0.008cm" svg:x="8.034cm" svg:y="23.218cm" svg:viewBox="0 0 6030 9" draw:points="0,0 6030,0 6030,9 0,9">
          <text:p/>
        </draw:polygon>
        <draw:frame draw:style-name="gr12" draw:text-style-name="P11" draw:layer="layout" svg:width="6.141cm" svg:height="0.471cm" svg:x="7.976cm" svg:y="22.826cm">
          <draw:text-box>
            <text:p text:style-name="P9"><text:span text:style-name="T4"><text:s/></text:span><text:span text:style-name="T4">G</text:span><text:span text:style-name="T4">l</text:span><text:span text:style-name="T4">y</text:span><text:span text:style-name="T4">p</text:span><text:span text:style-name="T4">h </text:span><text:span text:style-name="T4">o</text:span><text:span text:style-name="T4">f </text:span><text:span text:style-name="T4">W</text:span><text:span text:style-name="T4">a</text:span><text:span text:style-name="T4">r</text:span><text:span text:style-name="T4">d</text:span><text:span text:style-name="T4">i</text:span><text:span text:style-name="T4">n</text:span><text:span text:style-name="T4">g 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4</text:span><text:span text:style-name="T4">5 </text:span></text:p>
          </draw:text-box>
        </draw:frame>
        <draw:frame draw:style-name="gr8" draw:text-style-name="P12" draw:layer="layout" svg:width="0.493cm" svg:height="0.666cm" svg:x="7.675cm" svg:y="23.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8.034cm" svg:y="23.785cm" svg:viewBox="0 0 6008 9" draw:points="0,0 6008,0 6008,9 0,9">
          <text:p/>
        </draw:polygon>
        <draw:frame draw:style-name="gr20" draw:text-style-name="P11" draw:layer="layout" svg:width="10.162cm" svg:height="0.471cm" svg:x="7.976cm" svg:y="23.394cm">
          <draw:text-box>
            <text:p text:style-name="P9"><text:span text:style-name="T4"><text:s/></text:span><text:span text:style-name="T4">H</text:span><text:span text:style-name="T4">a</text:span><text:span text:style-name="T4">s</text:span><text:span text:style-name="T4">t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5</text:span><text:span text:style-name="T4">0 </text:span></text:p>
          </draw:text-box>
        </draw:frame>
        <draw:frame draw:style-name="gr8" draw:text-style-name="P12" draw:layer="layout" svg:width="0.493cm" svg:height="0.666cm" svg:x="7.675cm" svg:y="23.80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4.352cm" svg:viewBox="0 0 5987 10" draw:points="0,0 5987,0 5987,10 0,10">
          <text:p/>
        </draw:polygon>
        <draw:frame draw:style-name="gr12" draw:text-style-name="P11" draw:layer="layout" svg:width="6.141cm" svg:height="0.471cm" svg:x="7.976cm" svg:y="23.961cm">
          <draw:text-box>
            <text:p text:style-name="P9"><text:span text:style-name="T4"><text:s/></text:span><text:span text:style-name="T4">P</text:span><text:span text:style-name="T4">r</text:span><text:span text:style-name="T4">o</text:span><text:span text:style-name="T4">t</text:span><text:span text:style-name="T4">. </text:span><text:span text:style-name="T4">f</text:span><text:span text:style-name="T4">r</text:span><text:span text:style-name="T4">o</text:span><text:span text:style-name="T4">m </text:span><text:span text:style-name="T4">E</text:span><text:span text:style-name="T4">n</text:span><text:span text:style-name="T4">e</text:span><text:span text:style-name="T4">r</text:span><text:span text:style-name="T4">g</text:span><text:span text:style-name="T4">y 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7</text:span><text:span text:style-name="T4">0 </text:span></text:p>
          </draw:text-box>
        </draw:frame>
        <draw:frame draw:style-name="gr8" draw:text-style-name="P12" draw:layer="layout" svg:width="0.493cm" svg:height="0.666cm" svg:x="7.675cm" svg:y="24.37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1cm" svg:x="8.034cm" svg:y="24.919cm" svg:viewBox="0 0 5996 11" draw:points="0,0 5996,0 5996,11 0,11">
          <text:p/>
        </draw:polygon>
        <draw:frame draw:style-name="gr12" draw:text-style-name="P11" draw:layer="layout" svg:width="6.141cm" svg:height="0.471cm" svg:x="7.976cm" svg:y="24.528cm">
          <draw:text-box>
            <text:p text:style-name="P9"><text:span text:style-name="T4"><text:s/></text:span><text:span text:style-name="T4">R</text:span><text:span text:style-name="T4">e</text:span><text:span text:style-name="T4">v</text:span><text:span text:style-name="T4">i</text:span><text:span text:style-name="T4">v</text:span><text:span text:style-name="T4">i</text:span><text:span text:style-name="T4">f</text:span><text:span text:style-name="T4">y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7</text:span><text:span text:style-name="T4">2 </text:span></text:p>
          </draw:text-box>
        </draw:frame>
        <draw:frame draw:style-name="gr8" draw:text-style-name="P12" draw:layer="layout" svg:width="0.493cm" svg:height="0.666cm" svg:x="7.675cm" svg:y="24.9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25.491cm" svg:viewBox="0 0 5987 9" draw:points="0,0 5987,0 5987,9 0,9">
          <text:p/>
        </draw:polygon>
        <draw:frame draw:style-name="gr12" draw:text-style-name="P3" draw:layer="layout" svg:width="6.141cm" svg:height="0.471cm" svg:x="7.978cm" svg:y="25.1cm">
          <draw:text-box>
            <text:p text:style-name="P9"><text:span text:style-name="T4"><text:s/></text:span><text:span text:style-name="T4">T</text:span><text:span text:style-name="T4">i</text:span><text:span text:style-name="T4">n</text:span><text:span text:style-name="T4">y </text:span><text:span text:style-name="T4">S</text:span><text:span text:style-name="T4">e</text:span><text:span text:style-name="T4">r</text:span><text:span text:style-name="T4">v</text:span><text:span text:style-name="T4">a</text:span><text:span text:style-name="T4">n</text:span><text:span text:style-name="T4">t 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X</text:span><text:span text:style-name="T4">G</text:span><text:span text:style-name="T4">E </text:span><text:span text:style-name="T4">1</text:span><text:span text:style-name="T4">6</text:span><text:span text:style-name="T4">8 </text:span></text:p>
          </draw:text-box>
        </draw:frame>
        <draw:frame draw:style-name="gr8" draw:text-style-name="P12" draw:layer="layout" svg:width="0.493cm" svg:height="0.666cm" svg:x="7.675cm" svg:y="25.51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9cm" svg:x="8.034cm" svg:y="26.058cm" svg:viewBox="0 0 6000 10" draw:points="0,0 6000,0 6000,10 0,10">
          <text:p/>
        </draw:polygon>
        <draw:frame draw:style-name="gr12" draw:text-style-name="P11" draw:layer="layout" svg:width="6.141cm" svg:height="0.471cm" svg:x="7.976cm" svg:y="25.667cm">
          <draw:text-box>
            <text:p text:style-name="P9"><text:span text:style-name="T4"><text:s/></text:span><text:span text:style-name="T4">Water Breathing <text:s text:c="4"/>PHB 287 </text:span></text:p>
          </draw:text-box>
        </draw:frame>
        <draw:frame draw:style-name="gr8" draw:text-style-name="P12" draw:layer="layout" svg:width="0.493cm" svg:height="0.666cm" svg:x="7.675cm" svg:y="26.0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8.034cm" svg:y="26.625cm" svg:viewBox="0 0 5953 10" draw:points="0,0 5953,0 5953,10 0,10">
          <text:p/>
        </draw:polygon>
        <draw:frame draw:style-name="gr12" draw:text-style-name="P11" draw:layer="layout" svg:width="6.141cm" svg:height="0.471cm" svg:x="7.976cm" svg:y="26.234cm">
          <draw:text-box>
            <text:p text:style-name="P9"><text:span text:style-name="T4"><text:s/></text:span><text:span text:style-name="T4">Water Walk <text:s text:c="9"/>PHB 287 </text:span></text:p>
          </draw:text-box>
        </draw:frame>
        <draw:frame draw:style-name="gr4" draw:text-style-name="P5" draw:layer="layout" svg:width="0.35cm" svg:height="0.471cm" svg:x="20.532cm" svg:y="5.57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5.87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6.424cm" svg:viewBox="0 0 5940 9" draw:points="0,0 5940,0 5940,9 0,9">
          <text:p/>
        </draw:polygon>
        <draw:frame draw:style-name="gr7" draw:text-style-name="P11" draw:layer="layout" svg:width="6.987cm" svg:height="0.471cm" svg:x="14.482cm" svg:y="6.033cm">
          <draw:text-box>
            <text:p text:style-name="P9"><text:span text:style-name="T4"><text:s/></text:span><text:span text:style-name="T4">A</text:span><text:span text:style-name="T4">r</text:span><text:span text:style-name="T4">c</text:span><text:span text:style-name="T4">a</text:span><text:span text:style-name="T4">n</text:span><text:span text:style-name="T4">e </text:span><text:span text:style-name="T4">E</text:span><text:span text:style-name="T4">y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1</text:span><text:span text:style-name="T4">4 </text:span></text:p>
          </draw:text-box>
        </draw:frame>
        <draw:frame draw:style-name="gr8" draw:text-style-name="P12" draw:layer="layout" svg:width="0.493cm" svg:height="0.666cm" svg:x="14.182cm" svg:y="6.4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1cm" svg:x="14.541cm" svg:y="6.991cm" svg:viewBox="0 0 5928 11" draw:points="0,0 5928,0 5928,11 0,11">
          <text:p/>
        </draw:polygon>
        <draw:frame draw:style-name="gr14" draw:text-style-name="P11" draw:layer="layout" svg:width="6.776cm" svg:height="0.471cm" svg:x="14.482cm" svg:y="6.6cm">
          <draw:text-box>
            <text:p text:style-name="P9"><text:span text:style-name="T4"><text:s/>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l </text:span><text:span text:style-name="T4">B</text:span><text:span text:style-name="T4">a</text:span><text:span text:style-name="T4">n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X</text:span><text:span text:style-name="T4">G</text:span><text:span text:style-name="T4">E </text:span><text:span text:style-name="T4">1</text:span><text:span text:style-name="T4">5</text:span><text:span text:style-name="T4">5 </text:span></text:p>
          </draw:text-box>
        </draw:frame>
        <draw:frame draw:style-name="gr8" draw:text-style-name="P12" draw:layer="layout" svg:width="0.493cm" svg:height="0.666cm" svg:x="14.182cm" svg:y="7.0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4.541cm" svg:y="7.559cm" svg:viewBox="0 0 5953 9" draw:points="0,0 5953,0 5953,9 0,9">
          <text:p/>
        </draw:polygon>
        <draw:frame draw:style-name="gr14" draw:text-style-name="P11" draw:layer="layout" svg:width="6.776cm" svg:height="0.471cm" svg:x="14.482cm" svg:y="7.167cm">
          <draw:text-box>
            <text:p text:style-name="P9"><text:span text:style-name="T4"><text:s/></text:span><text:span text:style-name="T4">F</text:span><text:span text:style-name="T4">a</text:span><text:span text:style-name="T4">b</text:span><text:span text:style-name="T4">r</text:span><text:span text:style-name="T4">i</text:span><text:span text:style-name="T4">c</text:span><text:span text:style-name="T4">a</text:span><text:span text:style-name="T4">t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3</text:span><text:span text:style-name="T4">9 </text:span></text:p>
          </draw:text-box>
        </draw:frame>
        <draw:frame draw:style-name="gr8" draw:text-style-name="P12" draw:layer="layout" svg:width="0.493cm" svg:height="0.666cm" svg:x="14.182cm" svg:y="7.5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8cm" svg:x="14.541cm" svg:y="8.126cm" svg:viewBox="0 0 5928 9" draw:points="0,0 5928,0 5928,9 0,9">
          <text:p/>
        </draw:polygon>
        <draw:frame draw:style-name="gr21" draw:text-style-name="P11" draw:layer="layout" svg:width="8.046cm" svg:height="0.471cm" svg:x="14.482cm" svg:y="7.734cm">
          <draw:text-box>
            <text:p text:style-name="P9"><text:span text:style-name="T4"><text:s/></text:span><text:span text:style-name="T4">F</text:span><text:span text:style-name="T4">r</text:span><text:span text:style-name="T4">e</text:span><text:span text:style-name="T4">e</text:span><text:span text:style-name="T4">d</text:span><text:span text:style-name="T4">o</text:span><text:span text:style-name="T4">m </text:span><text:span text:style-name="T4">o</text:span><text:span text:style-name="T4">f </text:span><text:span text:style-name="T4">M</text:span><text:span text:style-name="T4">o</text:span><text:span text:style-name="T4">v</text:span><text:span text:style-name="T4">e</text:span><text:span text:style-name="T4">m</text:span><text:span text:style-name="T4">e</text:span><text:span text:style-name="T4">n</text:span><text:span text:style-name="T4">t </text:span><text:span text:style-name="T4"><text:s/></text:span><text:span text:style-name="T4">P</text:span><text:span text:style-name="T4">H</text:span><text:span text:style-name="T4">B </text:span><text:span text:style-name="T4">2</text:span><text:span text:style-name="T4">4</text:span><text:span text:style-name="T4">4 </text:span></text:p>
          </draw:text-box>
        </draw:frame>
        <draw:frame draw:style-name="gr8" draw:text-style-name="P12" draw:layer="layout" svg:width="0.493cm" svg:height="0.666cm" svg:x="14.182cm" svg:y="8.1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4.541cm" svg:y="8.693cm" svg:viewBox="0 0 5953 10" draw:points="0,0 5953,0 5953,10 0,10">
          <text:p/>
        </draw:polygon>
        <draw:frame draw:style-name="gr18" draw:text-style-name="P11" draw:layer="layout" svg:width="6.352cm" svg:height="0.471cm" svg:x="14.482cm" svg:y="8.302cm">
          <draw:text-box>
            <text:p text:style-name="P9"><text:span text:style-name="T4"><text:s/></text:span><text:span text:style-name="T4">L</text:span><text:span text:style-name="T4">e</text:span><text:span text:style-name="T4">o</text:span><text:span text:style-name="T4">. </text:span><text:span text:style-name="T4">S</text:span><text:span text:style-name="T4">e</text:span><text:span text:style-name="T4">c</text:span><text:span text:style-name="T4">r</text:span><text:span text:style-name="T4">e</text:span><text:span text:style-name="T4">t </text:span><text:span text:style-name="T4">C</text:span><text:span text:style-name="T4">h</text:span><text:span text:style-name="T4">e</text:span><text:span text:style-name="T4">s</text:span><text:span text:style-name="T4">t 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5</text:span><text:span text:style-name="T4">4 </text:span></text:p>
          </draw:text-box>
        </draw:frame>
        <draw:frame draw:style-name="gr8" draw:text-style-name="P12" draw:layer="layout" svg:width="0.493cm" svg:height="0.666cm" svg:x="14.182cm" svg:y="8.7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4.541cm" svg:y="9.265cm" svg:viewBox="0 0 5932 9" draw:points="0,0 5932,0 5932,9 0,9">
          <text:p/>
        </draw:polygon>
        <draw:frame draw:style-name="gr9" draw:text-style-name="P11" draw:layer="layout" svg:width="6.564cm" svg:height="0.471cm" svg:x="14.482cm" svg:y="8.873cm">
          <draw:text-box>
            <text:p text:style-name="P9"><text:span text:style-name="T4"><text:s/></text:span><text:span text:style-name="T4">M</text:span><text:span text:style-name="T4">’</text:span><text:span text:style-name="T4">s </text:span><text:span text:style-name="T4">F</text:span><text:span text:style-name="T4">a</text:span><text:span text:style-name="T4">i</text:span><text:span text:style-name="T4">t</text:span><text:span text:style-name="T4">h</text:span><text:span text:style-name="T4">f</text:span><text:span text:style-name="T4">u</text:span><text:span text:style-name="T4">l </text:span><text:span text:style-name="T4">H</text:span><text:span text:style-name="T4">o</text:span><text:span text:style-name="T4">u</text:span><text:span text:style-name="T4">n</text:span><text:span text:style-name="T4">d 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6</text:span><text:span text:style-name="T4">1 </text:span></text:p>
          </draw:text-box>
        </draw:frame>
        <draw:frame draw:style-name="gr8" draw:text-style-name="P12" draw:layer="layout" svg:width="0.493cm" svg:height="0.666cm" svg:x="14.182cm" svg:y="9.2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4.541cm" svg:y="9.832cm" svg:viewBox="0 0 5945 9" draw:points="0,0 5945,0 5945,9 0,9">
          <text:p/>
        </draw:polygon>
        <draw:frame draw:style-name="gr14" draw:text-style-name="P11" draw:layer="layout" svg:width="6.776cm" svg:height="0.471cm" svg:x="14.482cm" svg:y="9.441cm">
          <draw:text-box>
            <text:p text:style-name="P9"><text:span text:style-name="T4"><text:s/></text:span><text:span text:style-name="T4">M</text:span><text:span text:style-name="T4">’</text:span><text:span text:style-name="T4">s </text:span><text:span text:style-name="T4">P</text:span><text:span text:style-name="T4">r</text:span><text:span text:style-name="T4">i</text:span><text:span text:style-name="T4">v</text:span><text:span text:style-name="T4">a</text:span><text:span text:style-name="T4">t</text:span><text:span text:style-name="T4">e </text:span><text:span text:style-name="T4">S</text:span><text:span text:style-name="T4">a</text:span><text:span text:style-name="T4">n</text:span><text:span text:style-name="T4">c</text:span><text:span text:style-name="T4">t</text:span><text:span text:style-name="T4">u</text:span><text:span text:style-name="T4">m </text:span><text:span text:style-name="T4"><text:s/></text:span><text:span text:style-name="T4">P</text:span><text:span text:style-name="T4">H</text:span><text:span text:style-name="T4">B </text:span><text:span text:style-name="T4">2</text:span><text:span text:style-name="T4">6</text:span><text:span text:style-name="T4">2 </text:span></text:p>
          </draw:text-box>
        </draw:frame>
        <draw:frame draw:style-name="gr8" draw:text-style-name="P12" draw:layer="layout" svg:width="0.493cm" svg:height="0.666cm" svg:x="14.182cm" svg:y="9.8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1cm" svg:x="14.541cm" svg:y="10.399cm" svg:viewBox="0 0 5932 11" draw:points="0,0 5932,0 5932,11 0,11">
          <text:p/>
        </draw:polygon>
        <draw:frame draw:style-name="gr14" draw:text-style-name="P11" draw:layer="layout" svg:width="6.776cm" svg:height="0.471cm" svg:x="14.482cm" svg:y="10.008cm">
          <draw:text-box>
            <text:p text:style-name="P9"><text:span text:style-name="T4"><text:s/></text:span><text:span text:style-name="T4">O</text:span><text:span text:style-name="T4">’</text:span><text:span text:style-name="T4">s </text:span><text:span text:style-name="T4">R</text:span><text:span text:style-name="T4">e</text:span><text:span text:style-name="T4">s</text:span><text:span text:style-name="T4">i</text:span><text:span text:style-name="T4">l</text:span><text:span text:style-name="T4">i</text:span><text:span text:style-name="T4">e</text:span><text:span text:style-name="T4">n</text:span><text:span text:style-name="T4">t </text:span><text:span text:style-name="T4">S</text:span><text:span text:style-name="T4">p</text:span><text:span text:style-name="T4">h</text:span><text:span text:style-name="T4">e</text:span><text:span text:style-name="T4">r</text:span><text:span text:style-name="T4">e </text:span><text:span text:style-name="T4">P</text:span><text:span text:style-name="T4">H</text:span><text:span text:style-name="T4">B </text:span><text:span text:style-name="T4">2</text:span><text:span text:style-name="T4">6</text:span><text:span text:style-name="T4">4 </text:span></text:p>
          </draw:text-box>
        </draw:frame>
        <draw:frame draw:style-name="gr8" draw:text-style-name="P12" draw:layer="layout" svg:width="0.493cm" svg:height="0.666cm" svg:x="14.182cm" svg:y="10.4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4.541cm" svg:y="10.966cm" svg:viewBox="0 0 5949 10" draw:points="0,0 5949,0 5949,10 0,10">
          <text:p/>
        </draw:polygon>
        <draw:frame draw:style-name="gr14" draw:text-style-name="P11" draw:layer="layout" svg:width="6.776cm" svg:height="0.471cm" svg:x="14.482cm" svg:y="10.575cm">
          <draw:text-box>
            <text:p text:style-name="P9"><text:span text:style-name="T4"><text:s/></text:span><text:span text:style-name="T4">S</text:span><text:span text:style-name="T4">t</text:span><text:span text:style-name="T4">o</text:span><text:span text:style-name="T4">n</text:span><text:span text:style-name="T4">e </text:span><text:span text:style-name="T4">S</text:span><text:span text:style-name="T4">h</text:span><text:span text:style-name="T4">a</text:span><text:span text:style-name="T4">p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7</text:span><text:span text:style-name="T4">8 </text:span></text:p>
          </draw:text-box>
        </draw:frame>
        <draw:frame draw:style-name="gr8" draw:text-style-name="P12" draw:layer="layout" svg:width="0.493cm" svg:height="0.666cm" svg:x="14.182cm" svg:y="10.9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1.534cm" svg:viewBox="0 0 5923 9" draw:points="0,0 5923,0 5923,9 0,9">
          <text:p/>
        </draw:polygon>
        <draw:frame draw:style-name="gr7" draw:text-style-name="P11" draw:layer="layout" svg:width="6.987cm" svg:height="0.471cm" svg:x="14.482cm" svg:y="11.142cm">
          <draw:text-box>
            <text:p text:style-name="P9"><text:span text:style-name="T4"><text:s/></text:span><text:span text:style-name="T4">S</text:span><text:span text:style-name="T4">t</text:span><text:span text:style-name="T4">o</text:span><text:span text:style-name="T4">n</text:span><text:span text:style-name="T4">e</text:span><text:span text:style-name="T4">s</text:span><text:span text:style-name="T4">k</text:span><text:span text:style-name="T4">i</text:span><text:span text:style-name="T4">n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7</text:span><text:span text:style-name="T4">8 </text:span></text:p>
          </draw:text-box>
        </draw:frame>
        <draw:frame draw:style-name="gr8" draw:text-style-name="P12" draw:layer="layout" svg:width="0.493cm" svg:height="0.666cm" svg:x="14.182cm" svg:y="11.5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8cm" svg:x="14.541cm" svg:y="12.101cm" svg:viewBox="0 0 5911 9" draw:points="0,0 5911,0 5911,9 0,9">
          <text:p/>
        </draw:polygon>
        <draw:frame draw:style-name="gr7" draw:text-style-name="P11" draw:layer="layout" svg:width="6.987cm" svg:height="0.471cm" svg:x="14.482cm" svg:y="11.71cm">
          <draw:text-box>
            <text:p text:style-name="P9"><text:span text:style-name="T4"><text:s/></text:span><text:span text:style-name="T4">V</text:span><text:span text:style-name="T4">i</text:span><text:span text:style-name="T4">t</text:span><text:span text:style-name="T4">r</text:span><text:span text:style-name="T4">i</text:span><text:span text:style-name="T4">o</text:span><text:span text:style-name="T4">l</text:span><text:span text:style-name="T4">i</text:span><text:span text:style-name="T4">c </text:span><text:span text:style-name="T4">S</text:span><text:span text:style-name="T4">p</text:span><text:span text:style-name="T4">h</text:span><text:span text:style-name="T4">e</text:span><text:span text:style-name="T4">r</text:span><text:span text:style-name="T4">e </text:span><text:span text:style-name="T4"><text:s text:c="2"/></text:span><text:span text:style-name="T4"><text:s text:c="2"/></text:span><text:span text:style-name="T4">X</text:span><text:span text:style-name="T4">G</text:span><text:span text:style-name="T4">E </text:span><text:span text:style-name="T4">1</text:span><text:span text:style-name="T4">7</text:span><text:span text:style-name="T4">0</text:span></text:p>
          </draw:text-box>
        </draw:frame>
        <draw:frame draw:style-name="gr4" draw:text-style-name="P5" draw:layer="layout" svg:width="0.35cm" svg:height="0.471cm" svg:x="20.532cm" svg:y="13.212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13.5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9cm" svg:x="14.541cm" svg:y="14.065cm" svg:viewBox="0 0 5932 10" draw:points="0,0 5932,0 5932,10 0,10">
          <text:p/>
        </draw:polygon>
        <draw:frame draw:style-name="gr14" draw:text-style-name="P11" draw:layer="layout" svg:width="6.776cm" svg:height="0.471cm" svg:x="14.482cm" svg:y="13.674cm">
          <draw:text-box>
            <text:p text:style-name="P9"><text:span text:style-name="T4"><text:s/></text:span><text:span text:style-name="T4">Animate Objects <text:s text:c="5"/>PHB 213 </text:span></text:p>
          </draw:text-box>
        </draw:frame>
        <draw:frame draw:style-name="gr8" draw:text-style-name="P12" draw:layer="layout" svg:width="0.493cm" svg:height="0.666cm" svg:x="14.182cm" svg:y="14.0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4.637cm" svg:viewBox="0 0 5923 9" draw:points="0,0 5923,0 5923,9 0,9">
          <text:p/>
        </draw:polygon>
        <draw:frame draw:style-name="gr7" draw:text-style-name="P11" draw:layer="layout" svg:width="6.987cm" svg:height="0.471cm" svg:x="14.482cm" svg:y="14.245cm">
          <draw:text-box>
            <text:p text:style-name="P9"><text:span text:style-name="T4"><text:s/></text:span><text:span text:style-name="T4">Bigby’s Hand <text:s text:c="8"/>PHB 218 </text:span></text:p>
          </draw:text-box>
        </draw:frame>
        <draw:frame draw:style-name="gr8" draw:text-style-name="P12" draw:layer="layout" svg:width="0.493cm" svg:height="0.666cm" svg:x="14.182cm" svg:y="14.6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15.204cm" svg:viewBox="0 0 5940 9" draw:points="0,0 5940,0 5940,9 0,9">
          <text:p/>
        </draw:polygon>
        <draw:frame draw:style-name="gr13" draw:text-style-name="P11" draw:layer="layout" svg:width="7.199cm" svg:height="0.471cm" svg:x="14.482cm" svg:y="14.813cm">
          <draw:text-box>
            <text:p text:style-name="P9"><text:span text:style-name="T4"><text:s/></text:span><text:span text:style-name="T4">Creation <text:s text:c="12"/>PHB 220 </text:span></text:p>
          </draw:text-box>
        </draw:frame>
        <draw:frame draw:style-name="gr8" draw:text-style-name="P12" draw:layer="layout" svg:width="0.493cm" svg:height="0.666cm" svg:x="14.182cm" svg:y="15.22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9cm" svg:x="14.541cm" svg:y="15.771cm" svg:viewBox="0 0 5970 10" draw:points="0,0 5970,0 5970,10 0,10">
          <text:p/>
        </draw:polygon>
        <draw:frame draw:style-name="gr13" draw:text-style-name="P11" draw:layer="layout" svg:width="7.199cm" svg:height="0.471cm" svg:x="14.482cm" svg:y="15.38cm">
          <draw:text-box>
            <text:p text:style-name="P9"><text:span text:style-name="T4"><text:s/></text:span><text:span text:style-name="T4">Greater Restoration <text:s/>PHB 246 </text:span></text:p>
          </draw:text-box>
        </draw:frame>
        <draw:frame draw:style-name="gr8" draw:text-style-name="P12" draw:layer="layout" svg:width="0.493cm" svg:height="0.666cm" svg:x="14.182cm" svg:y="15.7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9cm" svg:x="14.541cm" svg:y="16.338cm" svg:viewBox="0 0 5928 10" draw:points="0,0 5928,0 5928,10 0,10">
          <text:p/>
        </draw:polygon>
        <draw:frame draw:style-name="gr7" draw:text-style-name="P11" draw:layer="layout" svg:width="6.987cm" svg:height="0.471cm" svg:x="14.482cm" svg:y="15.947cm">
          <draw:text-box>
            <text:p text:style-name="P9"><text:span text:style-name="T4"><text:s/></text:span><text:span text:style-name="T4">Skill Empowerment <text:s text:c="3"/>XGE 165 </text:span></text:p>
          </draw:text-box>
        </draw:frame>
        <draw:frame draw:style-name="gr8" draw:text-style-name="P12" draw:layer="layout" svg:width="0.493cm" svg:height="0.666cm" svg:x="14.182cm" svg:y="16.3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14.541cm" svg:y="16.906cm" svg:viewBox="0 0 5983 9" draw:points="0,0 5983,0 5983,9 0,9">
          <text:p/>
        </draw:polygon>
        <draw:frame draw:style-name="gr9" draw:text-style-name="P11" draw:layer="layout" svg:width="6.564cm" svg:height="0.471cm" svg:x="14.482cm" svg:y="16.514cm">
          <draw:text-box>
            <text:p text:style-name="P9"><text:span text:style-name="T4"><text:s/>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u</text:span><text:span text:style-name="T4">t</text:span><text:span text:style-name="T4">e </text:span><text:span text:style-name="T4">R</text:span><text:span text:style-name="T4">o</text:span><text:span text:style-name="T4">c</text:span><text:span text:style-name="T4">k </text:span><text:span text:style-name="T4"><text:s text:c="2"/></text:span><text:span text:style-name="T4"><text:s text:c="2"/></text:span><text:span text:style-name="T4"><text:s text:c="2"/></text:span><text:span text:style-name="T4">X</text:span><text:span text:style-name="T4">G</text:span><text:span text:style-name="T4">E </text:span><text:span text:style-name="T4">1</text:span><text:span text:style-name="T4">6</text:span><text:span text:style-name="T4">9 </text:span></text:p>
          </draw:text-box>
        </draw:frame>
        <draw:frame draw:style-name="gr8" draw:text-style-name="P12" draw:layer="layout" svg:width="0.493cm" svg:height="0.666cm" svg:x="14.182cm" svg:y="16.9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8cm" svg:x="14.541cm" svg:y="17.473cm" svg:viewBox="0 0 5962 9" draw:points="0,0 5962,0 5962,9 0,9">
          <text:p/>
        </draw:polygon>
        <draw:frame draw:style-name="gr14" draw:text-style-name="P11" draw:layer="layout" svg:width="6.776cm" svg:height="0.471cm" svg:x="14.482cm" svg:y="17.082cm">
          <draw:text-box>
            <text:p text:style-name="P9"><text:span text:style-name="T4"><text:s/></text:span><text:span text:style-name="T4">Wall of Stone <text:s text:c="7"/>PHB 287 </text:span></text:p>
          </draw:text-box>
        </draw:frame>
        <draw:frame draw:style-name="gr4" draw:text-style-name="P5" draw:layer="layout" svg:width="0.35cm" svg:height="0.471cm" svg:x="14.182cm" svg:y="17.54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59cm" svg:y="23.64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59cm" svg:y="24.128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6.848cm" svg:y="25.102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8.117cm" svg:y="25.102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20.659cm" svg:y="25.102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6.848cm" svg:y="25.589cm">
          <draw:text-box>
            <text:p text:style-name="P3"><text:span text:style-name="T2"><text:s/></text:span></text:p>
          </draw:text-box>
        </draw:frame>
        <draw:frame draw:style-name="gr22" draw:text-style-name="P17" draw:layer="layout" svg:width="4.46cm" svg:height="0.471cm" svg:x="14.322cm" svg:y="25.713cm">
          <draw:text-box>
            <text:p text:style-name="P3"><text:span text:style-name="T26">Hellish Rebuke [ <text:s/>]</text:span></text:p>
          </draw:text-box>
        </draw:frame>
        <draw:frame draw:style-name="gr4" draw:text-style-name="P17" draw:layer="layout" svg:width="0.35cm" svg:height="0.471cm" svg:x="19.39cm" svg:y="25.589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20.659cm" svg:y="25.589cm">
          <draw:text-box>
            <text:p text:style-name="P3"><text:span text:style-name="T2"><text:s/></text:span></text:p>
          </draw:text-box>
        </draw:frame>
        <draw:frame draw:style-name="gr23" draw:text-style-name="P18" draw:layer="layout" svg:width="0.379cm" svg:height="0.568cm" svg:x="15.596cm" svg:y="25.98cm">
          <draw:text-box>
            <text:p text:style-name="P3"><text:span text:style-name="T27"><text:s/></text:span></text:p>
          </draw:text-box>
        </draw:frame>
        <draw:frame draw:style-name="gr24" draw:text-style-name="P18" draw:layer="layout" svg:width="0.422cm" svg:height="0.568cm" svg:x="16.821cm" svg:y="25.98cm">
          <draw:text-box>
            <text:p text:style-name="P3"><text:span text:style-name="T27"><text:s/></text:span></text:p>
          </draw:text-box>
        </draw:frame>
        <draw:frame draw:style-name="gr24" draw:text-style-name="P18" draw:layer="layout" svg:width="0.422cm" svg:height="0.568cm" svg:x="18.093cm" svg:y="25.98cm">
          <draw:text-box>
            <text:p text:style-name="P3"><text:span text:style-name="T27"><text:s/></text:span></text:p>
          </draw:text-box>
        </draw:frame>
        <draw:frame draw:style-name="gr4" draw:text-style-name="P17" draw:layer="layout" svg:width="0.35cm" svg:height="0.471cm" svg:x="19.389cm" svg:y="26.63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326cm" svg:y="26.635cm" svg:viewBox="0 0 6351 9" draw:points="0,0 6351,0 6351,9 0,9">
          <text:p/>
        </draw:polygon>
        <draw:frame draw:style-name="gr24" draw:text-style-name="P18" draw:layer="layout" svg:width="0.422cm" svg:height="0.568cm" svg:x="20.632cm" svg:y="25.98cm">
          <draw:text-box>
            <text:p text:style-name="P3"><text:span text:style-name="T27"><text:s/></text:span></text:p>
          </draw:text-box>
        </draw:frame>
        <draw:frame draw:style-name="gr24" draw:text-style-name="P19" draw:layer="layout" svg:width="0.422cm" svg:height="0.568cm" svg:x="17.993cm" svg:y="26.496cm">
          <draw:text-box>
            <text:p text:style-name="P3"><text:span text:style-name="T27"><text:s/></text:span></text:p>
          </draw:text-box>
        </draw:frame>
        <draw:frame draw:style-name="gr4" draw:text-style-name="P17" draw:layer="layout" svg:width="0.35cm" svg:height="0.471cm" svg:x="19.262cm" svg:y="26.573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20.532cm" svg:y="26.573cm">
          <draw:text-box>
            <text:p text:style-name="P3"><text:span text:style-name="T2"><text:s/></text:span></text:p>
          </draw:text-box>
        </draw:frame>
        <draw:g draw:name="1st level">
          <draw:g>
            <draw:polygon draw:style-name="gr25" draw:text-style-name="P2" draw:layer="layout" svg:width="5.751cm" svg:height="0.922cm" svg:x="1.465cm" svg:y="16.741cm" svg:viewBox="0 0 5752 923" draw:points="5582,923 5752,718 5752,206 5582,0 0,0 0,923">
              <text:p/>
            </draw:polygon>
            <draw:polygon draw:style-name="gr25" draw:text-style-name="P2" draw:layer="layout" svg:width="0.455cm" svg:height="1.024cm" svg:x="1.202cm" svg:y="16.69cm" svg:viewBox="0 0 456 1025" draw:points="0,936 0,90 95,0 456,313 456,712 95,1025">
              <text:p/>
            </draw:polygon>
            <draw:path draw:style-name="gr26" draw:text-style-name="P20" draw:layer="layout" svg:width="0.561cm" svg:height="1.167cm" svg:x="1.149cm" svg:y="16.6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6.7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6.5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27" draw:text-style-name="P21" draw:layer="layout" svg:width="1.844cm" svg:height="0.225cm" svg:x="4.507cm" svg:y="16.48cm">
              <draw:text-box>
                <text:p text:style-name="P3"><text:span text:style-name="T28">SL</text:span><text:span text:style-name="T28">OT</text:span><text:span text:style-name="T28">S </text:span><text:span text:style-name="T28">EX</text:span><text:span text:style-name="T28">PE</text:span><text:span text:style-name="T28">ND</text:span><text:span text:style-name="T28">ED</text:span></text:p>
              </draw:text-box>
            </draw:frame>
            <draw:frame draw:style-name="gr28" draw:text-style-name="P21" draw:layer="layout" svg:width="1.374cm" svg:height="0.225cm" svg:x="1.795cm" svg:y="16.48cm">
              <draw:text-box>
                <text:p text:style-name="P3"><text:span text:style-name="T28">SL</text:span><text:span text:style-name="T28">OT</text:span><text:span text:style-name="T28">S </text:span><text:span text:style-name="T28">TO</text:span><text:span text:style-name="T28">TA</text:span><text:span text:style-name="T28">L</text:span></text:p>
              </draw:text-box>
            </draw:frame>
            <draw:frame draw:style-name="gr29" draw:text-style-name="P19" draw:layer="layout" svg:width="0.422cm" svg:height="0.475cm" svg:x="1.324cm" svg:y="16.957cm">
              <draw:text-box>
                <text:p text:style-name="P3"><text:span text:style-name="T29">1</text:span></text:p>
              </draw:text-box>
            </draw:frame>
            <draw:frame draw:style-name="gr30" draw:text-style-name="P23" draw:layer="layout" svg:width="1.432cm" svg:height="0.732cm" svg:x="1.798cm" svg:y="16.846cm">
              <draw:text-box>
                <text:p text:style-name="P22">3</text:p>
              </draw:text-box>
            </draw:frame>
          </draw:g>
        </draw:g>
        <draw:g draw:name="1st level 1">
          <draw:g>
            <draw:polygon draw:style-name="gr25" draw:text-style-name="P2" draw:layer="layout" svg:width="5.751cm" svg:height="0.922cm" svg:x="8.105cm" svg:y="17.589cm" svg:viewBox="0 0 5752 923" draw:points="5582,923 5752,718 5752,206 5582,0 0,0 0,923">
              <text:p/>
            </draw:polygon>
            <draw:polygon draw:style-name="gr25" draw:text-style-name="P2" draw:layer="layout" svg:width="0.455cm" svg:height="1.024cm" svg:x="7.842cm" svg:y="17.538cm" svg:viewBox="0 0 456 1025" draw:points="0,936 0,90 95,0 456,313 456,712 95,1025">
              <text:p/>
            </draw:polygon>
            <draw:path draw:style-name="gr26" draw:text-style-name="P20" draw:layer="layout" svg:width="0.561cm" svg:height="1.167cm" svg:x="7.789cm" svg:y="17.4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7.5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7.3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29" draw:text-style-name="P19" draw:layer="layout" svg:width="0.422cm" svg:height="0.475cm" svg:x="7.964cm" svg:y="17.805cm">
              <draw:text-box>
                <text:p text:style-name="P3"><text:span text:style-name="T29">3</text:span></text:p>
              </draw:text-box>
            </draw:frame>
          </draw:g>
        </draw:g>
        <draw:frame draw:style-name="gr4" draw:text-style-name="P5" draw:layer="layout" svg:width="0.35cm" svg:height="0.471cm" svg:x="1.016cm" svg:y="27.322cm">
          <draw:text-box>
            <text:p text:style-name="P3"><text:span text:style-name="T2"><text:s/></text:span></text:p>
          </draw:text-box>
        </draw:frame>
        <draw:polygon draw:style-name="gr25" draw:text-style-name="P2" draw:layer="layout" svg:width="5.751cm" svg:height="0.922cm" svg:x="1.465cm" svg:y="4.656cm" svg:viewBox="0 0 5752 923" draw:points="5582,923 5752,718 5752,207 5582,0 0,0 0,923">
          <text:p/>
        </draw:polygon>
        <draw:polygon draw:style-name="gr25" draw:text-style-name="P2" draw:layer="layout" svg:width="0.455cm" svg:height="1.024cm" svg:x="1.202cm" svg:y="4.605cm" svg:viewBox="0 0 456 1025" draw:points="0,936 0,90 95,0 456,313 456,713 95,1025">
          <text:p/>
        </draw:polygon>
        <draw:path draw:style-name="gr26" draw:text-style-name="P20" draw:layer="layout" svg:width="0.561cm" svg:height="1.167cm" svg:x="1.149cm" svg:y="4.534cm" svg:viewBox="0 0 562 1168" svg:d="M150 142l307 267v351l-307 265-44-41v-801zM147 0l-147 138v891l147 139 415-360v-448z">
          <text:p/>
        </draw:path>
        <draw:path draw:style-name="gr6" draw:text-style-name="P8" draw:layer="layout" svg:width="5.831cm" svg:height="0.97cm" svg:x="1.409cm" svg:y="4.6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6cm" svg:y="4.462cm" svg:viewBox="0 0 668 1311" svg:d="M200 72l415 359v448l-415 361-147-139v-891zM198 0l-35 33-146 138-17 16v23 891 23l17 16 146 138 35 33 36-31 416-361 18-16v-24-448-24l-18-16-416-359z">
          <text:p/>
        </draw:path>
        <draw:frame draw:style-name="gr29" draw:text-style-name="P19" draw:layer="layout" svg:width="0.422cm" svg:height="0.475cm" svg:x="1.324cm" svg:y="4.872cm">
          <draw:text-box>
            <text:p text:style-name="P3"><text:span text:style-name="T29">0</text:span></text:p>
          </draw:text-box>
        </draw:frame>
        <draw:frame draw:style-name="gr31" draw:text-style-name="P24" draw:layer="layout" svg:width="1.757cm" svg:height="0.319cm" svg:x="3.431cm" svg:y="4.957cm">
          <draw:text-box>
            <text:p text:style-name="P3"><text:span text:style-name="T30">C</text:span><text:span text:style-name="T30">A</text:span><text:span text:style-name="T30">N</text:span><text:span text:style-name="T30">T</text:span><text:span text:style-name="T30">RI</text:span><text:span text:style-name="T30">P</text:span><text:span text:style-name="T30">S</text:span></text:p>
          </draw:text-box>
        </draw:frame>
        <draw:g draw:name="subclass spells 2">
          <draw:polygon draw:style-name="gr25" draw:text-style-name="P2" draw:layer="layout" svg:width="5.223cm" svg:height="0.926cm" draw:transform="rotate (-3.14159265358979) translate (20.1778158868809cm 18.7809587353255cm)" svg:viewBox="0 0 5224 927" draw:points="5070,927 5224,721 5224,208 5070,0 0,0 0,927">
            <text:p/>
          </draw:polygon>
          <draw:frame draw:style-name="gr32" draw:text-style-name="P24" draw:layer="layout" svg:width="1.596cm" svg:height="0.448cm" draw:transform="rotate (-3.14159265358979) translate (18.393cm 18.477cm)">
            <draw:text-box>
              <text:p text:style-name="P3"><text:span text:style-name="T30">C</text:span><text:span text:style-name="T30">A</text:span><text:span text:style-name="T30">N</text:span><text:span text:style-name="T30">T</text:span><text:span text:style-name="T30">R</text:span><text:span text:style-name="T30">I</text:span><text:span text:style-name="T30">P</text:span><text:span text:style-name="T30">S</text:span></text:p>
            </draw:text-box>
          </draw:frame>
          <draw:g>
            <draw:g>
              <draw:polygon draw:style-name="gr33" draw:text-style-name="P26" draw:layer="layout" svg:width="5.692cm" svg:height="0.926cm" svg:x="14.731cm" svg:y="17.85cm" svg:viewBox="0 0 5693 927" draw:points="5525,927 5693,721 5693,208 5525,0 0,0 0,927">
                <text:p text:style-name="P25"><text:span text:style-name="T30">SUBCLASS SPELLS</text:span></text:p>
              </draw:polygon>
              <draw:polygon draw:style-name="gr33" draw:text-style-name="P27" draw:layer="layout" svg:width="0.45cm" svg:height="1.029cm" svg:x="14.471cm" svg:y="17.799cm" svg:viewBox="0 0 451 1030" draw:points="0,940 0,90 94,0 451,314 451,716 94,1030">
                <text:p text:style-name="P22"><text:span text:style-name="T31">S</text:span></text:p>
              </draw:polygon>
              <draw:path draw:style-name="gr26" draw:text-style-name="P20" draw:layer="layout" svg:width="0.555cm" svg:height="1.172cm" svg:x="14.418cm" svg:y="17.727cm" svg:viewBox="0 0 556 1173" svg:d="M148 143l304 268v352l-304 267-43-42v-804zM145 0l-145 139v895l145 139 411-361v-450z">
                <text:p/>
              </draw:path>
              <draw:path draw:style-name="gr6" draw:text-style-name="P8" draw:layer="layout" svg:width="5.771cm" svg:height="0.974cm" svg:x="14.676cm" svg:y="17.826cm" svg:viewBox="0 0 5772 975" svg:d="M5772 755v-534l-217-221h-3679-1876l55 48h243l245 306c-9 28-13 59-16 93-19 5-34 21-34 41s15 37 34 41c3 35 7 66 16 94l-245 304h-243l-55 48h1876 3679zM442 927l57-72h4957c-78 41-154 61-212 72zM648 391v195l-65 83c-19-38-32-84-36-141 17-5 30-21 30-40s-13-34-30-40c4-56 17-102 36-141zM516 142h194c-33 18-78 50-115 102zM595 731c37 53 82 85 115 103h-194zM551 647c5 14 11 27 18 40l-188 240h-56zM381 48l188 240c-7 13-13 27-18 41l-226-281zM5223 48c58 9 142 29 226 73h-4950l-57-73zM5725 363c-94-188-255-275-383-315h193l190 193zM5725 553c-55 136-143 225-235 282v-1h-4730c-10-3-92-31-151-119l87-112v-229l-87-114c59-87 141-115 151-118h4726c94 57 184 146 239 286zM5725 734l-190 193h-182c126-41 281-127 372-309z">
                <text:p/>
              </draw:path>
              <draw:path draw:style-name="gr6" draw:text-style-name="P8" draw:layer="layout" svg:width="0.66cm" svg:height="1.316cm" svg:x="14.366cm" svg:y="17.655cm" svg:viewBox="0 0 661 1317" svg:d="M198 72l411 361v450l-411 363-146-140v-895zM196 0l-35 33-144 139-17 16v23 895 23l17 16 144 139 35 33 36-31 411-363 18-16v-24-450-24l-18-16-411-361z">
                <text:p/>
              </draw:path>
            </draw:g>
          </draw:g>
        </draw:g>
        <draw:g draw:name="subclass spells 1">
          <draw:polygon draw:style-name="gr25" draw:text-style-name="P2" draw:layer="layout" svg:width="5.223cm" svg:height="0.926cm" draw:transform="rotate (-3.14159265358979) translate (20.1788158868809cm 24.2639587353255cm)" svg:viewBox="0 0 5224 927" draw:points="5070,927 5224,721 5224,208 5070,0 0,0 0,927">
            <text:p/>
          </draw:polygon>
          <draw:frame draw:style-name="gr32" draw:text-style-name="P24" draw:layer="layout" svg:width="1.596cm" svg:height="0.448cm" draw:transform="rotate (-3.14159265358979) translate (18.394cm 23.96cm)">
            <draw:text-box>
              <text:p text:style-name="P3"><text:span text:style-name="T30">C</text:span><text:span text:style-name="T30">A</text:span><text:span text:style-name="T30">N</text:span><text:span text:style-name="T30">T</text:span><text:span text:style-name="T30">RI</text:span><text:span text:style-name="T30">P</text:span><text:span text:style-name="T30">S</text:span></text:p>
            </draw:text-box>
          </draw:frame>
          <draw:g>
            <draw:g>
              <draw:polygon draw:style-name="gr33" draw:text-style-name="P26" draw:layer="layout" svg:width="5.692cm" svg:height="0.926cm" svg:x="14.732cm" svg:y="23.333cm" svg:viewBox="0 0 5693 927" draw:points="5525,927 5693,721 5693,208 5525,0 0,0 0,927">
                <text:p text:style-name="P25"><text:span text:style-name="T30">E</text:span><text:span text:style-name="T30">X</text:span><text:span text:style-name="T30">T</text:span><text:span text:style-name="T30">R</text:span><text:span text:style-name="T30">A </text:span><text:span text:style-name="T30">S</text:span><text:span text:style-name="T30">P</text:span><text:span text:style-name="T30">E</text:span><text:span text:style-name="T30">L</text:span><text:span text:style-name="T30">L</text:span><text:span text:style-name="T30">S</text:span></text:p>
              </draw:polygon>
              <draw:polygon draw:style-name="gr33" draw:text-style-name="P28" draw:layer="layout" svg:width="0.45cm" svg:height="1.029cm" svg:x="14.472cm" svg:y="23.282cm" svg:viewBox="0 0 451 1030" draw:points="0,940 0,90 94,0 451,314 451,716 94,1030">
                <text:p text:style-name="P22"><text:span text:style-name="T32">E</text:span></text:p>
              </draw:polygon>
              <draw:path draw:style-name="gr26" draw:text-style-name="P20" draw:layer="layout" svg:width="0.555cm" svg:height="1.172cm" svg:x="14.419cm" svg:y="23.21cm" svg:viewBox="0 0 556 1173" svg:d="M148 143l304 268v352l-304 267-43-42v-804zM145 0l-145 139v895l145 139 411-361v-450z">
                <text:p/>
              </draw:path>
              <draw:path draw:style-name="gr6" draw:text-style-name="P8" draw:layer="layout" svg:width="5.771cm" svg:height="0.974cm" svg:x="14.677cm" svg:y="23.309cm" svg:viewBox="0 0 5772 975" svg:d="M5772 755v-534l-217-221h-3679-1876l55 48h243l245 306c-9 28-13 59-16 93-19 5-34 21-34 41s15 37 34 41c3 35 7 66 16 94l-245 304h-243l-55 48h1876 3679zM442 927l57-72h4957c-78 41-154 61-212 72zM648 391v195l-65 83c-19-38-32-84-36-141 17-5 30-21 30-40s-13-34-30-40c4-56 17-102 36-141zM516 142h194c-33 18-78 50-115 102zM595 731c37 53 82 85 115 103h-194zM551 647c5 14 11 27 18 40l-188 240h-56zM381 48l188 240c-7 13-13 27-18 41l-226-281zM5223 48c58 9 142 29 226 73h-4950l-57-73zM5725 363c-94-188-255-275-383-315h193l190 193zM5725 553c-55 136-143 225-235 282v-1h-4730c-10-3-92-31-151-119l87-112v-229l-87-114c59-87 141-115 151-118h4726c94 57 184 146 239 286zM5725 734l-190 193h-182c126-41 281-127 372-309z">
                <text:p/>
              </draw:path>
              <draw:path draw:style-name="gr6" draw:text-style-name="P8" draw:layer="layout" svg:width="0.66cm" svg:height="1.316cm" svg:x="14.367cm" svg:y="23.138cm" svg:viewBox="0 0 661 1317" svg:d="M198 72l411 361v450l-411 363-146-140v-895zM196 0l-35 33-144 139-17 16v23 895 23l17 16 144 139 35 33 36-31 411-363 18-16v-24-450-24l-18-16-411-361z">
                <text:p/>
              </draw:path>
            </draw:g>
          </draw:g>
        </draw:g>
        <draw:g draw:name="2nd level ">
          <draw:polygon draw:style-name="gr25" draw:text-style-name="P2" draw:layer="layout" svg:width="5.751cm" svg:height="0.922cm" svg:x="8.017cm" svg:y="4.905cm" svg:viewBox="0 0 5752 923" draw:points="5582,923 5752,716 5752,205 5582,0 0,0 0,923">
            <text:p/>
          </draw:polygon>
          <draw:polygon draw:style-name="gr25" draw:text-style-name="P2" draw:layer="layout" svg:width="0.455cm" svg:height="1.024cm" svg:x="7.754cm" svg:y="4.854cm" svg:viewBox="0 0 456 1025" draw:points="0,934 0,89 95,0 456,312 456,711 95,1025">
            <text:p/>
          </draw:polygon>
          <draw:path draw:style-name="gr26" draw:text-style-name="P20" draw:layer="layout" svg:width="0.561cm" svg:height="1.167cm" svg:x="7.701cm" svg:y="4.7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4.8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4.711cm" svg:viewBox="0 0 668 1311" svg:d="M200 71l415 361v447l-415 360-147-138v-891zM198 0l-35 33-146 139-17 15v23 891 23l17 16 146 138 35 33 36-32 416-360 18-15v-25-447-24l-18-16-416-361z">
            <text:p/>
          </draw:path>
          <draw:frame draw:style-name="gr29" draw:text-style-name="P19" draw:layer="layout" svg:width="0.422cm" svg:height="0.475cm" svg:x="7.876cm" svg:y="5.121cm">
            <draw:text-box>
              <text:p text:style-name="P3"><text:span text:style-name="T29">2</text:span></text:p>
            </draw:text-box>
          </draw:frame>
        </draw:g>
        <draw:g draw:name="2nd level 1">
          <draw:polygon draw:style-name="gr25" draw:text-style-name="P2" draw:layer="layout" svg:width="5.751cm" svg:height="0.922cm" svg:x="14.728cm" svg:y="4.912cm" svg:viewBox="0 0 5752 923" draw:points="5582,923 5752,716 5752,205 5582,0 0,0 0,923">
            <text:p/>
          </draw:polygon>
          <draw:polygon draw:style-name="gr25" draw:text-style-name="P2" draw:layer="layout" svg:width="0.455cm" svg:height="1.024cm" svg:x="14.465cm" svg:y="4.861cm" svg:viewBox="0 0 456 1025" draw:points="0,934 0,89 95,0 456,312 456,711 95,1025">
            <text:p/>
          </draw:polygon>
          <draw:path draw:style-name="gr26" draw:text-style-name="P20" draw:layer="layout" svg:width="0.561cm" svg:height="1.167cm" svg:x="14.412cm" svg:y="4.7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4.8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4.718cm" svg:viewBox="0 0 668 1311" svg:d="M200 71l415 361v447l-415 360-147-138v-891zM198 0l-35 33-146 139-17 15v23 891 23l17 16 146 138 35 33 36-32 416-360 18-15v-25-447-24l-18-16-416-361z">
            <text:p/>
          </draw:path>
          <draw:frame draw:style-name="gr29" draw:text-style-name="P19" draw:layer="layout" svg:width="0.422cm" svg:height="0.475cm" svg:x="14.587cm" svg:y="5.128cm">
            <draw:text-box>
              <text:p text:style-name="P3"><text:span text:style-name="T29">4</text:span></text:p>
            </draw:text-box>
          </draw:frame>
        </draw:g>
        <draw:g draw:name="2nd level 2">
          <draw:polygon draw:style-name="gr25" draw:text-style-name="P2" draw:layer="layout" svg:width="5.751cm" svg:height="0.922cm" svg:x="14.729cm" svg:y="12.435cm" svg:viewBox="0 0 5752 923" draw:points="5582,923 5752,716 5752,205 5582,0 0,0 0,923">
            <text:p/>
          </draw:polygon>
          <draw:polygon draw:style-name="gr25" draw:text-style-name="P2" draw:layer="layout" svg:width="0.455cm" svg:height="1.024cm" svg:x="14.466cm" svg:y="12.384cm" svg:viewBox="0 0 456 1025" draw:points="0,934 0,89 95,0 456,312 456,711 95,1025">
            <text:p/>
          </draw:polygon>
          <draw:path draw:style-name="gr26" draw:text-style-name="P20" draw:layer="layout" svg:width="0.561cm" svg:height="1.167cm" svg:x="14.413cm" svg:y="12.3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2.4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2.241cm" svg:viewBox="0 0 668 1311" svg:d="M200 71l415 361v447l-415 360-147-138v-891zM198 0l-35 33-146 139-17 15v23 891 23l17 16 146 138 35 33 36-32 416-360 18-15v-25-447-24l-18-16-416-361z">
            <text:p/>
          </draw:path>
          <draw:frame draw:style-name="gr29" draw:text-style-name="P19" draw:layer="layout" svg:width="0.422cm" svg:height="0.475cm" svg:x="14.588cm" svg:y="12.651cm">
            <draw:text-box>
              <text:p text:style-name="P3"><text:span text:style-name="T29">5</text:span></text:p>
            </draw:text-box>
          </draw:frame>
        </draw:g>
        <draw:g draw:name="Arrow 2">
          <draw:path draw:style-name="gr1" draw:text-style-name="P1" draw:layer="layout" svg:width="0.318cm" svg:height="0.234cm" svg:x="20.5cm" svg:y="17.59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20.729cm" svg:y="17.618cm" svg:viewBox="0 0 108 179" svg:d="M89 0c6 0 13 1 19 2v175c-6 1-13 2-19 2-49 0-89-41-89-90s40-89 89-89z">
            <text:p/>
          </draw:path>
        </draw:g>
        <draw:g draw:name="Arrow 1">
          <draw:path draw:style-name="gr1" draw:text-style-name="P1" draw:layer="layout" svg:width="0.318cm" svg:height="0.234cm" svg:x="13.827cm" svg:y="17.243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14.056cm" svg:y="17.271cm" svg:viewBox="0 0 108 179" svg:d="M89 0c6 0 13 1 19 2v175c-6 1-13 2-19 2-49 0-89-41-89-90s40-89 89-89z">
            <text:p/>
          </draw:path>
        </draw:g>
        <draw:g draw:name="Arrow 4">
          <draw:path draw:style-name="gr1" draw:text-style-name="P1" draw:layer="layout" svg:width="0.318cm" svg:height="0.234cm" svg:x="0.777cm" svg:y="16.482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0.759cm" svg:y="16.51cm" svg:viewBox="0 0 108 179" svg:d="M19 0c-6 0-13 1-19 2v175c6 1 13 2 19 2 49 0 89-41 89-90s-40-89-89-89z">
            <text:p/>
          </draw:path>
        </draw:g>
        <draw:g draw:name="Arrow 5">
          <draw:path draw:style-name="gr1" draw:text-style-name="P1" draw:layer="layout" svg:width="0.318cm" svg:height="0.234cm" svg:x="7.466cm" svg:y="17.232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7.448cm" svg:y="17.26cm" svg:viewBox="0 0 108 179" svg:d="M19 0c-6 0-13 1-19 2v175c6 1 13 2 19 2 49 0 89-41 89-90s-40-89-89-89z">
            <text:p/>
          </draw:path>
        </draw:g>
        <draw:g draw:name="Arrow 6">
          <draw:path draw:style-name="gr1" draw:text-style-name="P1" draw:layer="layout" svg:width="0.318cm" svg:height="0.234cm" svg:x="14.111cm" svg:y="17.579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14.093cm" svg:y="17.607cm" svg:viewBox="0 0 108 179" svg:d="M19 0c-6 0-13 1-19 2v175c6 1 13 2 19 2 49 0 89-41 89-90s-40-89-89-89z">
            <text:p/>
          </draw:path>
        </draw:g>
        <draw:g draw:name="Arrow 7">
          <draw:path draw:style-name="gr1" draw:text-style-name="P1" draw:layer="layout" svg:width="0.318cm" svg:height="0.234cm" svg:x="14.111cm" svg:y="12.194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14.093cm" svg:y="12.222cm" svg:viewBox="0 0 108 179" svg:d="M19 0c-6 0-13 1-19 2v175c6 1 13 2 19 2 49 0 89-41 89-90s-40-89-89-89z">
            <text:p/>
          </draw:path>
        </draw:g>
        <draw:g draw:name="Banner on Top">
          <draw:g>
            <draw:g>
              <draw:path draw:style-name="gr26" draw:text-style-name="P20" draw:layer="layout" svg:width="13.726cm" svg:height="1.738cm" svg:x="0.334cm" svg:y="0.695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      <text:p/>
              </draw:path>
              <draw:path draw:style-name="gr26" draw:text-style-name="P20" draw:layer="layout" svg:width="11.149cm" svg:height="1.412cm" svg:x="4.373cm" svg:y="2.7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    <text:p/>
              </draw:path>
              <draw:path draw:style-name="gr26" draw:text-style-name="P20" draw:layer="layout" svg:width="9.195cm" svg:height="1.164cm" svg:x="11.861cm" svg:y="1.2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    <text:p/>
              </draw:path>
              <draw:path draw:style-name="gr25" draw:text-style-name="P2" draw:layer="layout" svg:width="6.705cm" svg:height="1.509cm" svg:x="1.94cm" svg:y="0.6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    <text:p/>
              </draw:path>
              <draw:path draw:style-name="gr25" draw:text-style-name="P2" draw:layer="layout" svg:width="1.063cm" svg:height="0.49cm" svg:x="5.169cm" svg:y="1.602cm" svg:viewBox="0 0 1064 491" svg:d="M112 377c0 0 215-790 952 114 0 0-515-1005-1064-140z">
                <text:p/>
              </draw:path>
              <draw:path draw:style-name="gr6" draw:text-style-name="P8" draw:layer="layout" svg:width="7.723cm" svg:height="2.143cm" svg:x="1.536cm" svg:y="0.6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    <text:p/>
              </draw:path>
              <draw:path draw:style-name="gr6" draw:text-style-name="P8" draw:layer="layout" svg:width="0.722cm" svg:height="0.347cm" svg:x="1.953cm" svg:y="1.58cm" svg:viewBox="0 0 723 348" svg:d="M402 0c0 0-231 163-168 220 64 57 164-50 164-50 0 0-30 77 0 87s141-110 325-57c0 0-168 7-130 112l-593 36 7-154c0 0 231-188 395-194z">
                <text:p/>
              </draw:path>
              <draw:path draw:style-name="gr6" draw:text-style-name="P8" draw:layer="layout" svg:width="0.317cm" svg:height="0.208cm" svg:x="3.185cm" svg:y="1.66cm" svg:viewBox="0 0 318 209" svg:d="M0 200c0 0 128 3 179-92 0 0 12 40 52 28 40-13 89-75 64-136 0 0 46 70 9 142 0 0-58 30-55 67z">
                <text:p/>
              </draw:path>
              <draw:path draw:style-name="gr25" draw:text-style-name="P2" draw:layer="layout" svg:width="0.05cm" svg:height="0.178cm" svg:x="2.169cm" svg:y="1.608cm" svg:viewBox="0 0 51 179" svg:d="M10 179c0 0-35-70 28-179 0 0-38 104 13 127z">
                <text:p/>
              </draw:path>
              <draw:polygon draw:style-name="gr25" draw:text-style-name="P2" draw:layer="layout" svg:width="0.166cm" svg:height="0.121cm" svg:x="2.882cm" svg:y="1.313cm" svg:viewBox="0 0 167 122" draw:points="0,107 167,0 24,122">
                <text:p/>
              </draw:polygon>
              <draw:path draw:style-name="gr34" draw:text-style-name="P2" draw:layer="layout" svg:width="0.074cm" svg:height="2.585cm" svg:x="9.151cm" svg:y="1.353cm" svg:viewBox="0 0 75 2586" svg:d="M0 0v2586c37-90 75-127 75-127v-2333c0 0-38-37-75-126z">
                <text:p/>
              </draw:path>
              <draw:polygon draw:style-name="gr25" draw:text-style-name="P2" draw:layer="layout" svg:width="1.253cm" svg:height="1.487cm" svg:x="1.103cm" svg:y="2.109cm" svg:viewBox="0 0 1254 1488" draw:points="0,165 0,1488 1254,1324 1254,0">
                <text:p/>
              </draw:polygon>
              <draw:polygon draw:style-name="gr35" draw:text-style-name="P29" draw:layer="layout" svg:width="1.253cm" svg:height="1.487cm" svg:x="1.103cm" svg:y="2.109cm" svg:viewBox="0 0 1254 1488" draw:points="0,165 0,1488 1254,1324 1254,0">
                <text:p/>
              </draw:polygon>
              <draw:path draw:style-name="gr36" draw:text-style-name="P29" draw:layer="layout" svg:width="1.225cm" svg:height="1.292cm" svg:x="1.131cm" svg:y="2.205cm" svg:viewBox="0 0 1226 1293" svg:d="M0 1293l1226-173M0 156l1226-156">
                <text:p/>
              </draw:path>
              <draw:polygon draw:style-name="gr37" draw:text-style-name="P30" draw:layer="layout" svg:width="0.855cm" svg:height="1.449cm" svg:x="1.501cm" svg:y="1.983cm" svg:viewBox="0 0 856 1450" draw:points="856,126 0,0 0,1324 856,1450">
                <text:p/>
              </draw:polygon>
              <draw:path draw:style-name="gr38" draw:text-style-name="P2" draw:layer="layout" svg:width="7.727cm" svg:height="1.552cm" svg:x="1.501cm" svg:y="1.871cm" svg:viewBox="0 0 7728 1553" svg:d="M7728 1439c-2178 396-5549-397-7728 0v-1324c2179-397 5550 397 7728 0z">
                <text:p/>
              </draw:path>
              <draw:path draw:style-name="gr36" draw:text-style-name="P29" draw:layer="layout" svg:width="7.753cm" svg:height="1.339cm" svg:x="1.506cm" svg:y="1.978cm" svg:viewBox="0 0 7754 1340" svg:d="M7754 1201c0 0-723 306-4045 11-2347-207-3519-25-3700 7M7723 109c0 0-701 283-4023-11-2347-208-3518-25-3700 6">
                <text:p/>
              </draw:path>
              <draw:path draw:style-name="gr35" draw:text-style-name="P29" draw:layer="layout" svg:width="0.668cm" svg:height="1.436cm" svg:x="20.289cm" svg:y="1.945cm" svg:viewBox="0 0 669 1437" svg:d="M0 91v1346c515-3 581 0 669-113v-1324c-164 87-334 90-669 91z">
                <text:p/>
              </draw:path>
              <draw:path draw:style-name="gr36" draw:text-style-name="P29" draw:layer="layout" svg:width="0.685cm" svg:height="1.235cm" svg:x="20.267cm" svg:y="2.055cm" svg:viewBox="0 0 686 1236" svg:d="M0 81c573-2 625-42 677-81M22 1218c692 78 633-127 664-133">
                <text:p/>
              </draw:path>
              <draw:polygon draw:style-name="gr39" draw:text-style-name="P31" draw:layer="layout" svg:width="11.074cm" svg:height="2.139cm" svg:x="9.225cm" svg:y="1.576cm" svg:viewBox="0 0 11075 2140" draw:points="11075,2140 0,2140 0,0 11075,0">
                <text:p/>
              </draw:polygon>
              <draw:path draw:style-name="gr40" draw:text-style-name="P29" draw:layer="layout" svg:width="1.796cm" svg:height="2.312cm" svg:x="9.225cm" svg:y="1.489cm" svg:viewBox="0 0 1797 2313" svg:d="M0 365c0 0 38-365 296-365h778c0 0 252 87 723 87M0 1948c0 0 38 365 296 365h778c0 0 252-86 723-86">
                <text:p/>
              </draw:path>
              <draw:path draw:style-name="gr40" draw:text-style-name="P29" draw:layer="layout" svg:width="1.796cm" svg:height="2.312cm" svg:x="18.503cm" svg:y="1.489cm" svg:viewBox="0 0 1797 2313" svg:d="M1797 365c0 0-38-365-297-365h-776c0 0-253 87-724 87M1797 1948c0 0-38 365-297 365h-776c0 0-253-86-724-86">
                <text:p/>
              </draw:path>
              <draw:path draw:style-name="gr36" draw:text-style-name="P29" draw:layer="layout" svg:width="9.528cm" svg:height="2.139cm" svg:x="9.998cm" svg:y="1.576cm" svg:viewBox="0 0 9529 2140" svg:d="M9529 0c-183 32-404 68-607 68h-8315c-203 0-424-36-607-68M0 2140c183-32 404-68 607-68h8315c203 0 424 36 607 68">
                <text:p/>
              </draw:path>
              <draw:path draw:style-name="gr34" draw:text-style-name="P2" draw:layer="layout" svg:width="0.074cm" svg:height="2.585cm" svg:x="20.299cm" svg:y="1.353cm" svg:viewBox="0 0 75 2586" svg:d="M75 0v2586c-37-90-75-127-75-127v-2333c0 0 38-37 75-126z">
                <text:p/>
              </draw:path>
              <draw:frame draw:style-name="gr41" draw:text-style-name="P32" draw:layer="layout" svg:width="1.987cm" svg:height="0.285cm" svg:x="2.474cm" svg:y="3.254cm">
                <draw:text-box>
                  <text:p><text:span text:style-name="T33">S</text:span><text:span text:style-name="T33">P</text:span><text:span text:style-name="T33">EL</text:span><text:span text:style-name="T33">L</text:span><text:span text:style-name="T33">C</text:span><text:span text:style-name="T33">A</text:span><text:span text:style-name="T33">ST</text:span><text:span text:style-name="T33">IN</text:span><text:span text:style-name="T33">G</text:span></text:p>
                </draw:text-box>
              </draw:frame>
              <draw:frame draw:style-name="gr42" draw:text-style-name="P32" draw:layer="layout" svg:width="0.811cm" svg:height="0.285cm" svg:x="2.474cm" svg:y="3.501cm">
                <draw:text-box>
                  <text:p><text:span text:style-name="T33">C</text:span><text:span text:style-name="T33">LA</text:span><text:span text:style-name="T33">S</text:span><text:span text:style-name="T33">S</text:span></text:p>
                </draw:text-box>
              </draw:frame>
              <draw:path draw:style-name="gr6" draw:text-style-name="P8" draw:layer="layout" svg:width="0.124cm" svg:height="0.125cm" svg:x="8.096cm" svg:y="1.31cm" svg:viewBox="0 0 125 126" svg:d="M67 45c10 0 10 15 0 15h-14v-15zM77 71c24-5 19-41-10-41h-30v64h16v-20h6l15 20h19v-4zM62 113c31 0 47-23 47-51s-16-50-47-50c-30 0-47 22-47 50s17 51 47 51zM125 62c0 35-23 64-63 64s-62-29-62-64c0-34 22-62 62-62s63 28 63 62z">
                <text:p/>
              </draw:path>
              <draw:path draw:style-name="gr6" draw:text-style-name="P8" draw:layer="layout" svg:width="1.719cm" svg:height="0.655cm" svg:x="6.426cm" svg:y="0.7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    <text:p/>
              </draw:path>
              <draw:path draw:style-name="gr6" draw:text-style-name="P8" draw:layer="layout" svg:width="0.838cm" svg:height="0.811cm" svg:x="7.004cm" svg:y="0.7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    <text:p/>
              </draw:path>
              <draw:g draw:name="spell casting bonus">
                <draw:polygon draw:style-name="gr43" draw:text-style-name="P33" draw:layer="layout" svg:width="2.164cm" svg:height="1.148cm" svg:x="14.979cm" svg:y="1.802cm" svg:viewBox="0 0 2165 1149" draw:points="1980,0 184,0 0,281 0,867 184,1149 1980,1149 2165,867 2165,281">
                  <text:p text:style-name="P22">+6</text:p>
                </draw:polygon>
                <draw:path draw:style-name="gr44" draw:text-style-name="P29" draw:layer="layout" svg:width="0.237cm" svg:height="1.148cm" svg:x="15.055cm" svg:y="1.802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5.021cm" svg:y="2.343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7.042cm" svg:y="2.343cm" svg:viewBox="0 0 68 68" svg:d="M68 34c0 19-16 34-35 34-18 0-33-15-33-34 0-18 15-34 33-34 19 0 35 16 35 34z">
                  <text:p/>
                </draw:path>
                <draw:path draw:style-name="gr44" draw:text-style-name="P29" draw:layer="layout" svg:width="0.237cm" svg:height="1.148cm" svg:x="16.838cm" svg:y="1.802cm" svg:viewBox="0 0 238 1149" svg:d="M238 197v766M238 855l-238 294M0 0l238 293">
                  <text:p/>
                </draw:path>
                <draw:frame draw:style-name="gr45" draw:text-style-name="P34" draw:layer="layout" svg:width="2.004cm" svg:height="0.569cm" svg:x="15.064cm" svg:y="3.022cm">
                  <draw:text-box>
                    <text:p text:style-name="P22"><text:span text:style-name="T33"><text:s/></text:span><text:span text:style-name="T33">S</text:span><text:span text:style-name="T33">P</text:span><text:span text:style-name="T33">EL</text:span><text:span text:style-name="T33">L </text:span><text:span text:style-name="T33">AT</text:span><text:span text:style-name="T33">TA</text:span><text:span text:style-name="T33">C</text:span><text:span text:style-name="T33">K </text:span></text:p>
                    <text:p text:style-name="P22"><text:span text:style-name="T33">B</text:span><text:span text:style-name="T33">O</text:span><text:span text:style-name="T33">N</text:span><text:span text:style-name="T33">U</text:span><text:span text:style-name="T33">S</text:span></text:p>
                  </draw:text-box>
                </draw:frame>
                <draw:path draw:style-name="gr44" draw:text-style-name="P29" draw:layer="layout" svg:width="0.237cm" svg:height="1.148cm" svg:x="15.056cm" svg:y="1.803cm" svg:viewBox="0 0 238 1149" svg:d="M0 197v766M0 855l238 294M238 0l-238 293">
                  <text:p/>
                </draw:path>
                <draw:path draw:style-name="gr44" draw:text-style-name="P29" draw:layer="layout" svg:width="0.237cm" svg:height="1.148cm" svg:x="16.839cm" svg:y="1.803cm" svg:viewBox="0 0 238 1149" svg:d="M238 197v766M238 855l-238 294M0 0l238 293">
                  <text:p/>
                </draw:path>
              </draw:g>
              <draw:g draw:name="prepared spells">
                <draw:polygon draw:style-name="gr43" draw:text-style-name="P33" draw:layer="layout" svg:width="2.164cm" svg:height="1.148cm" svg:x="17.59cm" svg:y="1.799cm" svg:viewBox="0 0 2165 1149" draw:points="1980,0 184,0 0,281 0,867 184,1149 1980,1149 2165,867 2165,281">
                  <text:p text:style-name="P35">6</text:p>
                </draw:polygon>
                <draw:path draw:style-name="gr44" draw:text-style-name="P29" draw:layer="layout" svg:width="0.237cm" svg:height="1.148cm" svg:x="17.66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7.63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9.653cm" svg:y="2.34cm" svg:viewBox="0 0 68 68" svg:d="M68 34c0 19-16 34-35 34-18 0-33-15-33-34 0-18 15-34 33-34 19 0 35 16 35 34z">
                  <text:p/>
                </draw:path>
                <draw:path draw:style-name="gr44" draw:text-style-name="P29" draw:layer="layout" svg:width="0.237cm" svg:height="1.148cm" svg:x="19.449cm" svg:y="1.799cm" svg:viewBox="0 0 238 1149" svg:d="M238 197v766M238 855l-238 294M0 0l238 293">
                  <text:p/>
                </draw:path>
                <draw:frame draw:style-name="gr46" draw:text-style-name="P34" draw:layer="layout" svg:width="2.263cm" svg:height="0.569cm" svg:x="17.538cm" svg:y="3.013cm">
                  <draw:text-box>
                    <text:p text:style-name="P22"><text:span text:style-name="T33">P</text:span><text:span text:style-name="T33">R</text:span><text:span text:style-name="T33">E</text:span><text:span text:style-name="T33">P</text:span><text:span text:style-name="T33">A</text:span><text:span text:style-name="T33">R</text:span><text:span text:style-name="T33">E</text:span><text:span text:style-name="T33">D </text:span><text:span text:style-name="T33">S</text:span><text:span text:style-name="T33">P</text:span><text:span text:style-name="T33">EL</text:span><text:span text:style-name="T33">LS</text:span></text:p>
                  </draw:text-box>
                </draw:frame>
                <draw:path draw:style-name="gr44" draw:text-style-name="P29" draw:layer="layout" svg:width="0.237cm" svg:height="1.148cm" svg:x="17.667cm" svg:y="1.8cm" svg:viewBox="0 0 238 1149" svg:d="M0 197v766M0 855l238 294M238 0l-238 293">
                  <text:p/>
                </draw:path>
                <draw:path draw:style-name="gr44" draw:text-style-name="P29" draw:layer="layout" svg:width="0.237cm" svg:height="1.148cm" svg:x="19.45cm" svg:y="1.8cm" svg:viewBox="0 0 238 1149" svg:d="M238 197v766M238 855l-238 294M0 0l238 293">
                  <text:p/>
                </draw:path>
              </draw:g>
              <draw:g draw:name="spell save DC">
                <draw:polygon draw:style-name="gr43" draw:text-style-name="P33" draw:layer="layout" svg:width="2.164cm" svg:height="1.148cm" svg:x="12.385cm" svg:y="1.799cm" svg:viewBox="0 0 2165 1149" draw:points="1980,0 184,0 0,281 0,867 184,1149 1980,1149 2165,867 2165,281">
                  <text:p text:style-name="P35">14</text:p>
                </draw:polygon>
                <draw:path draw:style-name="gr44" draw:text-style-name="P29" draw:layer="layout" svg:width="0.237cm" svg:height="1.148cm" svg:x="12.461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2.427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4.448cm" svg:y="2.34cm" svg:viewBox="0 0 68 68" svg:d="M68 34c0 19-16 34-35 34-18 0-33-15-33-34 0-18 15-34 33-34 19 0 35 16 35 34z">
                  <text:p/>
                </draw:path>
                <draw:path draw:style-name="gr44" draw:text-style-name="P29" draw:layer="layout" svg:width="0.237cm" svg:height="1.148cm" svg:x="14.244cm" svg:y="1.799cm" svg:viewBox="0 0 238 1149" svg:d="M238 197v766M238 855l-238 294M0 0l238 293">
                  <text:p/>
                </draw:path>
                <draw:frame draw:style-name="gr47" draw:text-style-name="P34" draw:layer="layout" svg:width="2.011cm" svg:height="0.285cm" svg:x="12.462cm" svg:y="3.016cm">
                  <draw:text-box>
                    <text:p text:style-name="P22"><text:span text:style-name="T33"><text:s/></text:span><text:span text:style-name="T33">S</text:span><text:span text:style-name="T33">P</text:span><text:span text:style-name="T33">EL</text:span><text:span text:style-name="T33">L </text:span><text:span text:style-name="T33">S</text:span><text:span text:style-name="T33">A</text:span><text:span text:style-name="T33">V</text:span><text:span text:style-name="T33">E </text:span><text:span text:style-name="T33">D</text:span><text:span text:style-name="T33">C</text:span></text:p>
                  </draw:text-box>
                </draw:frame>
                <draw:path draw:style-name="gr44" draw:text-style-name="P29" draw:layer="layout" svg:width="0.237cm" svg:height="1.148cm" svg:x="12.462cm" svg:y="1.8cm" svg:viewBox="0 0 238 1149" svg:d="M0 197v766M0 855l238 294M238 0l-238 293">
                  <text:p/>
                </draw:path>
                <draw:path draw:style-name="gr44" draw:text-style-name="P29" draw:layer="layout" svg:width="0.237cm" svg:height="1.148cm" svg:x="14.245cm" svg:y="1.8cm" svg:viewBox="0 0 238 1149" svg:d="M238 197v766M238 855l-238 294M0 0l238 293">
                  <text:p/>
                </draw:path>
              </draw:g>
              <draw:g draw:name="spell casting ability">
                <draw:polygon draw:style-name="gr43" draw:text-style-name="P33" draw:layer="layout" svg:width="2.164cm" svg:height="1.148cm" svg:x="9.77cm" svg:y="1.799cm" svg:viewBox="0 0 2165 1149" draw:points="1980,0 184,0 0,281 0,867 184,1149 1980,1149 2165,867 2165,281">
                  <text:p text:style-name="P35">INT</text:p>
                </draw:polygon>
                <draw:path draw:style-name="gr44" draw:text-style-name="P29" draw:layer="layout" svg:width="0.237cm" svg:height="1.148cm" svg:x="9.84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9.81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1.833cm" svg:y="2.34cm" svg:viewBox="0 0 68 68" svg:d="M68 34c0 19-16 34-35 34-18 0-33-15-33-34 0-18 15-34 33-34 19 0 35 16 35 34z">
                  <text:p/>
                </draw:path>
                <draw:path draw:style-name="gr44" draw:text-style-name="P29" draw:layer="layout" svg:width="0.237cm" svg:height="1.148cm" svg:x="11.629cm" svg:y="1.799cm" svg:viewBox="0 0 238 1149" svg:d="M238 197v766M238 855l-238 294M0 0l238 293">
                  <text:p/>
                </draw:path>
                <draw:frame draw:style-name="gr48" draw:text-style-name="P34" draw:layer="layout" svg:width="2.011cm" svg:height="0.569cm" svg:x="9.847cm" svg:y="3.016cm">
                  <draw:text-box>
                    <text:p text:style-name="P22"><text:span text:style-name="T33"><text:s/></text:span><text:span text:style-name="T33">S</text:span><text:span text:style-name="T33">P</text:span><text:span text:style-name="T33">EL</text:span><text:span text:style-name="T33">L </text:span><text:span text:style-name="T33">C</text:span><text:span text:style-name="T33">A</text:span><text:span text:style-name="T33">ST</text:span><text:span text:style-name="T33">IN</text:span><text:span text:style-name="T33">G</text:span></text:p>
                    <text:p text:style-name="P22"><text:span text:style-name="T33">A</text:span><text:span text:style-name="T33">BI</text:span><text:span text:style-name="T33">LI</text:span><text:span text:style-name="T33">TY</text:span></text:p>
                  </draw:text-box>
                </draw:frame>
                <draw:path draw:style-name="gr44" draw:text-style-name="P29" draw:layer="layout" svg:width="0.237cm" svg:height="1.148cm" svg:x="9.847cm" svg:y="1.8cm" svg:viewBox="0 0 238 1149" svg:d="M0 197v766M0 855l238 294M238 0l-238 293">
                  <text:p/>
                </draw:path>
                <draw:path draw:style-name="gr44" draw:text-style-name="P29" draw:layer="layout" svg:width="0.237cm" svg:height="1.148cm" svg:x="11.63cm" svg:y="1.8cm" svg:viewBox="0 0 238 1149" svg:d="M238 197v766M238 855l-238 294M0 0l238 293">
                  <text:p/>
                </draw:path>
              </draw:g>
            </draw:g>
          </draw:g>
          <draw:frame draw:style-name="gr49" draw:text-style-name="P36" draw:layer="layout" svg:width="7.147cm" svg:height="0.9cm" svg:x="1.813cm" svg:y="2.287cm">
            <draw:text-box>
              <text:p text:style-name="P22"><text:span text:style-name="T34">A</text:span><text:span text:style-name="T34">r</text:span><text:span text:style-name="T34">t</text:span><text:span text:style-name="T34">i</text:span><text:span text:style-name="T34">f</text:span><text:span text:style-name="T34">i</text:span><text:span text:style-name="T34">c</text:span><text:span text:style-name="T34">e</text:span><text:span text:style-name="T34">r</text:span></text:p>
            </draw:text-box>
          </draw:frame>
        </draw:g>
        <draw:frame draw:style-name="gr50" draw:text-style-name="P37" draw:layer="layout" svg:width="6.479cm" svg:height="0.471cm" svg:x="14.309cm" svg:y="26.265cm">
          <draw:text-box>
            <text:p text:style-name="P3"><text:span text:style-name="T35">D</text:span><text:span text:style-name="T35">a</text:span><text:span text:style-name="T35">r</text:span><text:span text:style-name="T35">k</text:span><text:span text:style-name="T35">n</text:span><text:span text:style-name="T35">e</text:span><text:span text:style-name="T35">s</text:span><text:span text:style-name="T35">s </text:span><text:span text:style-name="T35"><text:s text:c="2"/></text:span><text:span text:style-name="T35"><text:s text:c="2"/></text:span><text:span text:style-name="T35"><text:s text:c="2"/></text:span><text:span text:style-name="T35">[ </text:span><text:span text:style-name="T35"><text:s/></text:span><text:span text:style-name="T35">]</text:span></text:p>
          </draw:text-box>
        </draw:frame>
        <draw:g draw:name="Arrow 9">
          <draw:path draw:style-name="gr1" draw:text-style-name="P1" draw:layer="layout" svg:width="0.318cm" svg:height="0.234cm" svg:x="20.5cm" svg:y="12.201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20.729cm" svg:y="12.229cm" svg:viewBox="0 0 108 179" svg:d="M89 0c6 0 13 1 19 2v175c-6 1-13 2-19 2-49 0-89-41-89-90s40-89 89-89z">
            <text:p/>
          </draw:path>
        </draw:g>
        <draw:g draw:name="Arrow 10">
          <draw:path draw:style-name="gr1" draw:text-style-name="P1" draw:layer="layout" svg:width="0.318cm" svg:height="0.234cm" svg:x="7.164cm" svg:y="16.481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7.393cm" svg:y="16.509cm" svg:viewBox="0 0 108 179" svg:d="M89 0c6 0 13 1 19 2v175c-6 1-13 2-19 2-49 0-89-41-89-90s40-89 89-89z">
            <text:p/>
          </draw:path>
        </draw:g>
        <draw:frame draw:style-name="gr30" draw:text-style-name="P23" draw:layer="layout" svg:width="1.414cm" svg:height="0.886cm" svg:x="8.428cm" svg:y="17.586cm">
          <draw:text-box>
            <text:p text:style-name="P22">0</text:p>
          </draw:text-box>
        </draw:frame>
        <draw:frame draw:style-name="gr30" draw:text-style-name="P23" draw:layer="layout" svg:width="1.486cm" svg:height="0.872cm" svg:x="8.328cm" svg:y="4.928cm">
          <draw:text-box>
            <text:p text:style-name="P22">0</text:p>
          </draw:text-box>
        </draw:frame>
        <draw:frame draw:style-name="gr30" draw:text-style-name="P23" draw:layer="layout" svg:width="1.443cm" svg:height="0.8cm" svg:x="15.071cm" svg:y="4.943cm">
          <draw:text-box>
            <text:p text:style-name="P22">0</text:p>
          </draw:text-box>
        </draw:frame>
        <draw:frame draw:style-name="gr30" draw:text-style-name="P23" draw:layer="layout" svg:width="1.4cm" svg:height="0.843cm" svg:x="15.043cm" svg:y="12.471cm">
          <draw:text-box>
            <text:p text:style-name="P22">0</text:p>
          </draw:text-box>
        </draw:frame>
        <draw:polygon draw:style-name="gr6" draw:text-style-name="P8" draw:layer="layout" svg:width="6.35cm" svg:height="0.008cm" svg:x="14.327cm" svg:y="25.495cm" svg:viewBox="0 0 6351 9" draw:points="0,0 6351,0 6351,9 0,9">
          <text:p/>
        </draw:polygon>
        <draw:polygon draw:style-name="gr6" draw:text-style-name="P8" draw:layer="layout" svg:width="6.35cm" svg:height="0.008cm" svg:x="14.327cm" svg:y="26.065cm" svg:viewBox="0 0 6351 9" draw:points="0,0 6351,0 6351,9 0,9">
          <text:p/>
        </draw:polygon>
        <draw:frame draw:style-name="gr50" draw:text-style-name="P37" draw:layer="layout" svg:width="6.479cm" svg:height="0.471cm" svg:x="14.311cm" svg:y="25.123cm">
          <draw:text-box>
            <text:p text:style-name="P3"><text:span text:style-name="T35">B</text:span><text:span text:style-name="T35">l</text:span><text:span text:style-name="T35">e</text:span><text:span text:style-name="T35">s</text:span><text:span text:style-name="T35">s </text:span><text:span text:style-name="T35"><text:s text:c="2"/></text:span><text:span text:style-name="T35"><text:s text:c="2"/></text:span><text:span text:style-name="T35"><text:s text:c="2"/></text:span><text:span text:style-name="T35"><text:s text:c="2"/></text:span><text:span text:style-name="T35"><text:s/></text:span><text:span text:style-name="T35">[ </text:span><text:span text:style-name="T35"><text:s/></text:span><text:span text:style-name="T35">]</text:span></text:p>
          </draw:text-box>
        </draw:frame>
        <draw:custom-shape draw:style-name="gr51" draw:text-style-name="P38" draw:layer="layout" svg:width="0.179cm" svg:height="0.182cm" svg:x="1.075cm" svg:y="7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179cm" svg:height="0.182cm" svg:x="1.075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179cm" svg:height="0.182cm" svg:x="1.075cm" svg:y="1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7" draw:layer="layout" svg:width="0.35cm" svg:height="0.471cm" svg:x="16.848cm" svg:y="24.532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8.117cm" svg:y="24.532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20.659cm" svg:y="24.532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327cm" svg:y="24.925cm" svg:viewBox="0 0 6351 9" draw:points="0,0 6351,0 6351,9 0,9">
          <text:p/>
        </draw:polygon>
        <draw:frame draw:style-name="gr50" draw:text-style-name="P39" draw:layer="layout" svg:width="6.479cm" svg:height="0.471cm" svg:x="14.311cm" svg:y="24.553cm">
          <draw:text-box>
            <text:p text:style-name="P3"><text:span text:style-name="T35">M</text:span><text:span text:style-name="T35">i</text:span><text:span text:style-name="T35">s</text:span><text:span text:style-name="T35">t</text:span><text:span text:style-name="T35">y </text:span><text:span text:style-name="T35">S</text:span><text:span text:style-name="T35">t</text:span><text:span text:style-name="T35">e</text:span><text:span text:style-name="T35">p </text:span><text:span text:style-name="T35"><text:s text:c="2"/></text:span><text:span text:style-name="T35"><text:s text:c="2"/></text:span><text:span text:style-name="T35">[ </text:span><text:span text:style-name="T35"><text:s/></text:span><text:span text:style-name="T35">]</text:span></text:p>
          </draw:text-box>
        </draw:frame>
        <draw:g draw:name="Arrow 8">
          <draw:path draw:style-name="gr1" draw:text-style-name="P1" draw:layer="layout" svg:width="0.318cm" svg:height="0.234cm" svg:x="20.5cm" svg:y="23.027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20.729cm" svg:y="23.055cm" svg:viewBox="0 0 108 179" svg:d="M89 0c6 0 13 1 19 2v175c-6 1-13 2-19 2-49 0-89-41-89-90s40-89 89-89z">
            <text:p/>
          </draw:path>
        </draw:g>
        <draw:g draw:name="Arrow 3">
          <draw:path draw:style-name="gr1" draw:text-style-name="P1" draw:layer="layout" svg:width="0.318cm" svg:height="0.234cm" svg:x="14.111cm" svg:y="23.024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14.093cm" svg:y="23.052cm" svg:viewBox="0 0 108 179" svg:d="M19 0c-6 0-13 1-19 2v175c6 1 13 2 19 2 49 0 89-41 89-90s-40-89-89-89z">
            <text:p/>
          </draw:path>
        </draw:g>
        <draw:custom-shape draw:style-name="gr51" draw:text-style-name="P38" draw:layer="layout" svg:width="0.179cm" svg:height="0.182cm" svg:x="14.44cm" svg:y="1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179cm" svg:height="0.182cm" svg:x="14.437cm" svg:y="19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path draw:style-name="gr26" draw:text-style-name="P20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26" draw:text-style-name="P20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26" draw:text-style-name="P20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" draw:text-style-name="P1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2" draw:text-style-name="P2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1" draw:text-style-name="P1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2" draw:text-style-name="P2" draw:layer="layout" svg:width="6.672cm" svg:height="22.211cm" svg:x="0.792cm" svg:y="4.678cm" svg:viewBox="0 0 6673 22212" draw:points="6673,168 6504,0 169,0 0,168 0,22043 169,22212 6504,22212 6673,22043">
          <text:p/>
        </draw:polygon>
        <draw:g draw:name="column decorations">
          <draw:path draw:style-name="gr1" draw:text-style-name="P1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14.127cm" svg:y="4.678cm" svg:viewBox="0 0 6673 22212" draw:points="6673,168 6504,0 169,0 0,168 0,22043 169,22212 6504,22212 6673,22043">
            <text:p/>
          </draw:polygon>
        </draw:g>
        <draw:path draw:style-name="gr1" draw:text-style-name="P1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25" draw:text-style-name="P2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1" draw:text-style-name="P1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25" draw:text-style-name="P2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1" draw:text-style-name="P1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25" draw:text-style-name="P2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1" draw:text-style-name="P1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25" draw:text-style-name="P2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1" draw:text-style-name="P1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25" draw:text-style-name="P2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1" draw:text-style-name="P1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1" draw:text-style-name="P1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25" draw:text-style-name="P2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1" draw:text-style-name="P1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25" draw:text-style-name="P2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1" draw:text-style-name="P1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25" draw:text-style-name="P2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1" draw:text-style-name="P1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25" draw:text-style-name="P2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1" draw:text-style-name="P1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25" draw:text-style-name="P2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1" draw:text-style-name="P1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25" draw:text-style-name="P2" draw:layer="layout" svg:width="0.107cm" svg:height="0.178cm" svg:x="20.71cm" svg:y="16.607cm" svg:viewBox="0 0 108 179" svg:d="M90 0c6 0 12 1 18 2v175c-6 2-12 2-18 2-49 0-90-40-90-89s41-90 90-90z">
          <text:p/>
        </draw:path>
        <draw:path draw:style-name="gr1" draw:text-style-name="P1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25" draw:text-style-name="P2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1" draw:text-style-name="P1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25" draw:text-style-name="P2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25" draw:text-style-name="P2" draw:layer="layout" svg:width="5.751cm" svg:height="0.922cm" svg:x="1.464cm" svg:y="5.055cm" svg:viewBox="0 0 5752 923" draw:points="5582,923 5752,718 5752,207 5582,0 0,0 0,923">
          <text:p/>
        </draw:polygon>
        <draw:polygon draw:style-name="gr25" draw:text-style-name="P2" draw:layer="layout" svg:width="5.751cm" svg:height="0.922cm" svg:x="1.464cm" svg:y="19.036cm" svg:viewBox="0 0 5752 923" draw:points="5582,923 5752,716 5752,205 5582,0 0,0 0,923">
          <text:p/>
        </draw:polygon>
        <draw:polygon draw:style-name="gr25" draw:text-style-name="P2" draw:layer="layout" svg:width="5.751cm" svg:height="0.922cm" svg:x="8.131cm" svg:y="5.055cm" svg:viewBox="0 0 5752 923" draw:points="5582,923 5752,718 5752,207 5582,0 0,0 0,923">
          <text:p/>
        </draw:polygon>
        <draw:polygon draw:style-name="gr25" draw:text-style-name="P2" draw:layer="layout" svg:width="5.751cm" svg:height="0.922cm" svg:x="14.733cm" svg:y="5.055cm" svg:viewBox="0 0 5752 923" draw:points="5581,923 5752,718 5752,207 5581,0 0,0 0,923">
          <text:p/>
        </draw:polygon>
        <draw:polygon draw:style-name="gr25" draw:text-style-name="P2" draw:layer="layout" svg:width="5.751cm" svg:height="0.923cm" svg:x="14.733cm" svg:y="11.043cm" svg:viewBox="0 0 5752 924" draw:points="5581,924 5752,718 5752,206 5581,0 0,0 0,924">
          <text:p/>
        </draw:polygon>
        <draw:polygon draw:style-name="gr25" draw:text-style-name="P2" draw:layer="layout" svg:width="5.751cm" svg:height="0.922cm" svg:x="14.733cm" svg:y="17.034cm" svg:viewBox="0 0 5752 923" draw:points="5581,923 5752,717 5752,206 5581,0 0,0 0,923">
          <text:p/>
        </draw:polygon>
        <draw:polygon draw:style-name="gr25" draw:text-style-name="P2" draw:layer="layout" svg:width="5.751cm" svg:height="0.922cm" svg:x="14.733cm" svg:y="21.998cm" svg:viewBox="0 0 5752 923" draw:points="5581,923 5752,718 5752,206 5581,0 0,0 0,923">
          <text:p/>
        </draw:polygon>
        <draw:polygon draw:style-name="gr25" draw:text-style-name="P2" draw:layer="layout" svg:width="5.751cm" svg:height="0.922cm" svg:x="8.131cm" svg:y="13.013cm" svg:viewBox="0 0 5752 923" draw:points="5582,923 5752,718 5752,206 5582,0 0,0 0,923">
          <text:p/>
        </draw:polygon>
        <draw:polygon draw:style-name="gr25" draw:text-style-name="P2" draw:layer="layout" svg:width="5.751cm" svg:height="0.922cm" svg:x="8.131cm" svg:y="21.006cm" svg:viewBox="0 0 5752 923" draw:points="5582,923 5752,717 5752,205 5582,0 0,0 0,923">
          <text:p/>
        </draw:polygon>
        <draw:polygon draw:style-name="gr25" draw:text-style-name="P2" draw:layer="layout" svg:width="0.455cm" svg:height="1.024cm" svg:x="1.201cm" svg:y="18.985cm" svg:viewBox="0 0 456 1025" draw:points="0,934 0,89 95,0 456,312 456,711 95,1025">
          <text:p/>
        </draw:polygon>
        <draw:polygon draw:style-name="gr25" draw:text-style-name="P2" draw:layer="layout" svg:width="0.456cm" svg:height="1.024cm" svg:x="7.868cm" svg:y="5.004cm" svg:viewBox="0 0 457 1025" draw:points="0,936 0,90 97,0 457,313 457,713 97,1025">
          <text:p/>
        </draw:polygon>
        <draw:polygon draw:style-name="gr25" draw:text-style-name="P2" draw:layer="layout" svg:width="0.455cm" svg:height="1.024cm" svg:x="14.47cm" svg:y="5.004cm" svg:viewBox="0 0 456 1025" draw:points="0,936 0,90 95,0 456,313 456,713 95,1025">
          <text:p/>
        </draw:polygon>
        <draw:polygon draw:style-name="gr25" draw:text-style-name="P2" draw:layer="layout" svg:width="0.455cm" svg:height="1.025cm" svg:x="14.47cm" svg:y="10.992cm" svg:viewBox="0 0 456 1026" draw:points="0,936 0,90 95,0 456,313 456,712 95,1026">
          <text:p/>
        </draw:polygon>
        <draw:polygon draw:style-name="gr25" draw:text-style-name="P2" draw:layer="layout" svg:width="0.455cm" svg:height="1.024cm" svg:x="14.47cm" svg:y="16.983cm" svg:viewBox="0 0 456 1025" draw:points="0,934 0,89 95,0 456,312 456,711 95,1025">
          <text:p/>
        </draw:polygon>
        <draw:polygon draw:style-name="gr25" draw:text-style-name="P2" draw:layer="layout" svg:width="0.455cm" svg:height="1.024cm" svg:x="14.47cm" svg:y="21.947cm" svg:viewBox="0 0 456 1025" draw:points="0,936 0,91 95,0 456,314 456,713 95,1025">
          <text:p/>
        </draw:polygon>
        <draw:polygon draw:style-name="gr25" draw:text-style-name="P2" draw:layer="layout" svg:width="0.456cm" svg:height="1.024cm" svg:x="7.868cm" svg:y="12.962cm" svg:viewBox="0 0 457 1025" draw:points="0,936 0,90 97,0 457,313 457,712 97,1025">
          <text:p/>
        </draw:polygon>
        <draw:polygon draw:style-name="gr25" draw:text-style-name="P2" draw:layer="layout" svg:width="0.456cm" svg:height="1.024cm" svg:x="7.868cm" svg:y="20.955cm" svg:viewBox="0 0 457 1025" draw:points="0,935 0,90 97,0 457,313 457,712 97,1025">
          <text:p/>
        </draw:polygon>
        <draw:path draw:style-name="gr26" draw:text-style-name="P20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26" draw:text-style-name="P20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26" draw:text-style-name="P20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26" draw:text-style-name="P20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26" draw:text-style-name="P20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26" draw:text-style-name="P20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26" draw:text-style-name="P20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26" draw:text-style-name="P20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25" draw:text-style-name="P2" draw:layer="layout" svg:width="0.455cm" svg:height="1.024cm" svg:x="1.201cm" svg:y="5.004cm" svg:viewBox="0 0 456 1025" draw:points="0,936 0,90 95,0 456,313 456,713 95,1025">
          <text:p/>
        </draw:polygon>
        <draw:path draw:style-name="gr26" draw:text-style-name="P20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25" draw:text-style-name="P2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25" draw:text-style-name="P2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25" draw:text-style-name="P2" draw:layer="layout" svg:width="0.05cm" svg:height="0.178cm" svg:x="2.17cm" svg:y="1.628cm" svg:viewBox="0 0 51 179" svg:d="M10 179c0 0-35-70 28-179 0 0-38 104 13 127z">
          <text:p/>
        </draw:path>
        <draw:polygon draw:style-name="gr25" draw:text-style-name="P2" draw:layer="layout" svg:width="0.166cm" svg:height="0.121cm" svg:x="2.883cm" svg:y="1.333cm" svg:viewBox="0 0 167 122" draw:points="0,107 167,0 24,122">
          <text:p/>
        </draw:polygon>
        <draw:path draw:style-name="gr34" draw:text-style-name="P2" draw:layer="layout" svg:width="0.074cm" svg:height="2.585cm" svg:x="9.152cm" svg:y="1.373cm" svg:viewBox="0 0 75 2586" svg:d="M0 0v2586c37-90 75-127 75-127v-2333c0 0-38-37-75-126z">
          <text:p/>
        </draw:path>
        <draw:polygon draw:style-name="gr25" draw:text-style-name="P2" draw:layer="layout" svg:width="1.253cm" svg:height="1.487cm" svg:x="1.104cm" svg:y="2.129cm" svg:viewBox="0 0 1254 1488" draw:points="0,165 0,1488 1254,1324 1254,0">
          <text:p/>
        </draw:polygon>
        <draw:polygon draw:style-name="gr35" draw:text-style-name="P29" draw:layer="layout" svg:width="1.253cm" svg:height="1.487cm" svg:x="1.104cm" svg:y="2.129cm" svg:viewBox="0 0 1254 1488" draw:points="0,165 0,1488 1254,1324 1254,0">
          <text:p/>
        </draw:polygon>
        <draw:path draw:style-name="gr36" draw:text-style-name="P29" draw:layer="layout" svg:width="1.225cm" svg:height="1.292cm" svg:x="1.132cm" svg:y="2.225cm" svg:viewBox="0 0 1226 1293" svg:d="M0 1293l1226-173M0 156l1226-156">
          <text:p/>
        </draw:path>
        <draw:polygon draw:style-name="gr37" draw:text-style-name="P30" draw:layer="layout" svg:width="0.855cm" svg:height="1.449cm" svg:x="1.502cm" svg:y="2.003cm" svg:viewBox="0 0 856 1450" draw:points="856,126 0,0 0,1324 856,1450">
          <text:p/>
        </draw:polygon>
        <draw:path draw:style-name="gr38" draw:text-style-name="P2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36" draw:text-style-name="P29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35" draw:text-style-name="P29" draw:layer="layout" svg:width="0.668cm" svg:height="1.436cm" svg:x="20.29cm" svg:y="1.965cm" svg:viewBox="0 0 669 1437" svg:d="M0 91v1346c515-3 581 0 669-113v-1324c-164 87-334 90-669 91z">
          <text:p/>
        </draw:path>
        <draw:path draw:style-name="gr36" draw:text-style-name="P29" draw:layer="layout" svg:width="0.685cm" svg:height="1.235cm" svg:x="20.268cm" svg:y="2.075cm" svg:viewBox="0 0 686 1236" svg:d="M0 81c573-2 625-42 677-81M22 1218c692 78 633-127 664-133">
          <text:p/>
        </draw:path>
        <draw:polygon draw:style-name="gr39" draw:text-style-name="P1" draw:layer="layout" svg:width="11.074cm" svg:height="2.139cm" svg:x="9.226cm" svg:y="1.596cm" svg:viewBox="0 0 11075 2140" draw:points="11075,2140 0,2140 0,0 11075,0">
          <text:p/>
        </draw:polygon>
        <draw:path draw:style-name="gr40" draw:text-style-name="P29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0" draw:text-style-name="P29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36" draw:text-style-name="P29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34" draw:text-style-name="P2" draw:layer="layout" svg:width="0.074cm" svg:height="2.585cm" svg:x="20.3cm" svg:y="1.373cm" svg:viewBox="0 0 75 2586" svg:d="M75 0v2586c-37-90-75-127-75-127v-2333c0 0 38-37 75-126z">
          <text:p/>
        </draw:path>
        <draw:polygon draw:style-name="gr38" draw:text-style-name="P2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4" draw:text-style-name="P29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4" draw:text-style-name="P29" draw:layer="layout" svg:width="0.237cm" svg:height="1.148cm" svg:x="12.16cm" svg:y="1.833cm" svg:viewBox="0 0 238 1149" svg:d="M238 197v766M238 855l-238 294M0 0l238 293">
          <text:p/>
        </draw:path>
        <draw:polygon draw:style-name="gr38" draw:text-style-name="P2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4" draw:text-style-name="P29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4" draw:text-style-name="P29" draw:layer="layout" svg:width="0.237cm" svg:height="1.148cm" svg:x="15.713cm" svg:y="1.833cm" svg:viewBox="0 0 238 1149" svg:d="M238 197v766M238 855l-238 294M0 0l238 293">
          <text:p/>
        </draw:path>
        <draw:polygon draw:style-name="gr38" draw:text-style-name="P2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4" draw:text-style-name="P29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4" draw:text-style-name="P29" draw:layer="layout" svg:width="0.237cm" svg:height="1.148cm" svg:x="19.375cm" svg:y="1.833cm" svg:viewBox="0 0 238 1149" svg:d="M238 197v766M238 855l-238 294M0 0l238 293">
          <text:p/>
        </draw:path>
        <draw:line draw:style-name="gr52" draw:text-style-name="P29" draw:layer="layout" svg:x1="7.176cm" svg:y1="6.51cm" svg:x2="1.13cm" svg:y2="6.51cm">
          <text:p/>
        </draw:line>
        <draw:line draw:style-name="gr52" draw:text-style-name="P29" draw:layer="layout" svg:x1="7.176cm" svg:y1="7.004cm" svg:x2="1.13cm" svg:y2="7.004cm">
          <text:p/>
        </draw:line>
        <draw:line draw:style-name="gr52" draw:text-style-name="P29" draw:layer="layout" svg:x1="7.176cm" svg:y1="7.498cm" svg:x2="1.13cm" svg:y2="7.498cm">
          <text:p/>
        </draw:line>
        <draw:line draw:style-name="gr52" draw:text-style-name="P29" draw:layer="layout" svg:x1="7.176cm" svg:y1="7.992cm" svg:x2="1.13cm" svg:y2="7.992cm">
          <text:p/>
        </draw:line>
        <draw:line draw:style-name="gr52" draw:text-style-name="P29" draw:layer="layout" svg:x1="7.176cm" svg:y1="8.486cm" svg:x2="1.13cm" svg:y2="8.486cm">
          <text:p/>
        </draw:line>
        <draw:line draw:style-name="gr52" draw:text-style-name="P29" draw:layer="layout" svg:x1="7.176cm" svg:y1="8.98cm" svg:x2="1.13cm" svg:y2="8.98cm">
          <text:p/>
        </draw:line>
        <draw:line draw:style-name="gr52" draw:text-style-name="P29" draw:layer="layout" svg:x1="7.176cm" svg:y1="9.474cm" svg:x2="1.13cm" svg:y2="9.474cm">
          <text:p/>
        </draw:line>
        <draw:line draw:style-name="gr52" draw:text-style-name="P29" draw:layer="layout" svg:x1="7.176cm" svg:y1="9.967cm" svg:x2="1.13cm" svg:y2="9.967cm">
          <text:p/>
        </draw:line>
        <draw:path draw:style-name="gr25" draw:text-style-name="P2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52" draw:text-style-name="P29" draw:layer="layout" svg:x1="1.427cm" svg:y1="12.545cm" svg:x2="7.178cm" svg:y2="12.545cm">
          <text:p/>
        </draw:line>
        <draw:path draw:style-name="gr25" draw:text-style-name="P2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53" draw:text-style-name="P32" draw:layer="layout" svg:width="0.246cm" svg:height="0.276cm" svg:x="1.366cm" svg:y="12.32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3.039cm" svg:x2="7.178cm" svg:y2="13.039cm">
          <text:p/>
        </draw:line>
        <draw:path draw:style-name="gr25" draw:text-style-name="P2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3" draw:text-style-name="P32" draw:layer="layout" svg:width="0.246cm" svg:height="0.276cm" svg:x="1.366cm" svg:y="12.8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3.532cm" svg:x2="7.178cm" svg:y2="13.532cm">
          <text:p/>
        </draw:line>
        <draw:path draw:style-name="gr25" draw:text-style-name="P2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3" draw:text-style-name="P32" draw:layer="layout" svg:width="0.246cm" svg:height="0.276cm" svg:x="1.366cm" svg:y="13.31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4.026cm" svg:x2="7.178cm" svg:y2="14.026cm">
          <text:p/>
        </draw:line>
        <draw:path draw:style-name="gr25" draw:text-style-name="P2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3" draw:text-style-name="P32" draw:layer="layout" svg:width="0.246cm" svg:height="0.276cm" svg:x="1.366cm" svg:y="13.80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4.52cm" svg:x2="7.178cm" svg:y2="14.52cm">
          <text:p/>
        </draw:line>
        <draw:path draw:style-name="gr25" draw:text-style-name="P2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3" draw:text-style-name="P32" draw:layer="layout" svg:width="0.246cm" svg:height="0.276cm" svg:x="1.366cm" svg:y="14.30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5.014cm" svg:x2="7.178cm" svg:y2="15.014cm">
          <text:p/>
        </draw:line>
        <draw:path draw:style-name="gr25" draw:text-style-name="P2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53" draw:text-style-name="P32" draw:layer="layout" svg:width="0.246cm" svg:height="0.276cm" svg:x="1.366cm" svg:y="14.79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5.508cm" svg:x2="7.178cm" svg:y2="15.508cm">
          <text:p/>
        </draw:line>
        <draw:path draw:style-name="gr25" draw:text-style-name="P2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53" draw:text-style-name="P32" draw:layer="layout" svg:width="0.246cm" svg:height="0.276cm" svg:x="1.366cm" svg:y="15.28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6.002cm" svg:x2="7.178cm" svg:y2="16.002cm">
          <text:p/>
        </draw:line>
        <draw:path draw:style-name="gr25" draw:text-style-name="P2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53" draw:text-style-name="P32" draw:layer="layout" svg:width="0.246cm" svg:height="0.276cm" svg:x="1.366cm" svg:y="15.78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6.496cm" svg:x2="7.178cm" svg:y2="16.496cm">
          <text:p/>
        </draw:line>
        <draw:path draw:style-name="gr25" draw:text-style-name="P2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53" draw:text-style-name="P32" draw:layer="layout" svg:width="0.246cm" svg:height="0.276cm" svg:x="1.366cm" svg:y="16.27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6.99cm" svg:x2="7.178cm" svg:y2="16.99cm">
          <text:p/>
        </draw:line>
        <draw:path draw:style-name="gr25" draw:text-style-name="P2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53" draw:text-style-name="P32" draw:layer="layout" svg:width="0.246cm" svg:height="0.276cm" svg:x="1.366cm" svg:y="16.77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7.484cm" svg:x2="7.178cm" svg:y2="17.484cm">
          <text:p/>
        </draw:line>
        <draw:path draw:style-name="gr25" draw:text-style-name="P2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3" draw:text-style-name="P32" draw:layer="layout" svg:width="0.246cm" svg:height="0.276cm" svg:x="1.366cm" svg:y="17.26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7.977cm" svg:x2="7.178cm" svg:y2="17.977cm">
          <text:p/>
        </draw:line>
        <draw:path draw:style-name="gr25" draw:text-style-name="P2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3" draw:text-style-name="P32" draw:layer="layout" svg:width="0.246cm" svg:height="0.276cm" svg:x="1.366cm" svg:y="17.75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18.471cm" svg:x2="7.178cm" svg:y2="18.471cm">
          <text:p/>
        </draw:line>
        <draw:path draw:style-name="gr25" draw:text-style-name="P2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53" draw:text-style-name="P32" draw:layer="layout" svg:width="0.246cm" svg:height="0.276cm" svg:x="1.366cm" svg:y="18.25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0.538cm" svg:x2="7.178cm" svg:y2="20.538cm">
          <text:p/>
        </draw:line>
        <draw:path draw:style-name="gr25" draw:text-style-name="P2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3" draw:text-style-name="P32" draw:layer="layout" svg:width="0.246cm" svg:height="0.276cm" svg:x="1.366cm" svg:y="20.31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1.031cm" svg:x2="7.178cm" svg:y2="21.031cm">
          <text:p/>
        </draw:line>
        <draw:path draw:style-name="gr25" draw:text-style-name="P2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53" draw:text-style-name="P32" draw:layer="layout" svg:width="0.246cm" svg:height="0.276cm" svg:x="1.366cm" svg:y="20.81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1.525cm" svg:x2="7.178cm" svg:y2="21.525cm">
          <text:p/>
        </draw:line>
        <draw:path draw:style-name="gr25" draw:text-style-name="P2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3" draw:text-style-name="P32" draw:layer="layout" svg:width="0.246cm" svg:height="0.276cm" svg:x="1.366cm" svg:y="21.30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2.019cm" svg:x2="7.178cm" svg:y2="22.019cm">
          <text:p/>
        </draw:line>
        <draw:path draw:style-name="gr25" draw:text-style-name="P2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53" draw:text-style-name="P32" draw:layer="layout" svg:width="0.246cm" svg:height="0.276cm" svg:x="1.366cm" svg:y="21.80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2.513cm" svg:x2="7.178cm" svg:y2="22.513cm">
          <text:p/>
        </draw:line>
        <draw:path draw:style-name="gr25" draw:text-style-name="P2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53" draw:text-style-name="P32" draw:layer="layout" svg:width="0.246cm" svg:height="0.276cm" svg:x="1.366cm" svg:y="22.29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3.007cm" svg:x2="7.178cm" svg:y2="23.007cm">
          <text:p/>
        </draw:line>
        <draw:path draw:style-name="gr25" draw:text-style-name="P2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53" draw:text-style-name="P32" draw:layer="layout" svg:width="0.246cm" svg:height="0.276cm" svg:x="1.366cm" svg:y="22.78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3.501cm" svg:x2="7.178cm" svg:y2="23.501cm">
          <text:p/>
        </draw:line>
        <draw:path draw:style-name="gr25" draw:text-style-name="P2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53" draw:text-style-name="P32" draw:layer="layout" svg:width="0.246cm" svg:height="0.276cm" svg:x="1.366cm" svg:y="23.28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3.995cm" svg:x2="7.178cm" svg:y2="23.995cm">
          <text:p/>
        </draw:line>
        <draw:path draw:style-name="gr25" draw:text-style-name="P2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53" draw:text-style-name="P32" draw:layer="layout" svg:width="0.246cm" svg:height="0.276cm" svg:x="1.366cm" svg:y="23.77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4.489cm" svg:x2="7.178cm" svg:y2="24.489cm">
          <text:p/>
        </draw:line>
        <draw:path draw:style-name="gr25" draw:text-style-name="P2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53" draw:text-style-name="P32" draw:layer="layout" svg:width="0.246cm" svg:height="0.276cm" svg:x="1.366cm" svg:y="24.2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4.983cm" svg:x2="7.178cm" svg:y2="24.983cm">
          <text:p/>
        </draw:line>
        <draw:path draw:style-name="gr25" draw:text-style-name="P2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3" draw:text-style-name="P32" draw:layer="layout" svg:width="0.246cm" svg:height="0.276cm" svg:x="1.366cm" svg:y="24.76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5.476cm" svg:x2="7.178cm" svg:y2="25.476cm">
          <text:p/>
        </draw:line>
        <draw:path draw:style-name="gr25" draw:text-style-name="P2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53" draw:text-style-name="P32" draw:layer="layout" svg:width="0.246cm" svg:height="0.276cm" svg:x="1.366cm" svg:y="25.25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5.97cm" svg:x2="7.178cm" svg:y2="25.97cm">
          <text:p/>
        </draw:line>
        <draw:path draw:style-name="gr25" draw:text-style-name="P2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3" draw:text-style-name="P32" draw:layer="layout" svg:width="0.246cm" svg:height="0.276cm" svg:x="1.366cm" svg:y="25.75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.427cm" svg:y1="26.464cm" svg:x2="7.178cm" svg:y2="26.464cm">
          <text:p/>
        </draw:line>
        <draw:path draw:style-name="gr25" draw:text-style-name="P2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53" draw:text-style-name="P32" draw:layer="layout" svg:width="0.246cm" svg:height="0.276cm" svg:x="1.366cm" svg:y="26.24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6.557cm" svg:x2="13.845cm" svg:y2="6.557cm">
          <text:p/>
        </draw:line>
        <draw:path draw:style-name="gr25" draw:text-style-name="P2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53" draw:text-style-name="P32" draw:layer="layout" svg:width="0.246cm" svg:height="0.276cm" svg:x="8.033cm" svg:y="6.33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7.051cm" svg:x2="13.845cm" svg:y2="7.051cm">
          <text:p/>
        </draw:line>
        <draw:path draw:style-name="gr25" draw:text-style-name="P2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53" draw:text-style-name="P32" draw:layer="layout" svg:width="0.246cm" svg:height="0.276cm" svg:x="8.033cm" svg:y="6.83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7.545cm" svg:x2="13.845cm" svg:y2="7.545cm">
          <text:p/>
        </draw:line>
        <draw:path draw:style-name="gr25" draw:text-style-name="P2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53" draw:text-style-name="P32" draw:layer="layout" svg:width="0.246cm" svg:height="0.276cm" svg:x="8.033cm" svg:y="7.32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8.039cm" svg:x2="13.845cm" svg:y2="8.039cm">
          <text:p/>
        </draw:line>
        <draw:path draw:style-name="gr25" draw:text-style-name="P2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53" draw:text-style-name="P32" draw:layer="layout" svg:width="0.246cm" svg:height="0.276cm" svg:x="8.033cm" svg:y="7.8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8.533cm" svg:x2="13.845cm" svg:y2="8.533cm">
          <text:p/>
        </draw:line>
        <draw:path draw:style-name="gr25" draw:text-style-name="P2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53" draw:text-style-name="P32" draw:layer="layout" svg:width="0.246cm" svg:height="0.276cm" svg:x="8.033cm" svg:y="8.31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9.026cm" svg:x2="13.845cm" svg:y2="9.026cm">
          <text:p/>
        </draw:line>
        <draw:path draw:style-name="gr25" draw:text-style-name="P2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53" draw:text-style-name="P32" draw:layer="layout" svg:width="0.246cm" svg:height="0.276cm" svg:x="8.033cm" svg:y="8.80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9.52cm" svg:x2="13.845cm" svg:y2="9.52cm">
          <text:p/>
        </draw:line>
        <draw:path draw:style-name="gr25" draw:text-style-name="P2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53" draw:text-style-name="P32" draw:layer="layout" svg:width="0.246cm" svg:height="0.276cm" svg:x="8.033cm" svg:y="9.30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0.014cm" svg:x2="13.845cm" svg:y2="10.014cm">
          <text:p/>
        </draw:line>
        <draw:path draw:style-name="gr25" draw:text-style-name="P2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53" draw:text-style-name="P32" draw:layer="layout" svg:width="0.246cm" svg:height="0.276cm" svg:x="8.033cm" svg:y="9.79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0.508cm" svg:x2="13.845cm" svg:y2="10.508cm">
          <text:p/>
        </draw:line>
        <draw:path draw:style-name="gr25" draw:text-style-name="P2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53" draw:text-style-name="P32" draw:layer="layout" svg:width="0.246cm" svg:height="0.276cm" svg:x="8.033cm" svg:y="10.28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1.002cm" svg:x2="13.845cm" svg:y2="11.002cm">
          <text:p/>
        </draw:line>
        <draw:path draw:style-name="gr25" draw:text-style-name="P2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53" draw:text-style-name="P32" draw:layer="layout" svg:width="0.246cm" svg:height="0.276cm" svg:x="8.033cm" svg:y="10.78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1.496cm" svg:x2="13.845cm" svg:y2="11.496cm">
          <text:p/>
        </draw:line>
        <draw:path draw:style-name="gr25" draw:text-style-name="P2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53" draw:text-style-name="P32" draw:layer="layout" svg:width="0.246cm" svg:height="0.276cm" svg:x="8.033cm" svg:y="11.27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1.99cm" svg:x2="13.845cm" svg:y2="11.99cm">
          <text:p/>
        </draw:line>
        <draw:path draw:style-name="gr25" draw:text-style-name="P2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53" draw:text-style-name="P32" draw:layer="layout" svg:width="0.246cm" svg:height="0.276cm" svg:x="8.033cm" svg:y="11.77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2.484cm" svg:x2="13.845cm" svg:y2="12.484cm">
          <text:p/>
        </draw:line>
        <draw:path draw:style-name="gr25" draw:text-style-name="P2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3" draw:text-style-name="P32" draw:layer="layout" svg:width="0.246cm" svg:height="0.276cm" svg:x="8.033cm" svg:y="12.26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6.557cm" svg:x2="20.447cm" svg:y2="6.557cm">
          <text:p/>
        </draw:line>
        <draw:path draw:style-name="gr25" draw:text-style-name="P2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3" draw:text-style-name="P32" draw:layer="layout" svg:width="0.246cm" svg:height="0.276cm" svg:x="14.635cm" svg:y="6.33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7.051cm" svg:x2="20.447cm" svg:y2="7.051cm">
          <text:p/>
        </draw:line>
        <draw:path draw:style-name="gr25" draw:text-style-name="P2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53" draw:text-style-name="P32" draw:layer="layout" svg:width="0.246cm" svg:height="0.276cm" svg:x="14.635cm" svg:y="6.83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7.545cm" svg:x2="20.447cm" svg:y2="7.545cm">
          <text:p/>
        </draw:line>
        <draw:path draw:style-name="gr25" draw:text-style-name="P2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3" draw:text-style-name="P32" draw:layer="layout" svg:width="0.246cm" svg:height="0.276cm" svg:x="14.635cm" svg:y="7.32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8.039cm" svg:x2="20.447cm" svg:y2="8.039cm">
          <text:p/>
        </draw:line>
        <draw:path draw:style-name="gr25" draw:text-style-name="P2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3" draw:text-style-name="P32" draw:layer="layout" svg:width="0.246cm" svg:height="0.276cm" svg:x="14.635cm" svg:y="7.8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8.533cm" svg:x2="20.447cm" svg:y2="8.533cm">
          <text:p/>
        </draw:line>
        <draw:path draw:style-name="gr25" draw:text-style-name="P2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53" draw:text-style-name="P32" draw:layer="layout" svg:width="0.246cm" svg:height="0.276cm" svg:x="14.635cm" svg:y="8.31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9.026cm" svg:x2="20.447cm" svg:y2="9.026cm">
          <text:p/>
        </draw:line>
        <draw:path draw:style-name="gr25" draw:text-style-name="P2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53" draw:text-style-name="P32" draw:layer="layout" svg:width="0.246cm" svg:height="0.276cm" svg:x="14.635cm" svg:y="8.80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9.52cm" svg:x2="20.447cm" svg:y2="9.52cm">
          <text:p/>
        </draw:line>
        <draw:path draw:style-name="gr25" draw:text-style-name="P2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3" draw:text-style-name="P32" draw:layer="layout" svg:width="0.246cm" svg:height="0.276cm" svg:x="14.635cm" svg:y="9.30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0.014cm" svg:x2="20.447cm" svg:y2="10.014cm">
          <text:p/>
        </draw:line>
        <draw:path draw:style-name="gr25" draw:text-style-name="P2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3" draw:text-style-name="P32" draw:layer="layout" svg:width="0.246cm" svg:height="0.276cm" svg:x="14.635cm" svg:y="9.79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0.508cm" svg:x2="20.447cm" svg:y2="10.508cm">
          <text:p/>
        </draw:line>
        <draw:path draw:style-name="gr25" draw:text-style-name="P2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53" draw:text-style-name="P32" draw:layer="layout" svg:width="0.246cm" svg:height="0.276cm" svg:x="14.635cm" svg:y="10.28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2.545cm" svg:x2="20.447cm" svg:y2="12.545cm">
          <text:p/>
        </draw:line>
        <draw:path draw:style-name="gr25" draw:text-style-name="P2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53" draw:text-style-name="P32" draw:layer="layout" svg:width="0.246cm" svg:height="0.276cm" svg:x="14.635cm" svg:y="12.32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3.039cm" svg:x2="20.447cm" svg:y2="13.039cm">
          <text:p/>
        </draw:line>
        <draw:path draw:style-name="gr25" draw:text-style-name="P2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3" draw:text-style-name="P32" draw:layer="layout" svg:width="0.246cm" svg:height="0.276cm" svg:x="14.635cm" svg:y="12.82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3.533cm" svg:x2="20.447cm" svg:y2="13.533cm">
          <text:p/>
        </draw:line>
        <draw:path draw:style-name="gr25" draw:text-style-name="P2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3" draw:text-style-name="P32" draw:layer="layout" svg:width="0.246cm" svg:height="0.276cm" svg:x="14.635cm" svg:y="13.31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4.027cm" svg:x2="20.447cm" svg:y2="14.027cm">
          <text:p/>
        </draw:line>
        <draw:path draw:style-name="gr25" draw:text-style-name="P2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53" draw:text-style-name="P32" draw:layer="layout" svg:width="0.246cm" svg:height="0.276cm" svg:x="14.635cm" svg:y="13.80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4.521cm" svg:x2="20.447cm" svg:y2="14.521cm">
          <text:p/>
        </draw:line>
        <draw:path draw:style-name="gr25" draw:text-style-name="P2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3" draw:text-style-name="P32" draw:layer="layout" svg:width="0.246cm" svg:height="0.276cm" svg:x="14.635cm" svg:y="14.30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5.015cm" svg:x2="20.447cm" svg:y2="15.015cm">
          <text:p/>
        </draw:line>
        <draw:path draw:style-name="gr25" draw:text-style-name="P2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53" draw:text-style-name="P32" draw:layer="layout" svg:width="0.246cm" svg:height="0.276cm" svg:x="14.635cm" svg:y="14.79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5.509cm" svg:x2="20.447cm" svg:y2="15.509cm">
          <text:p/>
        </draw:line>
        <draw:path draw:style-name="gr25" draw:text-style-name="P2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53" draw:text-style-name="P32" draw:layer="layout" svg:width="0.246cm" svg:height="0.276cm" svg:x="14.635cm" svg:y="15.2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6.003cm" svg:x2="20.447cm" svg:y2="16.003cm">
          <text:p/>
        </draw:line>
        <draw:path draw:style-name="gr25" draw:text-style-name="P2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53" draw:text-style-name="P32" draw:layer="layout" svg:width="0.246cm" svg:height="0.276cm" svg:x="14.635cm" svg:y="15.78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6.497cm" svg:x2="20.447cm" svg:y2="16.497cm">
          <text:p/>
        </draw:line>
        <draw:path draw:style-name="gr25" draw:text-style-name="P2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53" draw:text-style-name="P32" draw:layer="layout" svg:width="0.246cm" svg:height="0.276cm" svg:x="14.635cm" svg:y="16.27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8.536cm" svg:x2="20.447cm" svg:y2="18.536cm">
          <text:p/>
        </draw:line>
        <draw:path draw:style-name="gr25" draw:text-style-name="P2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3" draw:text-style-name="P32" draw:layer="layout" svg:width="0.246cm" svg:height="0.276cm" svg:x="14.635cm" svg:y="18.31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9.03cm" svg:x2="20.447cm" svg:y2="19.03cm">
          <text:p/>
        </draw:line>
        <draw:path draw:style-name="gr25" draw:text-style-name="P2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3" draw:text-style-name="P32" draw:layer="layout" svg:width="0.246cm" svg:height="0.276cm" svg:x="14.635cm" svg:y="18.81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19.524cm" svg:x2="20.447cm" svg:y2="19.524cm">
          <text:p/>
        </draw:line>
        <draw:path draw:style-name="gr25" draw:text-style-name="P2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53" draw:text-style-name="P32" draw:layer="layout" svg:width="0.246cm" svg:height="0.276cm" svg:x="14.635cm" svg:y="19.30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0.017cm" svg:x2="20.447cm" svg:y2="20.017cm">
          <text:p/>
        </draw:line>
        <draw:path draw:style-name="gr25" draw:text-style-name="P2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53" draw:text-style-name="P32" draw:layer="layout" svg:width="0.246cm" svg:height="0.276cm" svg:x="14.635cm" svg:y="19.79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0.511cm" svg:x2="20.447cm" svg:y2="20.511cm">
          <text:p/>
        </draw:line>
        <draw:path draw:style-name="gr25" draw:text-style-name="P2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3" draw:text-style-name="P32" draw:layer="layout" svg:width="0.246cm" svg:height="0.276cm" svg:x="14.635cm" svg:y="20.29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1.005cm" svg:x2="20.447cm" svg:y2="21.005cm">
          <text:p/>
        </draw:line>
        <draw:path draw:style-name="gr25" draw:text-style-name="P2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3" draw:text-style-name="P32" draw:layer="layout" svg:width="0.246cm" svg:height="0.276cm" svg:x="14.635cm" svg:y="20.78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1.499cm" svg:x2="20.447cm" svg:y2="21.499cm">
          <text:p/>
        </draw:line>
        <draw:path draw:style-name="gr25" draw:text-style-name="P2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53" draw:text-style-name="P32" draw:layer="layout" svg:width="0.246cm" svg:height="0.276cm" svg:x="14.635cm" svg:y="21.28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3.5cm" svg:x2="20.447cm" svg:y2="23.5cm">
          <text:p/>
        </draw:line>
        <draw:path draw:style-name="gr25" draw:text-style-name="P2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53" draw:text-style-name="P32" draw:layer="layout" svg:width="0.246cm" svg:height="0.276cm" svg:x="14.635cm" svg:y="23.28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3.994cm" svg:x2="20.447cm" svg:y2="23.994cm">
          <text:p/>
        </draw:line>
        <draw:path draw:style-name="gr25" draw:text-style-name="P2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53" draw:text-style-name="P32" draw:layer="layout" svg:width="0.246cm" svg:height="0.276cm" svg:x="14.635cm" svg:y="23.77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4.488cm" svg:x2="20.447cm" svg:y2="24.488cm">
          <text:p/>
        </draw:line>
        <draw:path draw:style-name="gr25" draw:text-style-name="P2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53" draw:text-style-name="P32" draw:layer="layout" svg:width="0.246cm" svg:height="0.276cm" svg:x="14.635cm" svg:y="24.26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4.982cm" svg:x2="20.447cm" svg:y2="24.982cm">
          <text:p/>
        </draw:line>
        <draw:path draw:style-name="gr25" draw:text-style-name="P2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53" draw:text-style-name="P32" draw:layer="layout" svg:width="0.246cm" svg:height="0.276cm" svg:x="14.635cm" svg:y="24.76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5.476cm" svg:x2="20.447cm" svg:y2="25.476cm">
          <text:p/>
        </draw:line>
        <draw:path draw:style-name="gr25" draw:text-style-name="P2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53" draw:text-style-name="P32" draw:layer="layout" svg:width="0.246cm" svg:height="0.276cm" svg:x="14.635cm" svg:y="25.25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5.97cm" svg:x2="20.447cm" svg:y2="25.97cm">
          <text:p/>
        </draw:line>
        <draw:path draw:style-name="gr25" draw:text-style-name="P2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53" draw:text-style-name="P32" draw:layer="layout" svg:width="0.246cm" svg:height="0.276cm" svg:x="14.635cm" svg:y="25.75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14.696cm" svg:y1="26.463cm" svg:x2="20.447cm" svg:y2="26.463cm">
          <text:p/>
        </draw:line>
        <draw:path draw:style-name="gr25" draw:text-style-name="P2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53" draw:text-style-name="P32" draw:layer="layout" svg:width="0.246cm" svg:height="0.276cm" svg:x="14.635cm" svg:y="26.24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4.515cm" svg:x2="13.845cm" svg:y2="14.515cm">
          <text:p/>
        </draw:line>
        <draw:path draw:style-name="gr25" draw:text-style-name="P2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53" draw:text-style-name="P32" draw:layer="layout" svg:width="0.246cm" svg:height="0.276cm" svg:x="8.033cm" svg:y="14.29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5.009cm" svg:x2="13.845cm" svg:y2="15.009cm">
          <text:p/>
        </draw:line>
        <draw:path draw:style-name="gr25" draw:text-style-name="P2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53" draw:text-style-name="P32" draw:layer="layout" svg:width="0.246cm" svg:height="0.276cm" svg:x="8.033cm" svg:y="14.7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5.503cm" svg:x2="13.845cm" svg:y2="15.503cm">
          <text:p/>
        </draw:line>
        <draw:path draw:style-name="gr25" draw:text-style-name="P2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53" draw:text-style-name="P32" draw:layer="layout" svg:width="0.246cm" svg:height="0.276cm" svg:x="8.033cm" svg:y="15.28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5.997cm" svg:x2="13.845cm" svg:y2="15.997cm">
          <text:p/>
        </draw:line>
        <draw:path draw:style-name="gr25" draw:text-style-name="P2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53" draw:text-style-name="P32" draw:layer="layout" svg:width="0.246cm" svg:height="0.276cm" svg:x="8.033cm" svg:y="15.77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6.491cm" svg:x2="13.845cm" svg:y2="16.491cm">
          <text:p/>
        </draw:line>
        <draw:path draw:style-name="gr25" draw:text-style-name="P2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53" draw:text-style-name="P32" draw:layer="layout" svg:width="0.246cm" svg:height="0.276cm" svg:x="8.033cm" svg:y="16.27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6.985cm" svg:x2="13.845cm" svg:y2="16.985cm">
          <text:p/>
        </draw:line>
        <draw:path draw:style-name="gr25" draw:text-style-name="P2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53" draw:text-style-name="P32" draw:layer="layout" svg:width="0.246cm" svg:height="0.276cm" svg:x="8.033cm" svg:y="16.76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7.478cm" svg:x2="13.845cm" svg:y2="17.478cm">
          <text:p/>
        </draw:line>
        <draw:path draw:style-name="gr25" draw:text-style-name="P2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53" draw:text-style-name="P32" draw:layer="layout" svg:width="0.246cm" svg:height="0.276cm" svg:x="8.033cm" svg:y="17.2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7.972cm" svg:x2="13.845cm" svg:y2="17.972cm">
          <text:p/>
        </draw:line>
        <draw:path draw:style-name="gr25" draw:text-style-name="P2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53" draw:text-style-name="P32" draw:layer="layout" svg:width="0.246cm" svg:height="0.276cm" svg:x="8.033cm" svg:y="17.754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8.466cm" svg:x2="13.845cm" svg:y2="18.466cm">
          <text:p/>
        </draw:line>
        <draw:path draw:style-name="gr25" draw:text-style-name="P2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53" draw:text-style-name="P32" draw:layer="layout" svg:width="0.246cm" svg:height="0.276cm" svg:x="8.033cm" svg:y="18.248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8.96cm" svg:x2="13.845cm" svg:y2="18.96cm">
          <text:p/>
        </draw:line>
        <draw:path draw:style-name="gr25" draw:text-style-name="P2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53" draw:text-style-name="P32" draw:layer="layout" svg:width="0.246cm" svg:height="0.276cm" svg:x="8.033cm" svg:y="18.742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9.454cm" svg:x2="13.845cm" svg:y2="19.454cm">
          <text:p/>
        </draw:line>
        <draw:path draw:style-name="gr25" draw:text-style-name="P2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53" draw:text-style-name="P32" draw:layer="layout" svg:width="0.246cm" svg:height="0.276cm" svg:x="8.033cm" svg:y="19.23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19.948cm" svg:x2="13.845cm" svg:y2="19.948cm">
          <text:p/>
        </draw:line>
        <draw:path draw:style-name="gr25" draw:text-style-name="P2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53" draw:text-style-name="P32" draw:layer="layout" svg:width="0.246cm" svg:height="0.276cm" svg:x="8.033cm" svg:y="19.72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0.442cm" svg:x2="13.845cm" svg:y2="20.442cm">
          <text:p/>
        </draw:line>
        <draw:path draw:style-name="gr25" draw:text-style-name="P2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53" draw:text-style-name="P32" draw:layer="layout" svg:width="0.246cm" svg:height="0.276cm" svg:x="8.033cm" svg:y="20.22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2.508cm" svg:x2="13.845cm" svg:y2="22.508cm">
          <text:p/>
        </draw:line>
        <draw:path draw:style-name="gr25" draw:text-style-name="P2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53" draw:text-style-name="P32" draw:layer="layout" svg:width="0.246cm" svg:height="0.276cm" svg:x="8.033cm" svg:y="22.28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3.002cm" svg:x2="13.845cm" svg:y2="23.002cm">
          <text:p/>
        </draw:line>
        <draw:path draw:style-name="gr25" draw:text-style-name="P2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53" draw:text-style-name="P32" draw:layer="layout" svg:width="0.246cm" svg:height="0.276cm" svg:x="8.033cm" svg:y="22.78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3.496cm" svg:x2="13.845cm" svg:y2="23.496cm">
          <text:p/>
        </draw:line>
        <draw:path draw:style-name="gr25" draw:text-style-name="P2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53" draw:text-style-name="P32" draw:layer="layout" svg:width="0.246cm" svg:height="0.276cm" svg:x="8.033cm" svg:y="23.277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3.989cm" svg:x2="13.845cm" svg:y2="23.989cm">
          <text:p/>
        </draw:line>
        <draw:path draw:style-name="gr25" draw:text-style-name="P2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53" draw:text-style-name="P32" draw:layer="layout" svg:width="0.246cm" svg:height="0.276cm" svg:x="8.033cm" svg:y="23.771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4.483cm" svg:x2="13.845cm" svg:y2="24.483cm">
          <text:p/>
        </draw:line>
        <draw:path draw:style-name="gr25" draw:text-style-name="P2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53" draw:text-style-name="P32" draw:layer="layout" svg:width="0.246cm" svg:height="0.276cm" svg:x="8.033cm" svg:y="24.265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4.977cm" svg:x2="13.845cm" svg:y2="24.977cm">
          <text:p/>
        </draw:line>
        <draw:path draw:style-name="gr25" draw:text-style-name="P2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53" draw:text-style-name="P32" draw:layer="layout" svg:width="0.246cm" svg:height="0.276cm" svg:x="8.033cm" svg:y="24.759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5.471cm" svg:x2="13.845cm" svg:y2="25.471cm">
          <text:p/>
        </draw:line>
        <draw:path draw:style-name="gr25" draw:text-style-name="P2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53" draw:text-style-name="P32" draw:layer="layout" svg:width="0.246cm" svg:height="0.276cm" svg:x="8.033cm" svg:y="25.253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5.965cm" svg:x2="13.845cm" svg:y2="25.965cm">
          <text:p/>
        </draw:line>
        <draw:path draw:style-name="gr25" draw:text-style-name="P2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53" draw:text-style-name="P32" draw:layer="layout" svg:width="0.246cm" svg:height="0.276cm" svg:x="8.033cm" svg:y="25.746cm">
          <draw:text-box>
            <text:p text:style-name="P3"><text:span text:style-name="T36"><text:s/></text:span></text:p>
          </draw:text-box>
        </draw:frame>
        <draw:line draw:style-name="gr52" draw:text-style-name="P29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53" draw:text-style-name="P32" draw:layer="layout" svg:width="0.246cm" svg:height="0.276cm" svg:x="8.033cm" svg:y="26.24cm">
          <draw:text-box>
            <text:p text:style-name="P3"><text:span text:style-name="T36"><text:s/></text:span></text:p>
          </draw:text-box>
        </draw:frame>
        <draw:frame draw:style-name="gr54" draw:text-style-name="P40" draw:layer="layout" svg:width="9.43cm" svg:height="0.196cm" svg:x="6.158cm" svg:y="27.298cm">
          <draw:text-box>
            <text:p text:style-name="P3"><text:span text:style-name="T37">TM </text:span><text:span text:style-name="T37">&amp; © </text:span><text:span text:style-name="T37">201</text:span><text:span text:style-name="T37">4 </text:span><text:span text:style-name="T37">Wi</text:span><text:span text:style-name="T37">zar</text:span><text:span text:style-name="T37">ds </text:span><text:span text:style-name="T37">of </text:span><text:span text:style-name="T37">the </text:span><text:span text:style-name="T37">Co</text:span><text:span text:style-name="T37">ast </text:span><text:span text:style-name="T37">LL</text:span><text:span text:style-name="T37">C. </text:span><text:span text:style-name="T37">Per</text:span><text:span text:style-name="T37">mis</text:span><text:span text:style-name="T37">sio</text:span><text:span text:style-name="T37">n is </text:span><text:span text:style-name="T37">gra</text:span><text:span text:style-name="T37">nte</text:span><text:span text:style-name="T37">d to </text:span><text:span text:style-name="T37">pho</text:span><text:span text:style-name="T37">toc</text:span><text:span text:style-name="T37">opy </text:span><text:span text:style-name="T37">this </text:span><text:span text:style-name="T37">doc</text:span><text:span text:style-name="T37">um</text:span><text:span text:style-name="T37">ent </text:span><text:span text:style-name="T37">for </text:span><text:span text:style-name="T37">per</text:span><text:span text:style-name="T37">son</text:span><text:span text:style-name="T37">al </text:span><text:span text:style-name="T37">use</text:span><text:span text:style-name="T37">.</text:span></text:p>
          </draw:text-box>
        </draw:frame>
        <draw:frame draw:style-name="gr55" draw:text-style-name="P32" draw:layer="layout" svg:width="1.86cm" svg:height="0.276cm" svg:x="2.475cm" svg:y="3.274cm">
          <draw:text-box>
            <text:p text:style-name="P3"><text:span text:style-name="T36">S</text:span><text:span text:style-name="T36">P</text:span><text:span text:style-name="T36">EL</text:span><text:span text:style-name="T36">L</text:span><text:span text:style-name="T36">C</text:span><text:span text:style-name="T36">A</text:span><text:span text:style-name="T36">S</text:span><text:span text:style-name="T36">TI</text:span><text:span text:style-name="T36">N</text:span><text:span text:style-name="T36">G</text:span></text:p>
          </draw:text-box>
        </draw:frame>
        <draw:frame draw:style-name="gr56" draw:text-style-name="P32" draw:layer="layout" svg:width="0.811cm" svg:height="0.276cm" svg:x="2.475cm" svg:y="3.521cm">
          <draw:text-box>
            <text:p text:style-name="P3"><text:span text:style-name="T36">C</text:span><text:span text:style-name="T36">LA</text:span><text:span text:style-name="T36">S</text:span><text:span text:style-name="T36">S</text:span></text:p>
          </draw:text-box>
        </draw:frame>
        <draw:frame draw:style-name="gr57" draw:text-style-name="P21" draw:layer="layout" svg:width="1.606cm" svg:height="0.225cm" draw:transform="rotate (1.5707963267949) translate (0.551cm 16.162cm)">
          <draw:text-box>
            <text:p text:style-name="P3"><text:span text:style-name="T28">SP</text:span><text:span text:style-name="T28">EL</text:span><text:span text:style-name="T28">LS </text:span><text:span text:style-name="T28">KN</text:span><text:span text:style-name="T28">O</text:span><text:span text:style-name="T28">W</text:span><text:span text:style-name="T28">N</text:span></text:p>
          </draw:text-box>
        </draw:frame>
        <draw:frame draw:style-name="gr58" draw:text-style-name="P41" draw:layer="layout" svg:width="1.475cm" svg:height="0.255cm" svg:x="3.698cm" svg:y="12.257cm">
          <draw:text-box>
            <text:p text:style-name="P3"><text:span text:style-name="T38">S</text:span><text:span text:style-name="T38">P</text:span><text:span text:style-name="T38">EL</text:span><text:span text:style-name="T38">L </text:span><text:span text:style-name="T38">N</text:span><text:span text:style-name="T38">A</text:span><text:span text:style-name="T38">M</text:span><text:span text:style-name="T38">E</text:span></text:p>
          </draw:text-box>
        </draw:frame>
        <draw:frame draw:style-name="gr59" draw:text-style-name="P42" draw:layer="layout" svg:width="0.158cm" svg:height="0.179cm" draw:transform="rotate (1.61058983374037) translate (0.931cm 12.483cm)">
          <draw:text-box>
            <text:p text:style-name="P3"><text:span text:style-name="T39">P</text:span></text:p>
          </draw:text-box>
        </draw:frame>
        <draw:frame draw:style-name="gr59" draw:text-style-name="P42" draw:layer="layout" svg:width="0.158cm" svg:height="0.179cm" draw:transform="rotate (1.11509085909918) translate (0.941cm 12.338cm)">
          <draw:text-box>
            <text:p text:style-name="P3"><text:span text:style-name="T39">R</text:span></text:p>
          </draw:text-box>
        </draw:frame>
        <draw:frame draw:style-name="gr59" draw:text-style-name="P42" draw:layer="layout" svg:width="0.158cm" svg:height="0.179cm" draw:transform="rotate (0.713839664065681) translate (1.011cm 12.22cm)">
          <draw:text-box>
            <text:p text:style-name="P3"><text:span text:style-name="T39">E</text:span></text:p>
          </draw:text-box>
        </draw:frame>
        <draw:frame draw:style-name="gr59" draw:text-style-name="P42" draw:layer="layout" svg:width="0.158cm" svg:height="0.179cm" draw:transform="rotate (0.326900168898538) translate (1.113cm 12.146cm)">
          <draw:text-box>
            <text:p text:style-name="P3"><text:span text:style-name="T39">P</text:span></text:p>
          </draw:text-box>
        </draw:frame>
        <draw:frame draw:style-name="gr59" draw:text-style-name="P42" draw:layer="layout" svg:width="0.158cm" svg:height="0.179cm" draw:transform="rotate (-0.155334303427496) translate (1.25cm 12.114cm)">
          <draw:text-box>
            <text:p text:style-name="P3"><text:span text:style-name="T39">A</text:span></text:p>
          </draw:text-box>
        </draw:frame>
        <draw:frame draw:style-name="gr59" draw:text-style-name="P42" draw:layer="layout" svg:width="0.158cm" svg:height="0.179cm" draw:transform="rotate (-0.556585498460992) translate (1.384cm 12.146cm)">
          <draw:text-box>
            <text:p text:style-name="P3"><text:span text:style-name="T39">R</text:span></text:p>
          </draw:text-box>
        </draw:frame>
        <draw:frame draw:style-name="gr59" draw:text-style-name="P42" draw:layer="layout" svg:width="0.158cm" svg:height="0.179cm" draw:transform="rotate (-0.955044166691298) translate (1.491cm 12.229cm)">
          <draw:text-box>
            <text:p text:style-name="P3"><text:span text:style-name="T39">E</text:span></text:p>
          </draw:text-box>
        </draw:frame>
        <draw:frame draw:style-name="gr59" draw:text-style-name="P42" draw:layer="layout" svg:width="0.158cm" svg:height="0.179cm" draw:transform="rotate (-1.53100281984943) translate (1.564cm 12.366cm)">
          <draw:text-box>
            <text:p text:style-name="P3"><text:span text:style-name="T39">D</text:span></text:p>
          </draw:text-box>
        </draw:frame>
        <draw:g draw:name="first level ">
          <draw:frame draw:style-name="gr60" draw:text-style-name="P21" draw:layer="layout" svg:width="0.637cm" svg:height="0.225cm" svg:x="1.107cm" svg:y="10.352cm">
            <draw:text-box>
              <text:p text:style-name="P3"><text:span text:style-name="T28">SP</text:span><text:span text:style-name="T28">EL</text:span><text:span text:style-name="T28">L</text:span></text:p>
            </draw:text-box>
          </draw:frame>
          <draw:g>
            <draw:polygon draw:style-name="gr25" draw:text-style-name="P2" draw:layer="layout" svg:width="5.751cm" svg:height="0.922cm" svg:x="1.464cm" svg:y="10.972cm" svg:viewBox="0 0 5752 923" draw:points="5582,923 5752,718 5752,206 5582,0 0,0 0,923">
              <text:p/>
            </draw:polygon>
            <draw:polygon draw:style-name="gr25" draw:text-style-name="P2" draw:layer="layout" svg:width="0.455cm" svg:height="1.024cm" svg:x="1.201cm" svg:y="10.921cm" svg:viewBox="0 0 456 1025" draw:points="0,936 0,90 95,0 456,313 456,712 95,1025">
              <text:p/>
            </draw:polygon>
            <draw:path draw:style-name="gr26" draw:text-style-name="P20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60" draw:text-style-name="P21" draw:layer="layout" svg:width="0.637cm" svg:height="0.225cm" svg:x="1.104cm" svg:y="10.546cm">
              <draw:text-box>
                <text:p text:style-name="P3"><text:span text:style-name="T28">LE</text:span><text:span text:style-name="T28">VE</text:span><text:span text:style-name="T28">L</text:span></text:p>
              </draw:text-box>
            </draw:frame>
            <draw:frame draw:style-name="gr27" draw:text-style-name="P21" draw:layer="layout" svg:width="1.844cm" svg:height="0.225cm" svg:x="4.506cm" svg:y="10.711cm">
              <draw:text-box>
                <text:p text:style-name="P3"><text:span text:style-name="T28">SL</text:span><text:span text:style-name="T28">OT</text:span><text:span text:style-name="T28">S </text:span><text:span text:style-name="T28">EX</text:span><text:span text:style-name="T28">PE</text:span><text:span text:style-name="T28">ND</text:span><text:span text:style-name="T28">ED</text:span></text:p>
              </draw:text-box>
            </draw:frame>
            <draw:frame draw:style-name="gr28" draw:text-style-name="P21" draw:layer="layout" svg:width="1.374cm" svg:height="0.225cm" svg:x="1.794cm" svg:y="10.711cm">
              <draw:text-box>
                <text:p text:style-name="P3"><text:span text:style-name="T28">SL</text:span><text:span text:style-name="T28">OT</text:span><text:span text:style-name="T28">S </text:span><text:span text:style-name="T28">TO</text:span><text:span text:style-name="T28">TA</text:span><text:span text:style-name="T28">L</text:span></text:p>
              </draw:text-box>
            </draw:frame>
            <draw:frame draw:style-name="gr29" draw:text-style-name="P19" draw:layer="layout" svg:width="0.422cm" svg:height="0.475cm" svg:x="1.323cm" svg:y="11.188cm">
              <draw:text-box>
                <text:p text:style-name="P3"><text:span text:style-name="T29">1</text:span></text:p>
              </draw:text-box>
            </draw:frame>
          </draw:g>
        </draw:g>
        <draw:frame draw:style-name="gr29" draw:text-style-name="P19" draw:layer="layout" svg:width="0.422cm" svg:height="0.475cm" svg:x="1.323cm" svg:y="5.271cm">
          <draw:text-box>
            <text:p text:style-name="P3"><text:span text:style-name="T29">0</text:span></text:p>
          </draw:text-box>
        </draw:frame>
        <draw:frame draw:style-name="gr29" draw:text-style-name="P19" draw:layer="layout" svg:width="0.422cm" svg:height="0.475cm" svg:x="1.323cm" svg:y="19.252cm">
          <draw:text-box>
            <text:p text:style-name="P3"><text:span text:style-name="T29">2</text:span></text:p>
          </draw:text-box>
        </draw:frame>
        <draw:frame draw:style-name="gr29" draw:text-style-name="P19" draw:layer="layout" svg:width="0.422cm" svg:height="0.475cm" svg:x="7.99cm" svg:y="5.271cm">
          <draw:text-box>
            <text:p text:style-name="P3"><text:span text:style-name="T29">3</text:span></text:p>
          </draw:text-box>
        </draw:frame>
        <draw:frame draw:style-name="gr29" draw:text-style-name="P19" draw:layer="layout" svg:width="0.422cm" svg:height="0.475cm" svg:x="14.592cm" svg:y="5.271cm">
          <draw:text-box>
            <text:p text:style-name="P3"><text:span text:style-name="T29">6</text:span></text:p>
          </draw:text-box>
        </draw:frame>
        <draw:frame draw:style-name="gr29" draw:text-style-name="P19" draw:layer="layout" svg:width="0.422cm" svg:height="0.475cm" svg:x="14.592cm" svg:y="11.16cm">
          <draw:text-box>
            <text:p text:style-name="P3"><text:span text:style-name="T29">7</text:span></text:p>
          </draw:text-box>
        </draw:frame>
        <draw:frame draw:style-name="gr29" draw:text-style-name="P19" draw:layer="layout" svg:width="0.422cm" svg:height="0.475cm" svg:x="14.592cm" svg:y="17.25cm">
          <draw:text-box>
            <text:p text:style-name="P3"><text:span text:style-name="T29">8</text:span></text:p>
          </draw:text-box>
        </draw:frame>
        <draw:frame draw:style-name="gr29" draw:text-style-name="P19" draw:layer="layout" svg:width="0.422cm" svg:height="0.475cm" svg:x="14.592cm" svg:y="22.214cm">
          <draw:text-box>
            <text:p text:style-name="P3"><text:span text:style-name="T29">9</text:span></text:p>
          </draw:text-box>
        </draw:frame>
        <draw:frame draw:style-name="gr29" draw:text-style-name="P19" draw:layer="layout" svg:width="0.422cm" svg:height="0.475cm" svg:x="7.99cm" svg:y="13.229cm">
          <draw:text-box>
            <text:p text:style-name="P3"><text:span text:style-name="T29">4</text:span></text:p>
          </draw:text-box>
        </draw:frame>
        <draw:frame draw:style-name="gr29" draw:text-style-name="P19" draw:layer="layout" svg:width="0.422cm" svg:height="0.475cm" svg:x="7.99cm" svg:y="21.222cm">
          <draw:text-box>
            <text:p text:style-name="P3"><text:span text:style-name="T29">5</text:span></text:p>
          </draw:text-box>
        </draw:frame>
        <draw:frame draw:style-name="gr55" draw:text-style-name="P32" draw:layer="layout" svg:width="1.86cm" svg:height="0.276cm" svg:x="10.334cm" svg:y="3.053cm">
          <draw:text-box>
            <text:p text:style-name="P3"><text:span text:style-name="T36">S</text:span><text:span text:style-name="T36">P</text:span><text:span text:style-name="T36">EL</text:span><text:span text:style-name="T36">L</text:span><text:span text:style-name="T36">C</text:span><text:span text:style-name="T36">A</text:span><text:span text:style-name="T36">S</text:span><text:span text:style-name="T36">TI</text:span><text:span text:style-name="T36">N</text:span><text:span text:style-name="T36">G</text:span></text:p>
          </draw:text-box>
        </draw:frame>
        <draw:frame draw:style-name="gr61" draw:text-style-name="P32" draw:layer="layout" svg:width="0.916cm" svg:height="0.276cm" svg:x="10.74cm" svg:y="3.279cm">
          <draw:text-box>
            <text:p text:style-name="P3"><text:span text:style-name="T36">A</text:span><text:span text:style-name="T36">BI</text:span><text:span text:style-name="T36">LI</text:span><text:span text:style-name="T36">T</text:span><text:span text:style-name="T36">Y</text:span></text:p>
          </draw:text-box>
        </draw:frame>
        <draw:frame draw:style-name="gr62" draw:text-style-name="P32" draw:layer="layout" svg:width="1.92cm" svg:height="0.276cm" svg:x="13.942cm" svg:y="3.053cm">
          <draw:text-box>
            <text:p text:style-name="P3"><text:span text:style-name="T36">S</text:span><text:span text:style-name="T36">P</text:span><text:span text:style-name="T36">EL</text:span><text:span text:style-name="T36">L </text:span><text:span text:style-name="T36">S</text:span><text:span text:style-name="T36">A</text:span><text:span text:style-name="T36">V</text:span><text:span text:style-name="T36">E </text:span><text:span text:style-name="T36">D</text:span><text:span text:style-name="T36">C</text:span></text:p>
          </draw:text-box>
        </draw:frame>
        <draw:frame draw:style-name="gr63" draw:text-style-name="P32" draw:layer="layout" svg:width="1.805cm" svg:height="0.276cm" svg:x="17.607cm" svg:y="3.053cm">
          <draw:text-box>
            <text:p text:style-name="P3"><text:span text:style-name="T36">S</text:span><text:span text:style-name="T36">P</text:span><text:span text:style-name="T36">EL</text:span><text:span text:style-name="T36">L </text:span><text:span text:style-name="T36">A</text:span><text:span text:style-name="T36">T</text:span><text:span text:style-name="T36">T</text:span><text:span text:style-name="T36">A</text:span><text:span text:style-name="T36">C</text:span><text:span text:style-name="T36">K</text:span></text:p>
          </draw:text-box>
        </draw:frame>
        <draw:frame draw:style-name="gr64" draw:text-style-name="P32" draw:layer="layout" svg:width="0.878cm" svg:height="0.276cm" svg:x="17.957cm" svg:y="3.279cm">
          <draw:text-box>
            <text:p text:style-name="P3"><text:span text:style-name="T36">B</text:span><text:span text:style-name="T36">O</text:span><text:span text:style-name="T36">N</text:span><text:span text:style-name="T36">U</text:span><text:span text:style-name="T36">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65" draw:text-style-name="P43" draw:layer="layout" svg:width="5.518cm" svg:height="0.356cm" svg:x="1.458cm" svg:y="6.61cm" svg:viewBox="0 0 5519 357" draw:points="0,0 5519,0 5519,357 0,357">
          <text:p/>
        </draw:polygon>
        <draw:polygon draw:style-name="gr66" draw:text-style-name="P29" draw:layer="layout" svg:width="5.573cm" svg:height="0.424cm" svg:x="1.441cm" svg:y="6.56cm" svg:viewBox="0 0 5574 425" draw:points="0,425 5574,425 5574,0 0,0">
          <text:p/>
        </draw:polygon>
        <draw:frame draw:style-name="gr67" draw:text-style-name="P32" draw:layer="layout" svg:width="1.259cm" svg:height="0.276cm" svg:x="3.952cm" svg:y="5.384cm">
          <draw:text-box>
            <text:p text:style-name="P3"><text:span text:style-name="T40">C</text:span><text:span text:style-name="T40">A</text:span><text:span text:style-name="T40">N</text:span><text:span text:style-name="T40">T</text:span><text:span text:style-name="T40">RI</text:span><text:span text:style-name="T40">P</text:span><text:span text:style-name="T40">S</text:span></text:p>
          </draw:text-box>
        </draw:frame>
        <draw:polygon draw:style-name="gr65" draw:text-style-name="P43" draw:layer="layout" svg:width="5.518cm" svg:height="0.356cm" svg:x="1.458cm" svg:y="7.102cm" svg:viewBox="0 0 5519 357" draw:points="0,0 5519,0 5519,357 0,357">
          <text:p/>
        </draw:polygon>
        <draw:polygon draw:style-name="gr66" draw:text-style-name="P29" draw:layer="layout" svg:width="5.573cm" svg:height="0.424cm" svg:x="1.441cm" svg:y="7.052cm" svg:viewBox="0 0 5574 425" draw:points="0,425 5574,425 5574,0 0,0">
          <text:p/>
        </draw:polygon>
        <draw:frame draw:style-name="gr68" draw:text-style-name="P44" draw:layer="layout" svg:width="0.607cm" svg:height="0.319cm" svg:x="1.423cm" svg:y="6.648cm">
          <draw:text-box>
            <text:p text:style-name="P3"><text:span text:style-name="T41">a</text:span><text:span text:style-name="T41">s</text:span><text:span text:style-name="T41">df</text:span></text:p>
          </draw:text-box>
        </draw:frame>
        <draw:polygon draw:style-name="gr65" draw:text-style-name="P43" draw:layer="layout" svg:width="5.518cm" svg:height="0.356cm" svg:x="1.458cm" svg:y="7.594cm" svg:viewBox="0 0 5519 357" draw:points="0,0 5519,0 5519,357 0,357">
          <text:p/>
        </draw:polygon>
        <draw:polygon draw:style-name="gr66" draw:text-style-name="P29" draw:layer="layout" svg:width="5.573cm" svg:height="0.423cm" svg:x="1.441cm" svg:y="7.544cm" svg:viewBox="0 0 5574 424" draw:points="0,424 5574,424 5574,0 0,0">
          <text:p/>
        </draw:polygon>
        <draw:frame draw:style-name="gr68" draw:text-style-name="P44" draw:layer="layout" svg:width="0.607cm" svg:height="0.319cm" svg:x="1.423cm" svg:y="7.14cm">
          <draw:text-box>
            <text:p text:style-name="P3"><text:span text:style-name="T41">a</text:span><text:span text:style-name="T41">s</text:span><text:span text:style-name="T41">df</text:span></text:p>
          </draw:text-box>
        </draw:frame>
        <draw:polygon draw:style-name="gr65" draw:text-style-name="P43" draw:layer="layout" svg:width="5.502cm" svg:height="0.28cm" svg:x="1.474cm" svg:y="20.719cm" svg:viewBox="0 0 5503 281" draw:points="0,0 5503,0 5503,281 0,281">
          <text:p/>
        </draw:polygon>
        <draw:polygon draw:style-name="gr66" draw:text-style-name="P29" draw:layer="layout" svg:width="5.539cm" svg:height="0.353cm" svg:x="1.456cm" svg:y="20.699cm" svg:viewBox="0 0 5540 354" draw:points="0,354 5540,354 5540,0 0,0">
          <text:p/>
        </draw:polygon>
        <draw:polygon draw:style-name="gr65" draw:text-style-name="P43" draw:layer="layout" svg:width="5.502cm" svg:height="0.28cm" svg:x="1.474cm" svg:y="21.705cm" svg:viewBox="0 0 5503 281" draw:points="0,0 5503,0 5503,281 0,281">
          <text:p/>
        </draw:polygon>
        <draw:polygon draw:style-name="gr66" draw:text-style-name="P29" draw:layer="layout" svg:width="5.539cm" svg:height="0.317cm" svg:x="1.456cm" svg:y="21.685cm" svg:viewBox="0 0 5540 318" draw:points="0,318 5540,318 5540,0 0,0">
          <text:p/>
        </draw:polygon>
        <draw:frame draw:style-name="gr68" draw:text-style-name="P44" draw:layer="layout" svg:width="0.607cm" svg:height="0.319cm" svg:x="1.423cm" svg:y="7.632cm">
          <draw:text-box>
            <text:p text:style-name="P3"><text:span text:style-name="T41">a</text:span><text:span text:style-name="T41">s</text:span><text:span text:style-name="T41">df</text:span></text:p>
          </draw:text-box>
        </draw:frame>
        <draw:frame draw:style-name="gr69" draw:text-style-name="P32" draw:layer="layout" svg:width="0.463cm" svg:height="0.247cm" svg:x="1.439cm" svg:y="21.692cm">
          <draw:text-box>
            <text:p text:style-name="P3"><text:span text:style-name="T42">as</text:span><text:span text:style-name="T42">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 Neue1" svg:font-family="'Helvetica Neue'" style:font-family-generic="swiss" style:font-pitch="variable"/>
    <style:font-face style:name="Helvetica Neue2" svg:font-family="'Helvetica Neue'" style:font-pitch="fixed"/>
    <style:font-face style:name="Helvetica1" svg:font-family="Helvetica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wiss"/>
    <style:font-face style:name="Tahoma4" svg:font-family="Tahoma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3:05:09.771265664</dc:date>
    <meta:editing-duration>PT19H24M59S</meta:editing-duration>
    <meta:editing-cycles>368</meta:editing-cycles>
    <meta:generator>LibreOffice/7.4.3.2$MacOSX_X86_64 LibreOffice_project/1048a8393ae2eeec98dff31b5c133c5f1d08b890</meta:generator>
    <meta:document-statistic meta:object-count="1039"/>
  </office:meta>
</office:document-meta>
</file>